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2.9134in"/>
    </style:style>
    <style:style style:name="co4" style:family="table-column">
      <style:table-column-properties fo:break-before="auto" style:column-width="3.3846in"/>
    </style:style>
    <style:style style:name="co5" style:family="table-column">
      <style:table-column-properties fo:break-before="auto" style:column-width="4.5618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3.7244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2.2453in"/>
    </style:style>
    <style:style style:name="co10" style:family="table-column">
      <style:table-column-properties fo:break-before="auto" style:column-width="1.3362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7972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998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1.1244in"/>
    </style:style>
    <style:style style:name="co19" style:family="table-column">
      <style:table-column-properties fo:break-before="auto" style:column-width="1.1665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7547in"/>
    </style:style>
    <style:style style:name="co22" style:family="table-column">
      <style:table-column-properties fo:break-before="auto" style:column-width="1.1457in"/>
    </style:style>
    <style:style style:name="co23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18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6f9d4"/>
      <style:text-properties style:use-window-font-color="true"/>
    </style:style>
    <style:style style:name="ce36" style:family="table-cell" style:parent-style-name="Default">
      <style:table-cell-properties fo:background-color="#f6f9d4"/>
    </style:style>
    <style:style style:name="ce66" style:family="table-cell" style:parent-style-name="Default" style:data-style-name="N2">
      <style:table-cell-properties fo:background-color="transparent"/>
      <style:map style:condition="cell-content()&gt;=MAX([.$C3];[.$D3];[.$E3];[.$F3];[.$G3];[.$H3];[.$I3])" style:apply-style-name="BoldFont" style:base-cell-address="'Comparison of LB'.C3"/>
    </style:style>
    <style:style style:name="ce38" style:family="table-cell" style:parent-style-name="Default" style:data-style-name="N2">
      <style:table-cell-properties fo:background-color="#f6f9d4"/>
      <style:text-properties style:use-window-font-color="true"/>
      <style:map style:condition="cell-content()&gt;=MAX([.$C3];[.$D3];[.$E3];[.$F3];[.$G3];[.$H3];[.$I3])" style:apply-style-name="BoldFont" style:base-cell-address="'Comparison of LB'.C3"/>
    </style:style>
    <style:style style:name="ce50" style:family="table-cell" style:parent-style-name="Default" style:data-style-name="N2">
      <style:table-cell-properties fo:background-color="#f6f9d4"/>
      <style:map style:condition="cell-content()&gt;=MAX([.$C3];[.$D3];[.$E3];[.$F3];[.$G3];[.$H3];[.$I3])" style:apply-style-name="BoldFont" style:base-cell-address="'Comparison of LB'.C3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68" style:family="table-cell" style:parent-style-name="Default" style:data-style-name="N99"/>
    <style:style style:name="ce69" style:family="table-cell" style:parent-style-name="Default" style:data-style-name="N99">
      <style:table-cell-properties fo:background-color="#f6f9d4"/>
      <style:text-properties style:use-window-font-color="true"/>
    </style:style>
    <style:style style:name="ce70" style:family="table-cell" style:parent-style-name="Default" style:data-style-name="N99">
      <style:table-cell-properties fo:background-color="#f6f9d4"/>
    </style:style>
    <style:style style:name="ce71" style:family="table-cell" style:parent-style-name="Default" style:data-style-name="N121"/>
    <style:style style:name="ce72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efa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5" office:value-type="string" calcext:value-type="string" table:number-columns-spanned="8" table:number-rows-spanned="1">
            <text:p>CPLEX defaults</text:p>
          </table:table-cell>
          <table:covered-table-cell table:style-name="ce5"/>
          <table:covered-table-cell table:style-name="ce42"/>
          <table:covered-table-cell table:number-columns-repeated="2" table:style-name="ce46"/>
          <table:covered-table-cell table:number-columns-repeated="3" table:style-name="ce18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18" office:value-type="string" calcext:value-type="string">
            <text:p>Gap (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Defaults, 1 thr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Defaults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Defaults, 1 thread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/parL7wBH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/par6yHaN.par</text:p>
          </table:table-cell>
          <table:table-cell office:value-type="string" calcext:value-type="string">
            <text:p>OPT</text:p>
          </table:table-cell>
          <table:table-cell office:value-type="float" office:value="0.26" calcext:value-type="float">
            <text:p>0.3</text:p>
          </table:table-cell>
          <table:table-cell office:value-type="float" office:value="5850" calcext:value-type="float">
            <text:p>5,85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/parbdE8e.par</text:p>
          </table:table-cell>
          <table:table-cell office:value-type="string" calcext:value-type="string">
            <text:p>OPT</text:p>
          </table:table-cell>
          <table:table-cell office:value-type="float" office:value="0.92" calcext:value-type="float">
            <text:p>0.9</text:p>
          </table:table-cell>
          <table:table-cell office:value-type="float" office:value="17387" calcext:value-type="float">
            <text:p>17,387</text:p>
          </table:table-cell>
          <table:table-cell office:value-type="float" office:value="1969" calcext:value-type="float">
            <text:p>1,969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/par7R5hY.par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</text:p>
          </table:table-cell>
          <table:table-cell office:value-type="float" office:value="21943" calcext:value-type="float">
            <text:p>21,943</text:p>
          </table:table-cell>
          <table:table-cell office:value-type="float" office:value="2834" calcext:value-type="float">
            <text:p>2,834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/parO87bZ.par</text:p>
          </table:table-cell>
          <table:table-cell office:value-type="string" calcext:value-type="string">
            <text:p>OPT</text:p>
          </table:table-cell>
          <table:table-cell office:value-type="float" office:value="0.23" calcext:value-type="float">
            <text:p>0.2</text:p>
          </table:table-cell>
          <table:table-cell office:value-type="float" office:value="4651" calcext:value-type="float">
            <text:p>4,65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/par7ML7E.par</text:p>
          </table:table-cell>
          <table:table-cell office:value-type="string" calcext:value-type="string">
            <text:p>OPT</text:p>
          </table:table-cell>
          <table:table-cell office:value-type="float" office:value="0.28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/par90jnC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/parjkihS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/parF11Mq.par</text:p>
          </table:table-cell>
          <table:table-cell office:value-type="string" calcext:value-type="string">
            <text:p>OPT</text:p>
          </table:table-cell>
          <table:table-cell office:value-type="float" office:value="2.92" calcext:value-type="float">
            <text:p>2.9</text:p>
          </table:table-cell>
          <table:table-cell office:value-type="float" office:value="29805" calcext:value-type="float">
            <text:p>29,805</text:p>
          </table:table-cell>
          <table:table-cell office:value-type="float" office:value="2615" calcext:value-type="float">
            <text:p>2,61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/parscGm_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/parFqgM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0151841" calcext:value-type="float">
            <text:p>60,151,841</text:p>
          </table:table-cell>
          <table:table-cell office:value-type="float" office:value="2427348" calcext:value-type="float">
            <text:p>2,427,348</text:p>
          </table:table-cell>
          <table:table-cell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table:formula="of:=([.I13]-[.H13])/[.I13]*100" office:value-type="float" office:value="2.4227079924083" calcext:value-type="float">
            <text:p>2.42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/parwv71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5889565" calcext:value-type="float">
            <text:p>65,889,565</text:p>
          </table:table-cell>
          <table:table-cell office:value-type="float" office:value="2562587" calcext:value-type="float">
            <text:p>2,562,587</text:p>
          </table:table-cell>
          <table:table-cell office:value-type="float" office:value="452.55330195" calcext:value-type="float">
            <text:p>452.55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4.93555038545638" calcext:value-type="float">
            <text:p>4.94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/parIVcD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588157" calcext:value-type="float">
            <text:p>50,588,157</text:p>
          </table:table-cell>
          <table:table-cell office:value-type="float" office:value="1891989" calcext:value-type="float">
            <text:p>1,891,989</text:p>
          </table:table-cell>
          <table:table-cell office:value-type="float" office:value="306.1507988" calcext:value-type="float">
            <text:p>306.15</text:p>
          </table:table-cell>
          <table:table-cell office:value-type="float" office:value="399.09187641" calcext:value-type="float">
            <text:p>399.09</text:p>
          </table:table-cell>
          <table:table-cell table:formula="of:=([.I15]-[.H15])/[.I15]*100" office:value-type="float" office:value="23.2881406772907" calcext:value-type="float">
            <text:p>23.2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/partMSd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2291278" calcext:value-type="float">
            <text:p>62,291,278</text:p>
          </table:table-cell>
          <table:table-cell office:value-type="float" office:value="1846217" calcext:value-type="float">
            <text:p>1,846,217</text:p>
          </table:table-cell>
          <table:table-cell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8.1541625381231" calcext:value-type="float">
            <text:p>18.1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/pargcgY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083279" calcext:value-type="float">
            <text:p>50,083,279</text:p>
          </table:table-cell>
          <table:table-cell office:value-type="float" office:value="2548341" calcext:value-type="float">
            <text:p>2,548,341</text:p>
          </table:table-cell>
          <table:table-cell office:value-type="float" office:value="333.11996142" calcext:value-type="float">
            <text:p>333.12</text:p>
          </table:table-cell>
          <table:table-cell office:value-type="float" office:value="371.2503148" calcext:value-type="float">
            <text:p>371.25</text:p>
          </table:table-cell>
          <table:table-cell table:formula="of:=([.I17]-[.H17])/[.I17]*100" office:value-type="float" office:value="10.2707935481594" calcext:value-type="float">
            <text:p>10.27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/parNSAU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227908" calcext:value-type="float">
            <text:p>42,227,908</text:p>
          </table:table-cell>
          <table:table-cell office:value-type="float" office:value="1609488" calcext:value-type="float">
            <text:p>1,609,488</text:p>
          </table:table-cell>
          <table:table-cell office:value-type="float" office:value="289.80787159" calcext:value-type="float">
            <text:p>289.81</text:p>
          </table:table-cell>
          <table:table-cell office:value-type="float" office:value="465.9158294" calcext:value-type="float">
            <text:p>465.92</text:p>
          </table:table-cell>
          <table:table-cell table:formula="of:=([.I18]-[.H18])/[.I18]*100" office:value-type="float" office:value="37.7982345087501" calcext:value-type="float">
            <text:p>37.8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/parFSTW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6460821" calcext:value-type="float">
            <text:p>46,460,821</text:p>
          </table:table-cell>
          <table:table-cell office:value-type="float" office:value="1822362" calcext:value-type="float">
            <text:p>1,822,362</text:p>
          </table:table-cell>
          <table:table-cell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table:formula="of:=([.I19]-[.H19])/[.I19]*100" office:value-type="float" office:value="7.99506220055159" calcext:value-type="float">
            <text:p>8.00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/parxARy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372648" calcext:value-type="float">
            <text:p>53,372,648</text:p>
          </table:table-cell>
          <table:table-cell office:value-type="float" office:value="1680057" calcext:value-type="float">
            <text:p>1,680,057</text:p>
          </table:table-cell>
          <table:table-cell office:value-type="float" office:value="346.06910514" calcext:value-type="float">
            <text:p>346.07</text:p>
          </table:table-cell>
          <table:table-cell office:value-type="float" office:value="357.68369787" calcext:value-type="float">
            <text:p>357.68</text:p>
          </table:table-cell>
          <table:table-cell table:formula="of:=([.I20]-[.H20])/[.I20]*100" office:value-type="float" office:value="3.24716860152272" calcext:value-type="float">
            <text:p>3.25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/parshuN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8253728" calcext:value-type="float">
            <text:p>38,253,728</text:p>
          </table:table-cell>
          <table:table-cell office:value-type="float" office:value="979163" calcext:value-type="float">
            <text:p>979,163</text:p>
          </table:table-cell>
          <table:table-cell office:value-type="float" office:value="276.3287152" calcext:value-type="float">
            <text:p>276.33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31.5564323898504" calcext:value-type="float">
            <text:p>31.56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/parej4N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321143" calcext:value-type="float">
            <text:p>31,321,143</text:p>
          </table:table-cell>
          <table:table-cell office:value-type="float" office:value="1307390" calcext:value-type="float">
            <text:p>1,307,390</text:p>
          </table:table-cell>
          <table:table-cell office:value-type="float" office:value="398.25738321" calcext:value-type="float">
            <text:p>398.26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5.1892870256217" calcext:value-type="float">
            <text:p>15.19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/parAUy9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021829" calcext:value-type="float">
            <text:p>12,021,829</text:p>
          </table:table-cell>
          <table:table-cell office:value-type="float" office:value="98516" calcext:value-type="float">
            <text:p>98,516</text:p>
          </table:table-cell>
          <table:table-cell office:value-type="float" office:value="458.09414264" calcext:value-type="float">
            <text:p>458.0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/parhsPC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9399852" calcext:value-type="float">
            <text:p>19,399,852</text:p>
          </table:table-cell>
          <table:table-cell office:value-type="float" office:value="356258" calcext:value-type="float">
            <text:p>356,258</text:p>
          </table:table-cell>
          <table:table-cell office:value-type="float" office:value="358.6716718" calcext:value-type="float">
            <text:p>358.67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/par53Jw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7616393" calcext:value-type="float">
            <text:p>17,616,393</text:p>
          </table:table-cell>
          <table:table-cell office:value-type="float" office:value="239496" calcext:value-type="float">
            <text:p>239,496</text:p>
          </table:table-cell>
          <table:table-cell office:value-type="float" office:value="379.36593639" calcext:value-type="float">
            <text:p>379.37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/parhDt4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884957" calcext:value-type="float">
            <text:p>12,884,957</text:p>
          </table:table-cell>
          <table:table-cell office:value-type="float" office:value="165219" calcext:value-type="float">
            <text:p>165,219</text:p>
          </table:table-cell>
          <table:table-cell office:value-type="float" office:value="357.78679684" calcext:value-type="float">
            <text:p>357.7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/parSGFB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414631" calcext:value-type="float">
            <text:p>14,414,631</text:p>
          </table:table-cell>
          <table:table-cell office:value-type="float" office:value="122562" calcext:value-type="float">
            <text:p>122,562</text:p>
          </table:table-cell>
          <table:table-cell office:value-type="float" office:value="443.01034936" calcext:value-type="float">
            <text:p>443.01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/parI_6w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0960787" calcext:value-type="float">
            <text:p>20,960,787</text:p>
          </table:table-cell>
          <table:table-cell office:value-type="float" office:value="311235" calcext:value-type="float">
            <text:p>311,235</text:p>
          </table:table-cell>
          <table:table-cell office:value-type="float" office:value="350.0426576" calcext:value-type="float">
            <text:p>350.0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/parc1Wt_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2113" calcext:value-type="float">
            <text:p>11,752,113</text:p>
          </table:table-cell>
          <table:table-cell office:value-type="float" office:value="106782" calcext:value-type="float">
            <text:p>106,782</text:p>
          </table:table-cell>
          <table:table-cell office:value-type="float" office:value="348.89494021" calcext:value-type="float">
            <text:p>348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/par03kFL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4940355" calcext:value-type="float">
            <text:p>14,940,355</text:p>
          </table:table-cell>
          <table:table-cell office:value-type="float" office:value="203464" calcext:value-type="float">
            <text:p>203,464</text:p>
          </table:table-cell>
          <table:table-cell office:value-type="float" office:value="364.49893087" calcext:value-type="float">
            <text:p>364.50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/par8VCLz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6507016" calcext:value-type="float">
            <text:p>16,507,016</text:p>
          </table:table-cell>
          <table:table-cell office:value-type="float" office:value="198085" calcext:value-type="float">
            <text:p>198,085</text:p>
          </table:table-cell>
          <table:table-cell office:value-type="float" office:value="345.51641075" calcext:value-type="float">
            <text:p>345.52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/parIlz6M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550033" calcext:value-type="float">
            <text:p>17,550,033</text:p>
          </table:table-cell>
          <table:table-cell office:value-type="float" office:value="369090" calcext:value-type="float">
            <text:p>369,090</text:p>
          </table:table-cell>
          <table:table-cell office:value-type="float" office:value="414.08274452" calcext:value-type="float">
            <text:p>414.08</text:p>
          </table:table-cell>
          <table:table-cell office:value-type="float" office:value="656.10639933" calcext:value-type="float">
            <text:p>656.11</text:p>
          </table:table-cell>
          <table:table-cell table:formula="of:=([.I32]-[.H32])/[.I32]*100" office:value-type="float" office:value="36.8878668242146" calcext:value-type="float">
            <text:p>36.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/parskJc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949941" calcext:value-type="float">
            <text:p>2,949,941</text:p>
          </table:table-cell>
          <table:table-cell office:value-type="float" office:value="25483" calcext:value-type="float">
            <text:p>25,483</text:p>
          </table:table-cell>
          <table:table-cell office:value-type="float" office:value="483.1608772" calcext:value-type="float">
            <text:p>483.16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/par7ylmE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05427" calcext:value-type="float">
            <text:p>7,405,427</text:p>
          </table:table-cell>
          <table:table-cell office:value-type="float" office:value="68327" calcext:value-type="float">
            <text:p>68,327</text:p>
          </table:table-cell>
          <table:table-cell office:value-type="float" office:value="383.5028776" calcext:value-type="float">
            <text:p>383.50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/parxjjT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318108" calcext:value-type="float">
            <text:p>3,318,108</text:p>
          </table:table-cell>
          <table:table-cell office:value-type="float" office:value="22552" calcext:value-type="float">
            <text:p>22,552</text:p>
          </table:table-cell>
          <table:table-cell office:value-type="float" office:value="375.0024207" calcext:value-type="float">
            <text:p>375.00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/parByPC9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6443453" calcext:value-type="float">
            <text:p>6,443,453</text:p>
          </table:table-cell>
          <table:table-cell office:value-type="float" office:value="22302" calcext:value-type="float">
            <text:p>22,302</text:p>
          </table:table-cell>
          <table:table-cell office:value-type="float" office:value="413.00975447" calcext:value-type="float">
            <text:p>413.0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/parSnY9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45910" calcext:value-type="float">
            <text:p>3,745,910</text:p>
          </table:table-cell>
          <table:table-cell office:value-type="float" office:value="23528" calcext:value-type="float">
            <text:p>23,528</text:p>
          </table:table-cell>
          <table:table-cell office:value-type="float" office:value="415.80879049" calcext:value-type="float">
            <text:p>415.81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/parBLru9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53629" calcext:value-type="float">
            <text:p>3,853,629</text:p>
          </table:table-cell>
          <table:table-cell office:value-type="float" office:value="17167" calcext:value-type="float">
            <text:p>17,167</text:p>
          </table:table-cell>
          <table:table-cell office:value-type="float" office:value="392.08008695" calcext:value-type="float">
            <text:p>392.08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/parI5jV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041522" calcext:value-type="float">
            <text:p>5,041,522</text:p>
          </table:table-cell>
          <table:table-cell office:value-type="float" office:value="36025" calcext:value-type="float">
            <text:p>36,025</text:p>
          </table:table-cell>
          <table:table-cell office:value-type="float" office:value="361.67436955" calcext:value-type="float">
            <text:p>361.67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/parnrCN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94303" calcext:value-type="float">
            <text:p>3,894,303</text:p>
          </table:table-cell>
          <table:table-cell office:value-type="float" office:value="20024" calcext:value-type="float">
            <text:p>20,024</text:p>
          </table:table-cell>
          <table:table-cell office:value-type="float" office:value="404.80923412" calcext:value-type="float">
            <text:p>404.81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/parlkrO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24720" calcext:value-type="float">
            <text:p>5,324,720</text:p>
          </table:table-cell>
          <table:table-cell office:value-type="float" office:value="30088" calcext:value-type="float">
            <text:p>30,088</text:p>
          </table:table-cell>
          <table:table-cell office:value-type="float" office:value="381.1684314" calcext:value-type="float">
            <text:p>381.17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/parA3PbN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8372528" calcext:value-type="float">
            <text:p>8,372,528</text:p>
          </table:table-cell>
          <table:table-cell office:value-type="float" office:value="58135" calcext:value-type="float">
            <text:p>58,135</text:p>
          </table:table-cell>
          <table:table-cell office:value-type="float" office:value="476.85671548" calcext:value-type="float">
            <text:p>476.8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/parRVVK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3473490" calcext:value-type="float">
            <text:p>3,473,490</text:p>
          </table:table-cell>
          <table:table-cell office:value-type="float" office:value="16811" calcext:value-type="float">
            <text:p>16,811</text:p>
          </table:table-cell>
          <table:table-cell office:value-type="float" office:value="427.73565692" calcext:value-type="float">
            <text:p>427.74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/parOQpa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90732" calcext:value-type="float">
            <text:p>2,890,732</text:p>
          </table:table-cell>
          <table:table-cell office:value-type="float" office:value="10608" calcext:value-type="float">
            <text:p>10,608</text:p>
          </table:table-cell>
          <table:table-cell office:value-type="float" office:value="433.43119959" calcext:value-type="float">
            <text:p>433.43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/parCb7I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94811" calcext:value-type="float">
            <text:p>2,194,811</text:p>
          </table:table-cell>
          <table:table-cell office:value-type="float" office:value="6778" calcext:value-type="float">
            <text:p>6,778</text:p>
          </table:table-cell>
          <table:table-cell office:value-type="float" office:value="454.26599538" calcext:value-type="float">
            <text:p>454.2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/par6pGUf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785210" calcext:value-type="float">
            <text:p>2,785,210</text:p>
          </table:table-cell>
          <table:table-cell office:value-type="float" office:value="10780" calcext:value-type="float">
            <text:p>10,780</text:p>
          </table:table-cell>
          <table:table-cell office:value-type="float" office:value="412.08299833" calcext:value-type="float">
            <text:p>412.08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/parb9jXU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965039" calcext:value-type="float">
            <text:p>1,965,039</text:p>
          </table:table-cell>
          <table:table-cell office:value-type="float" office:value="6757" calcext:value-type="float">
            <text:p>6,757</text:p>
          </table:table-cell>
          <table:table-cell office:value-type="float" office:value="416.61639476" calcext:value-type="float">
            <text:p>416.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/parJDxUO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038444" calcext:value-type="float">
            <text:p>2,038,444</text:p>
          </table:table-cell>
          <table:table-cell office:value-type="float" office:value="10829" calcext:value-type="float">
            <text:p>10,829</text:p>
          </table:table-cell>
          <table:table-cell office:value-type="float" office:value="416.60393627" calcext:value-type="float">
            <text:p>416.6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/parCXt5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277779" calcext:value-type="float">
            <text:p>2,277,779</text:p>
          </table:table-cell>
          <table:table-cell office:value-type="float" office:value="10665" calcext:value-type="float">
            <text:p>10,665</text:p>
          </table:table-cell>
          <table:table-cell office:value-type="float" office:value="388.70637163" calcext:value-type="float">
            <text:p>388.71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/parjcIoA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393750" calcext:value-type="float">
            <text:p>2,393,750</text:p>
          </table:table-cell>
          <table:table-cell office:value-type="float" office:value="8071" calcext:value-type="float">
            <text:p>8,071</text:p>
          </table:table-cell>
          <table:table-cell office:value-type="float" office:value="433.74753267" calcext:value-type="float">
            <text:p>433.7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/pardNJwW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011605" calcext:value-type="float">
            <text:p>3,011,605</text:p>
          </table:table-cell>
          <table:table-cell office:value-type="float" office:value="10798" calcext:value-type="float">
            <text:p>10,798</text:p>
          </table:table-cell>
          <table:table-cell office:value-type="float" office:value="446.48781101" calcext:value-type="float">
            <text:p>446.4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/par2RFE9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719558" calcext:value-type="float">
            <text:p>2,719,558</text:p>
          </table:table-cell>
          <table:table-cell office:value-type="float" office:value="7778" calcext:value-type="float">
            <text:p>7,778</text:p>
          </table:table-cell>
          <table:table-cell office:value-type="float" office:value="455.06574656" calcext:value-type="float">
            <text:p>455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/parpS__k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</text:p>
          </table:table-cell>
          <table:table-cell office:value-type="float" office:value="311298" calcext:value-type="float">
            <text:p>311,298</text:p>
          </table:table-cell>
          <table:table-cell office:value-type="float" office:value="1054" calcext:value-type="float">
            <text:p>1,054</text:p>
          </table:table-cell>
          <table:table-cell office:value-type="float" office:value="547.88057859" calcext:value-type="float">
            <text:p>547.8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/parm02ME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331102" calcext:value-type="float">
            <text:p>331,102</text:p>
          </table:table-cell>
          <table:table-cell office:value-type="float" office:value="1468" calcext:value-type="float">
            <text:p>1,468</text:p>
          </table:table-cell>
          <table:table-cell office:value-type="float" office:value="541.82417464" calcext:value-type="float">
            <text:p>541.8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/parxwUX7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393583" calcext:value-type="float">
            <text:p>393,583</text:p>
          </table:table-cell>
          <table:table-cell office:value-type="float" office:value="1434" calcext:value-type="float">
            <text:p>1,434</text:p>
          </table:table-cell>
          <table:table-cell office:value-type="float" office:value="547.63817585" calcext:value-type="float">
            <text:p>547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/parFiXDS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44339" calcext:value-type="float">
            <text:p>244,339</text:p>
          </table:table-cell>
          <table:table-cell office:value-type="float" office:value="1526" calcext:value-type="float">
            <text:p>1,526</text:p>
          </table:table-cell>
          <table:table-cell office:value-type="float" office:value="527.05676707" calcext:value-type="float">
            <text:p>527.06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/parKEibB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08393" calcext:value-type="float">
            <text:p>408,393</text:p>
          </table:table-cell>
          <table:table-cell office:value-type="float" office:value="1509" calcext:value-type="float">
            <text:p>1,509</text:p>
          </table:table-cell>
          <table:table-cell office:value-type="float" office:value="514.01884416" calcext:value-type="float">
            <text:p>514.02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/par9l3Z3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547138" calcext:value-type="float">
            <text:p>547,138</text:p>
          </table:table-cell>
          <table:table-cell office:value-type="float" office:value="1779" calcext:value-type="float">
            <text:p>1,779</text:p>
          </table:table-cell>
          <table:table-cell office:value-type="float" office:value="514.89828281" calcext:value-type="float">
            <text:p>514.90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/paryEYKE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</text:p>
          </table:table-cell>
          <table:table-cell office:value-type="float" office:value="248816" calcext:value-type="float">
            <text:p>248,816</text:p>
          </table:table-cell>
          <table:table-cell office:value-type="float" office:value="546" calcext:value-type="float">
            <text:p>546</text:p>
          </table:table-cell>
          <table:table-cell office:value-type="float" office:value="512.97621314" calcext:value-type="float">
            <text:p>512.9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/parehM3g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551755" calcext:value-type="float">
            <text:p>551,755</text:p>
          </table:table-cell>
          <table:table-cell office:value-type="float" office:value="3402" calcext:value-type="float">
            <text:p>3,402</text:p>
          </table:table-cell>
          <table:table-cell office:value-type="float" office:value="534.5236179" calcext:value-type="float">
            <text:p>534.5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/parQ52oB.par</text:p>
          </table:table-cell>
          <table:table-cell office:value-type="string" calcext:value-type="string">
            <text:p>TL</text:p>
          </table:table-cell>
          <table:table-cell office:value-type="float" office:value="7202.03" calcext:value-type="float">
            <text:p>7202.0</text:p>
          </table:table-cell>
          <table:table-cell office:value-type="float" office:value="546978" calcext:value-type="float">
            <text:p>546,978</text:p>
          </table:table-cell>
          <table:table-cell office:value-type="float" office:value="2036" calcext:value-type="float">
            <text:p>2,036</text:p>
          </table:table-cell>
          <table:table-cell office:value-type="float" office:value="542.339101" calcext:value-type="float">
            <text:p>542.3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/par270MG.par</text:p>
          </table:table-cell>
          <table:table-cell office:value-type="string" calcext:value-type="string">
            <text:p>TL</text:p>
          </table:table-cell>
          <table:table-cell office:value-type="float" office:value="7200.3" calcext:value-type="float">
            <text:p>7200.3</text:p>
          </table:table-cell>
          <table:table-cell office:value-type="float" office:value="528130" calcext:value-type="float">
            <text:p>528,130</text:p>
          </table:table-cell>
          <table:table-cell office:value-type="float" office:value="2075" calcext:value-type="float">
            <text:p>2,075</text:p>
          </table:table-cell>
          <table:table-cell office:value-type="float" office:value="526.53402423" calcext:value-type="float">
            <text:p>526.53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/parLkblj.par</text:p>
          </table:table-cell>
          <table:table-cell office:value-type="string" calcext:value-type="string">
            <text:p>TL</text:p>
          </table:table-cell>
          <table:table-cell office:value-type="float" office:value="7202.29" calcext:value-type="float">
            <text:p>7202.3</text:p>
          </table:table-cell>
          <table:table-cell office:value-type="float" office:value="133896" calcext:value-type="float">
            <text:p>133,896</text:p>
          </table:table-cell>
          <table:table-cell office:value-type="float" office:value="0" calcext:value-type="float">
            <text:p>0</text:p>
          </table:table-cell>
          <table:table-cell office:value-type="float" office:value="612.37073876" calcext:value-type="float">
            <text:p>612.37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/parvUIiq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216481" calcext:value-type="float">
            <text:p>216,481</text:p>
          </table:table-cell>
          <table:table-cell office:value-type="float" office:value="1008" calcext:value-type="float">
            <text:p>1,008</text:p>
          </table:table-cell>
          <table:table-cell office:value-type="float" office:value="605.83715419" calcext:value-type="float">
            <text:p>605.84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/par_L8rN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38108" calcext:value-type="float">
            <text:p>138,108</text:p>
          </table:table-cell>
          <table:table-cell office:value-type="float" office:value="0" calcext:value-type="float">
            <text:p>0</text:p>
          </table:table-cell>
          <table:table-cell office:value-type="float" office:value="614.19803351" calcext:value-type="float">
            <text:p>614.20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/parOMsMR.par</text:p>
          </table:table-cell>
          <table:table-cell office:value-type="string" calcext:value-type="string">
            <text:p>TL</text:p>
          </table:table-cell>
          <table:table-cell office:value-type="float" office:value="7200.64" calcext:value-type="float">
            <text:p>7200.6</text:p>
          </table:table-cell>
          <table:table-cell office:value-type="float" office:value="157565" calcext:value-type="float">
            <text:p>157,565</text:p>
          </table:table-cell>
          <table:table-cell office:value-type="float" office:value="468" calcext:value-type="float">
            <text:p>468</text:p>
          </table:table-cell>
          <table:table-cell office:value-type="float" office:value="604.29698492" calcext:value-type="float">
            <text:p>604.3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/parO5mtH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35243" calcext:value-type="float">
            <text:p>135,243</text:p>
          </table:table-cell>
          <table:table-cell office:value-type="float" office:value="0" calcext:value-type="float">
            <text:p>0</text:p>
          </table:table-cell>
          <table:table-cell office:value-type="float" office:value="633.65832487" calcext:value-type="float">
            <text:p>633.66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/parB3qx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153658" calcext:value-type="float">
            <text:p>153,658</text:p>
          </table:table-cell>
          <table:table-cell office:value-type="float" office:value="0" calcext:value-type="float">
            <text:p>0</text:p>
          </table:table-cell>
          <table:table-cell office:value-type="float" office:value="621.46004183" calcext:value-type="float">
            <text:p>621.46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/paraDmPQ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22937" calcext:value-type="float">
            <text:p>222,937</text:p>
          </table:table-cell>
          <table:table-cell office:value-type="float" office:value="2080" calcext:value-type="float">
            <text:p>2,080</text:p>
          </table:table-cell>
          <table:table-cell office:value-type="float" office:value="600.54236249" calcext:value-type="float">
            <text:p>600.54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/parIj4nA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140693" calcext:value-type="float">
            <text:p>140,693</text:p>
          </table:table-cell>
          <table:table-cell office:value-type="float" office:value="24" calcext:value-type="float">
            <text:p>24</text:p>
          </table:table-cell>
          <table:table-cell office:value-type="float" office:value="618.73534749" calcext:value-type="float">
            <text:p>618.74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/par0p5dz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155404" calcext:value-type="float">
            <text:p>155,404</text:p>
          </table:table-cell>
          <table:table-cell office:value-type="float" office:value="0" calcext:value-type="float">
            <text:p>0</text:p>
          </table:table-cell>
          <table:table-cell office:value-type="float" office:value="662.70439854" calcext:value-type="float">
            <text:p>662.7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/par04LaT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18803" calcext:value-type="float">
            <text:p>118,803</text:p>
          </table:table-cell>
          <table:table-cell office:value-type="float" office:value="0" calcext:value-type="float">
            <text:p>0</text:p>
          </table:table-cell>
          <table:table-cell office:value-type="float" office:value="633.7575027" calcext:value-type="float">
            <text:p>633.76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</table:table-row>
      </table:table>
      <table:table table:name="Defaults, 1 thread, mem emphasis, warm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SoftCut, 1 thread, mem emphasis, warmstar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ce53"/>
        <table:table-column table:style-name="co16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/parGtqMx.par</text:p>
          </table:table-cell>
          <table:table-cell table:formula="of:=IF([.E3] &lt; 7200; &quot;OPT&quot;; &quot;TL&quot;)" office:value-type="string" office:string-value="OPT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/parAs7k6.par</text:p>
          </table:table-cell>
          <table:table-cell table:formula="of:=IF([.E4] &lt; 7200; &quot;OPT&quot;; &quot;TL&quot;)" office:value-type="string" office:string-value="OPT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/paru_AHv.par</text:p>
          </table:table-cell>
          <table:table-cell table:formula="of:=IF([.E5] &lt; 7200; &quot;OPT&quot;; &quot;TL&quot;)" office:value-type="string" office:string-value="OPT" calcext:value-type="string">
            <text:p>OPT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/parPciPz.par</text:p>
          </table:table-cell>
          <table:table-cell table:formula="of:=IF([.E6] &lt; 7200; &quot;OPT&quot;; &quot;TL&quot;)" office:value-type="string" office:string-value="OPT" calcext:value-type="string">
            <text:p>OPT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2130" calcext:value-type="float">
            <text:p>2130</text:p>
          </table:table-cell>
          <table:table-cell office:value-type="float" office:value="186.89366623" calcext:value-type="float">
            <text:p>186.89366623</text:p>
          </table:table-cell>
          <table:table-cell office:value-type="float" office:value="186.8969446" calcext:value-type="float">
            <text:p>186.8969446</text:p>
          </table:table-cell>
          <table:table-cell table:formula="of:=([.I6]-[.H6])/[.I6]*100" office:value-type="float" office:value="0.0017541057222847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/parFfuhX.par</text:p>
          </table:table-cell>
          <table:table-cell table:formula="of:=IF([.E7] &lt; 7200; &quot;OPT&quot;; &quot;TL&quot;)" office:value-type="string" office:string-value="OPT" calcext:value-type="string">
            <text:p>OPT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582" calcext:value-type="float">
            <text:p>582</text:p>
          </table:table-cell>
          <table:table-cell office:value-type="float" office:value="189.53081565" calcext:value-type="float">
            <text:p>189.53081565</text:p>
          </table:table-cell>
          <table:table-cell office:value-type="float" office:value="189.543179" calcext:value-type="float">
            <text:p>189.543179</text:p>
          </table:table-cell>
          <table:table-cell table:formula="of:=([.I7]-[.H7])/[.I7]*100" office:value-type="float" office:value="0.0065227090023721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/parLT7H0.par</text:p>
          </table:table-cell>
          <table:table-cell table:formula="of:=IF([.E8] &lt; 7200; &quot;OPT&quot;; &quot;TL&quot;)" office:value-type="string" office:string-value="OPT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/parOtMkI.par</text:p>
          </table:table-cell>
          <table:table-cell table:formula="of:=IF([.E9] &lt; 7200; &quot;OPT&quot;; &quot;TL&quot;)" office:value-type="string" office:string-value="OPT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/parQZ2P2.par</text:p>
          </table:table-cell>
          <table:table-cell table:formula="of:=IF([.E10] &lt; 7200; &quot;OPT&quot;; &quot;TL&quot;)" office:value-type="string" office:string-value="OPT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/parv06id.par</text:p>
          </table:table-cell>
          <table:table-cell table:formula="of:=IF([.E11] &lt; 7200; &quot;OPT&quot;; &quot;TL&quot;)" office:value-type="string" office:string-value="OPT" calcext:value-type="string">
            <text:p>OPT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/parS1HkX.par</text:p>
          </table:table-cell>
          <table:table-cell table:formula="of:=IF([.E12] &lt; 7200; &quot;OPT&quot;; &quot;TL&quot;)" office:value-type="string" office:string-value="OPT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/parQ14cT.par</text:p>
          </table:table-cell>
          <table:table-cell table:formula="of:=IF([.E13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3178469" calcext:value-type="float">
            <text:p>3178469</text:p>
          </table:table-cell>
          <table:table-cell office:value-type="float" office:value="420.48172802" calcext:value-type="float">
            <text:p>420.48172802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1.77879104987344" calcext:value-type="float">
            <text:p>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/parjF5FD.par</text:p>
          </table:table-cell>
          <table:table-cell table:formula="of:=IF([.E14] &lt; 7200; &quot;OPT&quot;; &quot;TL&quot;)" office:value-type="string" office:string-value="OPT" calcext:value-type="string">
            <text:p>OPT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1035325" calcext:value-type="float">
            <text:p>1035325</text:p>
          </table:table-cell>
          <table:table-cell office:value-type="float" office:value="476.00133589" calcext:value-type="float">
            <text:p>476.00133589</text:p>
          </table:table-cell>
          <table:table-cell office:value-type="float" office:value="476.0489371" calcext:value-type="float">
            <text:p>476.0489371</text:p>
          </table:table-cell>
          <table:table-cell table:formula="of:=([.I14]-[.H14])/[.I14]*100" office:value-type="float" office:value="0.0099992261908953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/par2BnDE.par</text:p>
          </table:table-cell>
          <table:table-cell table:formula="of:=IF([.E15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1669625" calcext:value-type="float">
            <text:p>1669625</text:p>
          </table:table-cell>
          <table:table-cell office:value-type="float" office:value="337.61071105" calcext:value-type="float">
            <text:p>337.61071105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5.4052660516645" calcext:value-type="float">
            <text:p>1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/parxxmM7.par</text:p>
          </table:table-cell>
          <table:table-cell table:formula="of:=IF([.E16] &lt; 7200; &quot;OPT&quot;; &quot;TL&quot;)" office:value-type="string" office:string-value="OPT" calcext:value-type="string">
            <text:p>OPT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261373" calcext:value-type="float">
            <text:p>261373</text:p>
          </table:table-cell>
          <table:table-cell office:value-type="float" office:value="411.2547359" calcext:value-type="float">
            <text:p>411.2547359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0.0099784224205461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/parmWdyZ.par</text:p>
          </table:table-cell>
          <table:table-cell table:formula="of:=IF([.E17] &lt; 7200; &quot;OPT&quot;; &quot;TL&quot;)" office:value-type="string" office:string-value="OPT" calcext:value-type="string">
            <text:p>OPT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1238342" calcext:value-type="float">
            <text:p>1238342</text:p>
          </table:table-cell>
          <table:table-cell office:value-type="float" office:value="366.30246548" calcext:value-type="float">
            <text:p>366.30246548</text:p>
          </table:table-cell>
          <table:table-cell office:value-type="float" office:value="366.33909303" calcext:value-type="float">
            <text:p>366.33909303</text:p>
          </table:table-cell>
          <table:table-cell table:formula="of:=([.I17]-[.H17])/[.I17]*100" office:value-type="float" office:value="0.00999826409380558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/parL3rPf.par</text:p>
          </table:table-cell>
          <table:table-cell table:formula="of:=IF([.E1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1230755" calcext:value-type="float">
            <text:p>1230755</text:p>
          </table:table-cell>
          <table:table-cell office:value-type="float" office:value="396.09380423" calcext:value-type="float">
            <text:p>396.09380423</text:p>
          </table:table-cell>
          <table:table-cell office:value-type="float" office:value="465.9158294" calcext:value-type="float">
            <text:p>465.9158294</text:p>
          </table:table-cell>
          <table:table-cell table:formula="of:=([.I18]-[.H18])/[.I18]*100" office:value-type="float" office:value="14.9859740245177" calcext:value-type="float">
            <text:p>14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/parjw25a.par</text:p>
          </table:table-cell>
          <table:table-cell table:formula="of:=IF([.E19] &lt; 7200; &quot;OPT&quot;; &quot;TL&quot;)" office:value-type="string" office:string-value="OPT" calcext:value-type="string">
            <text:p>OPT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131231" calcext:value-type="float">
            <text:p>131231</text:p>
          </table:table-cell>
          <table:table-cell office:value-type="float" office:value="328.63810638" calcext:value-type="float">
            <text:p>328.63810638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0.0099389093026556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/par2TaHb.par</text:p>
          </table:table-cell>
          <table:table-cell table:formula="of:=IF([.E20] &lt; 7200; &quot;OPT&quot;; &quot;TL&quot;)" office:value-type="string" office:string-value="OPT" calcext:value-type="string">
            <text:p>OPT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60435" calcext:value-type="float">
            <text:p>60435</text:p>
          </table:table-cell>
          <table:table-cell office:value-type="float" office:value="357.64929611" calcext:value-type="float">
            <text:p>357.64929611</text:p>
          </table:table-cell>
          <table:table-cell office:value-type="float" office:value="357.68369787" calcext:value-type="float">
            <text:p>357.68369787</text:p>
          </table:table-cell>
          <table:table-cell table:formula="of:=([.I20]-[.H20])/[.I20]*100" office:value-type="float" office:value="0.00961792785213362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/parKyho5.par</text:p>
          </table:table-cell>
          <table:table-cell table:formula="of:=IF([.E21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845001" calcext:value-type="float">
            <text:p>845001</text:p>
          </table:table-cell>
          <table:table-cell office:value-type="float" office:value="338.4121064" calcext:value-type="float">
            <text:p>338.4121064</text:p>
          </table:table-cell>
          <table:table-cell office:value-type="float" office:value="402.67063676" calcext:value-type="float">
            <text:p>402.67063676</text:p>
          </table:table-cell>
          <table:table-cell table:formula="of:=([.I21]-[.H21])/[.I21]*100" office:value-type="float" office:value="15.9580869558908" calcext:value-type="float">
            <text:p>15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/parz2rAR.par</text:p>
          </table:table-cell>
          <table:table-cell table:formula="of:=IF([.E22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417.04100431" calcext:value-type="float">
            <text:p>417.04100431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1892298643673" calcext:value-type="float">
            <text:p>11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/parkcLOD.par</text:p>
          </table:table-cell>
          <table:table-cell table:formula="of:=IF([.E23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22779" calcext:value-type="float">
            <text:p>22779</text:p>
          </table:table-cell>
          <table:table-cell office:value-type="float" office:value="481.02923231" calcext:value-type="float">
            <text:p>481.02923231</text:p>
          </table:table-cell>
          <table:table-cell office:value-type="float" office:value="953.81165619" calcext:value-type="float">
            <text:p>953.81165619</text:p>
          </table:table-cell>
          <table:table-cell table:formula="of:=([.I23]-[.H23])/[.I23]*100" office:value-type="float" office:value="49.5676919873814" calcext:value-type="float">
            <text:p>49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/parhS67y.par</text:p>
          </table:table-cell>
          <table:table-cell table:formula="of:=IF([.E24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72778" calcext:value-type="float">
            <text:p>72778</text:p>
          </table:table-cell>
          <table:table-cell office:value-type="float" office:value="367.0524032" calcext:value-type="float">
            <text:p>367.0524032</text:p>
          </table:table-cell>
          <table:table-cell office:value-type="float" office:value="578.83271317" calcext:value-type="float">
            <text:p>578.83271317</text:p>
          </table:table-cell>
          <table:table-cell table:formula="of:=([.I24]-[.H24])/[.I24]*100" office:value-type="float" office:value="36.5874811757229" calcext:value-type="float">
            <text:p>36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/parsGltp.par</text:p>
          </table:table-cell>
          <table:table-cell table:formula="of:=IF([.E25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40854" calcext:value-type="float">
            <text:p>40854</text:p>
          </table:table-cell>
          <table:table-cell office:value-type="float" office:value="390.55756142" calcext:value-type="float">
            <text:p>390.55756142</text:p>
          </table:table-cell>
          <table:table-cell office:value-type="float" office:value="548.79835543" calcext:value-type="float">
            <text:p>548.79835543</text:p>
          </table:table-cell>
          <table:table-cell table:formula="of:=([.I25]-[.H25])/[.I25]*100" office:value-type="float" office:value="28.8340503291074" calcext:value-type="float">
            <text:p>28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/pargkcEv.par</text:p>
          </table:table-cell>
          <table:table-cell table:formula="of:=IF([.E26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48903" calcext:value-type="float">
            <text:p>48903</text:p>
          </table:table-cell>
          <table:table-cell office:value-type="float" office:value="366.70239652" calcext:value-type="float">
            <text:p>366.70239652</text:p>
          </table:table-cell>
          <table:table-cell office:value-type="float" office:value="513.8340635" calcext:value-type="float">
            <text:p>513.8340635</text:p>
          </table:table-cell>
          <table:table-cell table:formula="of:=([.I26]-[.H26])/[.I26]*100" office:value-type="float" office:value="28.6340819792692" calcext:value-type="float">
            <text:p>28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/parx_YQb.par</text:p>
          </table:table-cell>
          <table:table-cell table:formula="of:=IF([.E27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38896" calcext:value-type="float">
            <text:p>38896</text:p>
          </table:table-cell>
          <table:table-cell office:value-type="float" office:value="485.35923801" calcext:value-type="float">
            <text:p>485.35923801</text:p>
          </table:table-cell>
          <table:table-cell office:value-type="float" office:value="663.92073533" calcext:value-type="float">
            <text:p>663.92073533</text:p>
          </table:table-cell>
          <table:table-cell table:formula="of:=([.I27]-[.H27])/[.I27]*100" office:value-type="float" office:value="26.8950023425984" calcext:value-type="float">
            <text:p>26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/par2unWS.par</text:p>
          </table:table-cell>
          <table:table-cell table:formula="of:=IF([.E2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65719" calcext:value-type="float">
            <text:p>65719</text:p>
          </table:table-cell>
          <table:table-cell office:value-type="float" office:value="366.96494511" calcext:value-type="float">
            <text:p>366.96494511</text:p>
          </table:table-cell>
          <table:table-cell office:value-type="float" office:value="838.66977717" calcext:value-type="float">
            <text:p>838.66977717</text:p>
          </table:table-cell>
          <table:table-cell table:formula="of:=([.I28]-[.H28])/[.I28]*100" office:value-type="float" office:value="56.244405712546" calcext:value-type="float">
            <text:p>56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/parhyxwN.par</text:p>
          </table:table-cell>
          <table:table-cell table:formula="of:=IF([.E29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33385" calcext:value-type="float">
            <text:p>33385</text:p>
          </table:table-cell>
          <table:table-cell office:value-type="float" office:value="356.07787751" calcext:value-type="float">
            <text:p>356.07787751</text:p>
          </table:table-cell>
          <table:table-cell office:value-type="float" office:value="522.03224833" calcext:value-type="float">
            <text:p>522.03224833</text:p>
          </table:table-cell>
          <table:table-cell table:formula="of:=([.I29]-[.H29])/[.I29]*100" office:value-type="float" office:value="31.790061121874" calcext:value-type="float">
            <text:p>31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/parzmTOj.par</text:p>
          </table:table-cell>
          <table:table-cell table:formula="of:=IF([.E30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91336" calcext:value-type="float">
            <text:p>91336</text:p>
          </table:table-cell>
          <table:table-cell office:value-type="float" office:value="387.84376764" calcext:value-type="float">
            <text:p>387.84376764</text:p>
          </table:table-cell>
          <table:table-cell office:value-type="float" office:value="473.42079517" calcext:value-type="float">
            <text:p>473.42079517</text:p>
          </table:table-cell>
          <table:table-cell table:formula="of:=([.I30]-[.H30])/[.I30]*100" office:value-type="float" office:value="18.0763135889015" calcext:value-type="float">
            <text:p>18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/parCc2Sm.par</text:p>
          </table:table-cell>
          <table:table-cell table:formula="of:=IF([.E31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41625" calcext:value-type="float">
            <text:p>41625</text:p>
          </table:table-cell>
          <table:table-cell office:value-type="float" office:value="364.71637883" calcext:value-type="float">
            <text:p>364.71637883</text:p>
          </table:table-cell>
          <table:table-cell office:value-type="float" office:value="541.94097317" calcext:value-type="float">
            <text:p>541.94097317</text:p>
          </table:table-cell>
          <table:table-cell table:formula="of:=([.I31]-[.H31])/[.I31]*100" office:value-type="float" office:value="32.7018260500497" calcext:value-type="float">
            <text:p>32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/parMryVb.par</text:p>
          </table:table-cell>
          <table:table-cell table:formula="of:=IF([.E32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5304" calcext:value-type="float">
            <text:p>65304</text:p>
          </table:table-cell>
          <table:table-cell office:value-type="float" office:value="448.77844789" calcext:value-type="float">
            <text:p>448.77844789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386545374289" calcext:value-type="float">
            <text:p>25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/parPhIxT.par</text:p>
          </table:table-cell>
          <table:table-cell table:formula="of:=IF([.E33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5560" calcext:value-type="float">
            <text:p>5560</text:p>
          </table:table-cell>
          <table:table-cell office:value-type="float" office:value="515.05795075" calcext:value-type="float">
            <text:p>515.05795075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0596216059442" calcext:value-type="float">
            <text:p>57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/parMr_C9.par</text:p>
          </table:table-cell>
          <table:table-cell table:formula="of:=IF([.E34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14506" calcext:value-type="float">
            <text:p>14506</text:p>
          </table:table-cell>
          <table:table-cell office:value-type="float" office:value="389.28224072" calcext:value-type="float">
            <text:p>389.28224072</text:p>
          </table:table-cell>
          <table:table-cell office:value-type="float" office:value="706.77069487" calcext:value-type="float">
            <text:p>706.77069487</text:p>
          </table:table-cell>
          <table:table-cell table:formula="of:=([.I34]-[.H34])/[.I34]*100" office:value-type="float" office:value="44.9209986286142" calcext:value-type="float">
            <text:p>44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/par8CdZx.par</text:p>
          </table:table-cell>
          <table:table-cell table:formula="of:=IF([.E35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2502" calcext:value-type="float">
            <text:p>2502</text:p>
          </table:table-cell>
          <table:table-cell office:value-type="float" office:value="381.67748862" calcext:value-type="float">
            <text:p>381.67748862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3034370148406" calcext:value-type="float">
            <text:p>41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/parGX1t6.par</text:p>
          </table:table-cell>
          <table:table-cell table:formula="of:=IF([.E36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4048" calcext:value-type="float">
            <text:p>4048</text:p>
          </table:table-cell>
          <table:table-cell office:value-type="float" office:value="411.97289606" calcext:value-type="float">
            <text:p>411.97289606</text:p>
          </table:table-cell>
          <table:table-cell office:value-type="float" office:value="822.10688143" calcext:value-type="float">
            <text:p>822.10688143</text:p>
          </table:table-cell>
          <table:table-cell table:formula="of:=([.I36]-[.H36])/[.I36]*100" office:value-type="float" office:value="49.888158660903" calcext:value-type="float">
            <text:p>49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/parKgeNR.par</text:p>
          </table:table-cell>
          <table:table-cell table:formula="of:=IF([.E37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2559" calcext:value-type="float">
            <text:p>2559</text:p>
          </table:table-cell>
          <table:table-cell office:value-type="float" office:value="398.09427906" calcext:value-type="float">
            <text:p>398.09427906</text:p>
          </table:table-cell>
          <table:table-cell office:value-type="float" office:value="732.49481233" calcext:value-type="float">
            <text:p>732.49481233</text:p>
          </table:table-cell>
          <table:table-cell table:formula="of:=([.I37]-[.H37])/[.I37]*100" office:value-type="float" office:value="45.6522732504142" calcext:value-type="float">
            <text:p>4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/parl4wWI.par</text:p>
          </table:table-cell>
          <table:table-cell table:formula="of:=IF([.E3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1691" calcext:value-type="float">
            <text:p>1691</text:p>
          </table:table-cell>
          <table:table-cell office:value-type="float" office:value="397.13200768" calcext:value-type="float">
            <text:p>397.1320076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5.9963698215526" calcext:value-type="float">
            <text:p>46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/pariIzVD.par</text:p>
          </table:table-cell>
          <table:table-cell table:formula="of:=IF([.E39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7806" calcext:value-type="float">
            <text:p>7806</text:p>
          </table:table-cell>
          <table:table-cell office:value-type="float" office:value="358.73565621" calcext:value-type="float">
            <text:p>358.73565621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937377335751" calcext:value-type="float">
            <text:p>40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/parTANFc.par</text:p>
          </table:table-cell>
          <table:table-cell table:formula="of:=IF([.E40] &lt; 7200; &quot;OPT&quot;; &quot;TL&quot;)" office:value-type="string" office:string-value="TL" calcext:value-type="string">
            <text:p>TL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1734" calcext:value-type="float">
            <text:p>1734</text:p>
          </table:table-cell>
          <table:table-cell office:value-type="float" office:value="396.99309454" calcext:value-type="float">
            <text:p>396.99309454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40.0108361447841" calcext:value-type="float">
            <text:p>4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/parIEzQM.par</text:p>
          </table:table-cell>
          <table:table-cell table:formula="of:=IF([.E41] &lt; 7200; &quot;OPT&quot;; &quot;TL&quot;)" office:value-type="string" office:string-value="TL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3070" calcext:value-type="float">
            <text:p>3070</text:p>
          </table:table-cell>
          <table:table-cell office:value-type="float" office:value="387.7657459" calcext:value-type="float">
            <text:p>387.7657459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316609575614" calcext:value-type="float">
            <text:p>45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/parHuTca.par</text:p>
          </table:table-cell>
          <table:table-cell table:formula="of:=IF([.E42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9253" calcext:value-type="float">
            <text:p>9253</text:p>
          </table:table-cell>
          <table:table-cell office:value-type="float" office:value="479.21811011" calcext:value-type="float">
            <text:p>479.21811011</text:p>
          </table:table-cell>
          <table:table-cell office:value-type="float" office:value="1210.1598074" calcext:value-type="float">
            <text:p>1210.1598074</text:p>
          </table:table-cell>
          <table:table-cell table:formula="of:=([.I42]-[.H42])/[.I42]*100" office:value-type="float" office:value="60.400427515471" calcext:value-type="float">
            <text:p>6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/par0DAX7.par</text:p>
          </table:table-cell>
          <table:table-cell table:formula="of:=IF([.E43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055" calcext:value-type="float">
            <text:p>1055</text:p>
          </table:table-cell>
          <table:table-cell office:value-type="float" office:value="422.28392073" calcext:value-type="float">
            <text:p>422.28392073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2945918458354" calcext:value-type="float">
            <text:p>69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/parJxyt4.par</text:p>
          </table:table-cell>
          <table:table-cell table:formula="of:=IF([.E44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764" calcext:value-type="float">
            <text:p>764</text:p>
          </table:table-cell>
          <table:table-cell office:value-type="float" office:value="427.14561414" calcext:value-type="float">
            <text:p>427.14561414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2.8014513920952" calcext:value-type="float">
            <text:p>5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/parw_vVt.par</text:p>
          </table:table-cell>
          <table:table-cell table:formula="of:=IF([.E45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767" calcext:value-type="float">
            <text:p>767</text:p>
          </table:table-cell>
          <table:table-cell office:value-type="float" office:value="448.02948337" calcext:value-type="float">
            <text:p>448.02948337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2410556578537" calcext:value-type="float">
            <text:p>45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/parUym2S.par</text:p>
          </table:table-cell>
          <table:table-cell table:formula="of:=IF([.E46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691" calcext:value-type="float">
            <text:p>691</text:p>
          </table:table-cell>
          <table:table-cell office:value-type="float" office:value="398.23572371" calcext:value-type="float">
            <text:p>398.23572371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501194723287" calcext:value-type="float">
            <text:p>4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/parjPSMN.par</text:p>
          </table:table-cell>
          <table:table-cell table:formula="of:=IF([.E47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769" calcext:value-type="float">
            <text:p>769</text:p>
          </table:table-cell>
          <table:table-cell office:value-type="float" office:value="405.60824977" calcext:value-type="float">
            <text:p>405.60824977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49.9683585778768" calcext:value-type="float">
            <text:p>49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/par1Lddm.par</text:p>
          </table:table-cell>
          <table:table-cell table:formula="of:=IF([.E48] &lt; 7200; &quot;OPT&quot;; &quot;TL&quot;)" office:value-type="string" office:string-value="TL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633" calcext:value-type="float">
            <text:p>633</text:p>
          </table:table-cell>
          <table:table-cell office:value-type="float" office:value="407.71203246" calcext:value-type="float">
            <text:p>407.71203246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49.9137702662198" calcext:value-type="float">
            <text:p>49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/parDyYEA.par</text:p>
          </table:table-cell>
          <table:table-cell table:formula="of:=IF([.E49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1180" calcext:value-type="float">
            <text:p>1180</text:p>
          </table:table-cell>
          <table:table-cell office:value-type="float" office:value="387.31288908" calcext:value-type="float">
            <text:p>387.31288908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3594394533621" calcext:value-type="float">
            <text:p>47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/parUa1eg.par</text:p>
          </table:table-cell>
          <table:table-cell table:formula="of:=IF([.E50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608" calcext:value-type="float">
            <text:p>608</text:p>
          </table:table-cell>
          <table:table-cell office:value-type="float" office:value="426.93284639" calcext:value-type="float">
            <text:p>426.93284639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3.9573460324932" calcext:value-type="float">
            <text:p>43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/parv642f.par</text:p>
          </table:table-cell>
          <table:table-cell table:formula="of:=IF([.E51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644" calcext:value-type="float">
            <text:p>644</text:p>
          </table:table-cell>
          <table:table-cell office:value-type="float" office:value="433.39951662" calcext:value-type="float">
            <text:p>433.39951662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2993808615447" calcext:value-type="float">
            <text:p>5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/parZHF5Q.par</text:p>
          </table:table-cell>
          <table:table-cell table:formula="of:=IF([.E52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547" calcext:value-type="float">
            <text:p>547</text:p>
          </table:table-cell>
          <table:table-cell office:value-type="float" office:value="443.12421588" calcext:value-type="float">
            <text:p>443.12421588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8.9006778391133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/parVLmot.par</text:p>
          </table:table-cell>
          <table:table-cell table:formula="of:=IF([.E53] &lt; 7200; &quot;OPT&quot;; &quot;TL&quot;)" office:value-type="string" office:string-value="TL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527" calcext:value-type="float">
            <text:p>527</text:p>
          </table:table-cell>
          <table:table-cell office:value-type="float" office:value="547.40838967" calcext:value-type="float">
            <text:p>547.40838967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059553073885" calcext:value-type="float">
            <text:p>63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/par0NOki.par</text:p>
          </table:table-cell>
          <table:table-cell table:formula="of:=IF([.E54] &lt; 7200; &quot;OPT&quot;; &quot;TL&quot;)" office:value-type="string" office:string-value="TL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490" calcext:value-type="float">
            <text:p>490</text:p>
          </table:table-cell>
          <table:table-cell office:value-type="float" office:value="536.97258522" calcext:value-type="float">
            <text:p>536.97258522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209037426582" calcext:value-type="float">
            <text:p>63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/par0RB9Y.par</text:p>
          </table:table-cell>
          <table:table-cell table:formula="of:=IF([.E55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480" calcext:value-type="float">
            <text:p>480</text:p>
          </table:table-cell>
          <table:table-cell office:value-type="float" office:value="545.30863456" calcext:value-type="float">
            <text:p>545.30863456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8.9342785986064" calcext:value-type="float">
            <text:p>58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/pari3RGH.par</text:p>
          </table:table-cell>
          <table:table-cell table:formula="of:=IF([.E56] &lt; 7200; &quot;OPT&quot;; &quot;TL&quot;)" office:value-type="string" office:string-value="TL" calcext:value-type="string">
            <text:p>TL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518" calcext:value-type="float">
            <text:p>518</text:p>
          </table:table-cell>
          <table:table-cell office:value-type="float" office:value="519.60049603" calcext:value-type="float">
            <text:p>519.60049603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5.3135173427936" calcext:value-type="float">
            <text:p>5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/pars7XH5.par</text:p>
          </table:table-cell>
          <table:table-cell table:formula="of:=IF([.E57] &lt; 7200; &quot;OPT&quot;; &quot;TL&quot;)" office:value-type="string" office:string-value="TL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505" calcext:value-type="float">
            <text:p>505</text:p>
          </table:table-cell>
          <table:table-cell office:value-type="float" office:value="531.80071663" calcext:value-type="float">
            <text:p>531.80071663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794040024159" calcext:value-type="float">
            <text:p>61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/parTpFIp.par</text:p>
          </table:table-cell>
          <table:table-cell table:formula="of:=IF([.E58] &lt; 7200; &quot;OPT&quot;; &quot;TL&quot;)" office:value-type="string" office:string-value="TL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510" calcext:value-type="float">
            <text:p>510</text:p>
          </table:table-cell>
          <table:table-cell office:value-type="float" office:value="508.74718179" calcext:value-type="float">
            <text:p>508.74718179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4.7021318490186" calcext:value-type="float">
            <text:p>6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/parXGxBo.par</text:p>
          </table:table-cell>
          <table:table-cell table:formula="of:=IF([.E59] &lt; 7200; &quot;OPT&quot;; &quot;TL&quot;)" office:value-type="string" office:string-value="TL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533" calcext:value-type="float">
            <text:p>533</text:p>
          </table:table-cell>
          <table:table-cell office:value-type="float" office:value="507.81239997" calcext:value-type="float">
            <text:p>507.81239997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6.8896554863275" calcext:value-type="float">
            <text:p>56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/parnvP0E.par</text:p>
          </table:table-cell>
          <table:table-cell table:formula="of:=IF([.E60] &lt; 7200; &quot;OPT&quot;; &quot;TL&quot;)" office:value-type="string" office:string-value="TL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499" calcext:value-type="float">
            <text:p>499</text:p>
          </table:table-cell>
          <table:table-cell office:value-type="float" office:value="529.51887339" calcext:value-type="float">
            <text:p>529.51887339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7102769239133" calcext:value-type="float">
            <text:p>54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/parl9oXH.par</text:p>
          </table:table-cell>
          <table:table-cell table:formula="of:=IF([.E61] &lt; 7200; &quot;OPT&quot;; &quot;TL&quot;)" office:value-type="string" office:string-value="TL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512" calcext:value-type="float">
            <text:p>512</text:p>
          </table:table-cell>
          <table:table-cell office:value-type="float" office:value="538.31052223" calcext:value-type="float">
            <text:p>538.31052223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0269181305801" calcext:value-type="float">
            <text:p>6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/parBshmH.par</text:p>
          </table:table-cell>
          <table:table-cell table:formula="of:=IF([.E62] &lt; 7200; &quot;OPT&quot;; &quot;TL&quot;)" office:value-type="string" office:string-value="TL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491" calcext:value-type="float">
            <text:p>491</text:p>
          </table:table-cell>
          <table:table-cell office:value-type="float" office:value="539.73006187" calcext:value-type="float">
            <text:p>539.73006187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840534866803" calcext:value-type="float">
            <text:p>63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/partg60b.par</text:p>
          </table:table-cell>
          <table:table-cell table:formula="of:=IF([.E63] &lt; 7200; &quot;OPT&quot;; &quot;TL&quot;)" office:value-type="string" office:string-value="TL" calcext:value-type="string">
            <text:p>TL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443" calcext:value-type="float">
            <text:p>443</text:p>
          </table:table-cell>
          <table:table-cell office:value-type="float" office:value="579.48827986" calcext:value-type="float">
            <text:p>579.48827986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5515880867245" calcext:value-type="float">
            <text:p>71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/parV0v9W.par</text:p>
          </table:table-cell>
          <table:table-cell table:formula="of:=IF([.E64] &lt; 7200; &quot;OPT&quot;; &quot;TL&quot;)" office:value-type="string" office:string-value="TL" calcext:value-type="string">
            <text:p>TL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504" calcext:value-type="float">
            <text:p>504</text:p>
          </table:table-cell>
          <table:table-cell office:value-type="float" office:value="602.84141107" calcext:value-type="float">
            <text:p>602.84141107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071352001126" calcext:value-type="float">
            <text:p>7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/parh6Tbv.par</text:p>
          </table:table-cell>
          <table:table-cell table:formula="of:=IF([.E65] &lt; 7200; &quot;OPT&quot;; &quot;TL&quot;)" office:value-type="string" office:string-value="TL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214" calcext:value-type="float">
            <text:p>214</text:p>
          </table:table-cell>
          <table:table-cell office:value-type="float" office:value="593.18343578" calcext:value-type="float">
            <text:p>593.18343578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1149162461803" calcext:value-type="float">
            <text:p>63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/par9aRnd.par</text:p>
          </table:table-cell>
          <table:table-cell table:formula="of:=IF([.E66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941" calcext:value-type="float">
            <text:p>941</text:p>
          </table:table-cell>
          <table:table-cell office:value-type="float" office:value="589.6646494" calcext:value-type="float">
            <text:p>589.6646494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776112973352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/par5nKWf.par</text:p>
          </table:table-cell>
          <table:table-cell table:formula="of:=IF([.E67] &lt; 7200; &quot;OPT&quot;; &quot;TL&quot;)" office:value-type="string" office:string-value="TL" calcext:value-type="string">
            <text:p>TL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83" calcext:value-type="float">
            <text:p>83</text:p>
          </table:table-cell>
          <table:table-cell office:value-type="float" office:value="613.69758244" calcext:value-type="float">
            <text:p>613.69758244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6.0900053177054" calcext:value-type="float">
            <text:p>66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/parPolrZ.par</text:p>
          </table:table-cell>
          <table:table-cell table:formula="of:=IF([.E68] &lt; 7200; &quot;OPT&quot;; &quot;TL&quot;)" office:value-type="string" office:string-value="TL" calcext:value-type="string">
            <text:p>TL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360" calcext:value-type="float">
            <text:p>360</text:p>
          </table:table-cell>
          <table:table-cell office:value-type="float" office:value="580.93373979" calcext:value-type="float">
            <text:p>580.93373979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1954572042705" calcext:value-type="float">
            <text:p>7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/par9soJo.par</text:p>
          </table:table-cell>
          <table:table-cell table:formula="of:=IF([.E69] &lt; 7200; &quot;OPT&quot;; &quot;TL&quot;)" office:value-type="string" office:string-value="TL" calcext:value-type="string">
            <text:p>TL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525" calcext:value-type="float">
            <text:p>525</text:p>
          </table:table-cell>
          <table:table-cell office:value-type="float" office:value="605.02649639" calcext:value-type="float">
            <text:p>605.02649639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626769637137" calcext:value-type="float">
            <text:p>65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/parpwZf3.par</text:p>
          </table:table-cell>
          <table:table-cell table:formula="of:=IF([.E70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486" calcext:value-type="float">
            <text:p>486</text:p>
          </table:table-cell>
          <table:table-cell office:value-type="float" office:value="618.84345632" calcext:value-type="float">
            <text:p>618.84345632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222617044724" calcext:value-type="float">
            <text:p>64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/par3s5LM.par</text:p>
          </table:table-cell>
          <table:table-cell table:formula="of:=IF([.E71] &lt; 7200; &quot;OPT&quot;; &quot;TL&quot;)" office:value-type="string" office:string-value="TL" calcext:value-type="string">
            <text:p>TL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100" calcext:value-type="float">
            <text:p>100</text:p>
          </table:table-cell>
          <table:table-cell office:value-type="float" office:value="630.22042665" calcext:value-type="float">
            <text:p>630.22042665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70.2797698946503" calcext:value-type="float">
            <text:p>7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/part9LfC.par</text:p>
          </table:table-cell>
          <table:table-cell table:formula="of:=IF([.E72] &lt; 7200; &quot;OPT&quot;; &quot;TL&quot;)" office:value-type="string" office:string-value="TL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42" calcext:value-type="float">
            <text:p>42</text:p>
          </table:table-cell>
          <table:table-cell office:value-type="float" office:value="617.57667548" calcext:value-type="float">
            <text:p>617.57667548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461003164312" calcext:value-type="float">
            <text:p>69.46</text:p>
          </table:table-cell>
          <table:table-cell table:number-columns-repeated="1014"/>
        </table:table-row>
      </table:table>
      <table:table table:name="SoftCut+CUT, 1 thread, mem emphasis, warmstar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ce53"/>
        <table:table-column table:style-name="co16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table:number-columns-repeated="4"/>
          <table:table-cell office:value-type="float" office:value="463" calcext:value-type="float">
            <text:p>46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table:number-columns-repeated="4"/>
          <table:table-cell office:value-type="float" office:value="3149921" calcext:value-type="float">
            <text:p>3149921</text:p>
          </table:table-cell>
          <table:table-cell office:value-type="float" office:value="428.05386753" calcext:value-type="float">
            <text:p>428.05386753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0.0099990966215706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table:number-columns-repeated="4"/>
          <table:table-cell office:value-type="float" office:value="268511" calcext:value-type="float">
            <text:p>268511</text:p>
          </table:table-cell>
          <table:table-cell office:value-type="float" office:value="476.00133908" calcext:value-type="float">
            <text:p>476.00133908</text:p>
          </table:table-cell>
          <table:table-cell office:value-type="float" office:value="476.0489371" calcext:value-type="float">
            <text:p>476.0489371</text:p>
          </table:table-cell>
          <table:table-cell table:formula="of:=([.I14]-[.H14])/[.I14]*100" office:value-type="float" office:value="0.0099985560917261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table:number-columns-repeated="4"/>
          <table:table-cell office:value-type="float" office:value="1865152" calcext:value-type="float">
            <text:p>1865152</text:p>
          </table:table-cell>
          <table:table-cell office:value-type="float" office:value="371.41041504" calcext:value-type="float">
            <text:p>371.41041504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6.93611245853964" calcext:value-type="float">
            <text:p>6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table:number-columns-repeated="4"/>
          <table:table-cell office:value-type="float" office:value="220784" calcext:value-type="float">
            <text:p>220784</text:p>
          </table:table-cell>
          <table:table-cell office:value-type="float" office:value="411.25473157" calcext:value-type="float">
            <text:p>411.25473157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0.0099794751909049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table:number-columns-repeated="4"/>
          <table:table-cell office:value-type="float" office:value="2044932" calcext:value-type="float">
            <text:p>2044932</text:p>
          </table:table-cell>
          <table:table-cell office:value-type="float" office:value="363.68555249" calcext:value-type="float">
            <text:p>363.68555249</text:p>
          </table:table-cell>
          <table:table-cell office:value-type="float" office:value="366.33909303" calcext:value-type="float">
            <text:p>366.33909303</text:p>
          </table:table-cell>
          <table:table-cell table:formula="of:=([.I17]-[.H17])/[.I17]*100" office:value-type="float" office:value="0.724339987319533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table:number-columns-repeated="4"/>
          <table:table-cell office:value-type="float" office:value="1134634" calcext:value-type="float">
            <text:p>1134634</text:p>
          </table:table-cell>
          <table:table-cell office:value-type="float" office:value="372.8130858" calcext:value-type="float">
            <text:p>372.8130858</text:p>
          </table:table-cell>
          <table:table-cell office:value-type="float" office:value="467.33884657" calcext:value-type="float">
            <text:p>467.33884657</text:p>
          </table:table-cell>
          <table:table-cell table:formula="of:=([.I18]-[.H18])/[.I18]*100" office:value-type="float" office:value="20.226386371209" calcext:value-type="float">
            <text:p>20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table:number-columns-repeated="4"/>
          <table:table-cell office:value-type="float" office:value="170681" calcext:value-type="float">
            <text:p>170681</text:p>
          </table:table-cell>
          <table:table-cell office:value-type="float" office:value="328.63800617" calcext:value-type="float">
            <text:p>328.63800617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0.0099693987797739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table:number-columns-repeated="4"/>
          <table:table-cell office:value-type="float" office:value="228650" calcext:value-type="float">
            <text:p>228650</text:p>
          </table:table-cell>
          <table:table-cell office:value-type="float" office:value="357.64810966" calcext:value-type="float">
            <text:p>357.64810966</text:p>
          </table:table-cell>
          <table:table-cell office:value-type="float" office:value="357.68369787" calcext:value-type="float">
            <text:p>357.68369787</text:p>
          </table:table-cell>
          <table:table-cell table:formula="of:=([.I20]-[.H20])/[.I20]*100" office:value-type="float" office:value="0.0099496315353318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table:number-columns-repeated="4"/>
          <table:table-cell office:value-type="float" office:value="748709" calcext:value-type="float">
            <text:p>748709</text:p>
          </table:table-cell>
          <table:table-cell office:value-type="float" office:value="336.90339068" calcext:value-type="float">
            <text:p>336.90339068</text:p>
          </table:table-cell>
          <table:table-cell office:value-type="float" office:value="402.67063677" calcext:value-type="float">
            <text:p>402.67063677</text:p>
          </table:table-cell>
          <table:table-cell table:formula="of:=([.I21]-[.H21])/[.I21]*100" office:value-type="float" office:value="16.3327643201273" calcext:value-type="float">
            <text:p>16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table:number-columns-repeated="4"/>
          <table:table-cell office:value-type="float" office:value="1458151" calcext:value-type="float">
            <text:p>1458151</text:p>
          </table:table-cell>
          <table:table-cell office:value-type="float" office:value="413.651148" calcext:value-type="float">
            <text:p>413.651148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9111151140884" calcext:value-type="float">
            <text:p>1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table:number-columns-repeated="4"/>
          <table:table-cell office:value-type="float" office:value="24016" calcext:value-type="float">
            <text:p>24016</text:p>
          </table:table-cell>
          <table:table-cell office:value-type="float" office:value="477.27206226" calcext:value-type="float">
            <text:p>477.27206226</text:p>
          </table:table-cell>
          <table:table-cell office:value-type="float" office:value="951.03613086" calcext:value-type="float">
            <text:p>951.03613086</text:p>
          </table:table-cell>
          <table:table-cell table:formula="of:=([.I23]-[.H23])/[.I23]*100" office:value-type="float" office:value="49.8155699060125" calcext:value-type="float">
            <text:p>49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table:number-columns-repeated="4"/>
          <table:table-cell office:value-type="float" office:value="46361" calcext:value-type="float">
            <text:p>46361</text:p>
          </table:table-cell>
          <table:table-cell office:value-type="float" office:value="377.4378981" calcext:value-type="float">
            <text:p>377.4378981</text:p>
          </table:table-cell>
          <table:table-cell office:value-type="float" office:value="577.85348083" calcext:value-type="float">
            <text:p>577.85348083</text:p>
          </table:table-cell>
          <table:table-cell table:formula="of:=([.I24]-[.H24])/[.I24]*100" office:value-type="float" office:value="34.6827681027608" calcext:value-type="float">
            <text:p>34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table:number-columns-repeated="4"/>
          <table:table-cell office:value-type="float" office:value="44907" calcext:value-type="float">
            <text:p>44907</text:p>
          </table:table-cell>
          <table:table-cell office:value-type="float" office:value="396.38189919" calcext:value-type="float">
            <text:p>396.38189919</text:p>
          </table:table-cell>
          <table:table-cell office:value-type="float" office:value="559.01309627" calcext:value-type="float">
            <text:p>559.01309627</text:p>
          </table:table-cell>
          <table:table-cell table:formula="of:=([.I25]-[.H25])/[.I25]*100" office:value-type="float" office:value="29.0925558211699" calcext:value-type="float">
            <text:p>29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table:number-columns-repeated="4"/>
          <table:table-cell office:value-type="float" office:value="47961" calcext:value-type="float">
            <text:p>47961</text:p>
          </table:table-cell>
          <table:table-cell office:value-type="float" office:value="367.39786059" calcext:value-type="float">
            <text:p>367.39786059</text:p>
          </table:table-cell>
          <table:table-cell office:value-type="float" office:value="513.3087635" calcext:value-type="float">
            <text:p>513.3087635</text:p>
          </table:table-cell>
          <table:table-cell table:formula="of:=([.I26]-[.H26])/[.I26]*100" office:value-type="float" office:value="28.4255624071378" calcext:value-type="float">
            <text:p>28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table:number-columns-repeated="4"/>
          <table:table-cell office:value-type="float" office:value="43036" calcext:value-type="float">
            <text:p>43036</text:p>
          </table:table-cell>
          <table:table-cell office:value-type="float" office:value="496.86659594" calcext:value-type="float">
            <text:p>496.86659594</text:p>
          </table:table-cell>
          <table:table-cell office:value-type="float" office:value="667.92693476" calcext:value-type="float">
            <text:p>667.92693476</text:p>
          </table:table-cell>
          <table:table-cell table:formula="of:=([.I27]-[.H27])/[.I27]*100" office:value-type="float" office:value="25.6106364211028" calcext:value-type="float">
            <text:p>25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table:number-columns-repeated="4"/>
          <table:table-cell office:value-type="float" office:value="59725" calcext:value-type="float">
            <text:p>59725</text:p>
          </table:table-cell>
          <table:table-cell office:value-type="float" office:value="366.1347805" calcext:value-type="float">
            <text:p>366.1347805</text:p>
          </table:table-cell>
          <table:table-cell office:value-type="float" office:value="838.92037847" calcext:value-type="float">
            <text:p>838.92037847</text:p>
          </table:table-cell>
          <table:table-cell table:formula="of:=([.I28]-[.H28])/[.I28]*100" office:value-type="float" office:value="56.3564326369391" calcext:value-type="float">
            <text:p>56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table:number-columns-repeated="4"/>
          <table:table-cell office:value-type="float" office:value="26149" calcext:value-type="float">
            <text:p>26149</text:p>
          </table:table-cell>
          <table:table-cell office:value-type="float" office:value="365.24553913" calcext:value-type="float">
            <text:p>365.24553913</text:p>
          </table:table-cell>
          <table:table-cell office:value-type="float" office:value="525.6546009" calcext:value-type="float">
            <text:p>525.6546009</text:p>
          </table:table-cell>
          <table:table-cell table:formula="of:=([.I29]-[.H29])/[.I29]*100" office:value-type="float" office:value="30.5160577868729" calcext:value-type="float">
            <text:p>30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table:number-columns-repeated="4"/>
          <table:table-cell office:value-type="float" office:value="82757" calcext:value-type="float">
            <text:p>82757</text:p>
          </table:table-cell>
          <table:table-cell office:value-type="float" office:value="377.05047231" calcext:value-type="float">
            <text:p>377.05047231</text:p>
          </table:table-cell>
          <table:table-cell office:value-type="float" office:value="473.0550855" calcext:value-type="float">
            <text:p>473.0550855</text:p>
          </table:table-cell>
          <table:table-cell table:formula="of:=([.I30]-[.H30])/[.I30]*100" office:value-type="float" office:value="20.2945948860326" calcext:value-type="float">
            <text:p>20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table:number-columns-repeated="4"/>
          <table:table-cell office:value-type="float" office:value="44903" calcext:value-type="float">
            <text:p>44903</text:p>
          </table:table-cell>
          <table:table-cell office:value-type="float" office:value="361.54620712" calcext:value-type="float">
            <text:p>361.54620712</text:p>
          </table:table-cell>
          <table:table-cell office:value-type="float" office:value="542.46274867" calcext:value-type="float">
            <text:p>542.46274867</text:p>
          </table:table-cell>
          <table:table-cell table:formula="of:=([.I31]-[.H31])/[.I31]*100" office:value-type="float" office:value="33.350961332104" calcext:value-type="float">
            <text:p>33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table:number-columns-repeated="4"/>
          <table:table-cell office:value-type="float" office:value="64989" calcext:value-type="float">
            <text:p>64989</text:p>
          </table:table-cell>
          <table:table-cell office:value-type="float" office:value="449.82964287" calcext:value-type="float">
            <text:p>449.82964287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2117747512527" calcext:value-type="float">
            <text:p>25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table:number-columns-repeated="4"/>
          <table:table-cell office:value-type="float" office:value="6223" calcext:value-type="float">
            <text:p>6223</text:p>
          </table:table-cell>
          <table:table-cell office:value-type="float" office:value="514.36360934" calcext:value-type="float">
            <text:p>514.36360934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1175088453057" calcext:value-type="float">
            <text:p>57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table:number-columns-repeated="4"/>
          <table:table-cell office:value-type="float" office:value="19698" calcext:value-type="float">
            <text:p>19698</text:p>
          </table:table-cell>
          <table:table-cell office:value-type="float" office:value="386.01953443" calcext:value-type="float">
            <text:p>386.01953443</text:p>
          </table:table-cell>
          <table:table-cell office:value-type="float" office:value="693.942978" calcext:value-type="float">
            <text:p>693.942978</text:p>
          </table:table-cell>
          <table:table-cell table:formula="of:=([.I34]-[.H34])/[.I34]*100" office:value-type="float" office:value="44.3730181487621" calcext:value-type="float">
            <text:p>44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table:number-columns-repeated="4"/>
          <table:table-cell office:value-type="float" office:value="1386" calcext:value-type="float">
            <text:p>1386</text:p>
          </table:table-cell>
          <table:table-cell office:value-type="float" office:value="379.51141238" calcext:value-type="float">
            <text:p>379.51141238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6365486974592" calcext:value-type="float">
            <text:p>41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table:number-columns-repeated="4"/>
          <table:table-cell office:value-type="float" office:value="4927" calcext:value-type="float">
            <text:p>4927</text:p>
          </table:table-cell>
          <table:table-cell office:value-type="float" office:value="408.45811659" calcext:value-type="float">
            <text:p>408.45811659</text:p>
          </table:table-cell>
          <table:table-cell office:value-type="float" office:value="822.7889991" calcext:value-type="float">
            <text:p>822.7889991</text:p>
          </table:table-cell>
          <table:table-cell table:formula="of:=([.I36]-[.H36])/[.I36]*100" office:value-type="float" office:value="50.3568816504854" calcext:value-type="float">
            <text:p>5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table:number-columns-repeated="4"/>
          <table:table-cell office:value-type="float" office:value="4644" calcext:value-type="float">
            <text:p>4644</text:p>
          </table:table-cell>
          <table:table-cell office:value-type="float" office:value="404.25910505" calcext:value-type="float">
            <text:p>404.25910505</text:p>
          </table:table-cell>
          <table:table-cell office:value-type="float" office:value="730.5442489" calcext:value-type="float">
            <text:p>730.5442489</text:p>
          </table:table-cell>
          <table:table-cell table:formula="of:=([.I37]-[.H37])/[.I37]*100" office:value-type="float" office:value="44.6632964863246" calcext:value-type="float">
            <text:p>44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table:number-columns-repeated="4"/>
          <table:table-cell office:value-type="float" office:value="1213" calcext:value-type="float">
            <text:p>1213</text:p>
          </table:table-cell>
          <table:table-cell office:value-type="float" office:value="391.80319058" calcext:value-type="float">
            <text:p>391.8031905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6.7210041053469" calcext:value-type="float">
            <text:p>46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table:number-columns-repeated="4"/>
          <table:table-cell office:value-type="float" office:value="4746" calcext:value-type="float">
            <text:p>4746</text:p>
          </table:table-cell>
          <table:table-cell office:value-type="float" office:value="359.03605247" calcext:value-type="float">
            <text:p>359.03605247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436574663967" calcext:value-type="float">
            <text:p>40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table:number-columns-repeated="4"/>
          <table:table-cell office:value-type="float" office:value="3660" calcext:value-type="float">
            <text:p>3660</text:p>
          </table:table-cell>
          <table:table-cell office:value-type="float" office:value="406.81008813" calcext:value-type="float">
            <text:p>406.81008813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38.5274016842464" calcext:value-type="float">
            <text:p>38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table:number-columns-repeated="4"/>
          <table:table-cell office:value-type="float" office:value="2570" calcext:value-type="float">
            <text:p>2570</text:p>
          </table:table-cell>
          <table:table-cell office:value-type="float" office:value="387.59104434" calcext:value-type="float">
            <text:p>387.59104434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560656230931" calcext:value-type="float">
            <text:p>45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table:number-columns-repeated="4"/>
          <table:table-cell office:value-type="float" office:value="9013" calcext:value-type="float">
            <text:p>9013</text:p>
          </table:table-cell>
          <table:table-cell office:value-type="float" office:value="479.33939127" calcext:value-type="float">
            <text:p>479.33939127</text:p>
          </table:table-cell>
          <table:table-cell office:value-type="float" office:value="1203.0369144" calcext:value-type="float">
            <text:p>1203.0369144</text:p>
          </table:table-cell>
          <table:table-cell table:formula="of:=([.I42]-[.H42])/[.I42]*100" office:value-type="float" office:value="60.155886695375" calcext:value-type="float">
            <text:p>6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table:number-columns-repeated="4"/>
          <table:table-cell office:value-type="float" office:value="797" calcext:value-type="float">
            <text:p>797</text:p>
          </table:table-cell>
          <table:table-cell office:value-type="float" office:value="421.79582386" calcext:value-type="float">
            <text:p>421.79582386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3300826918667" calcext:value-type="float">
            <text:p>69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423.65637658" calcext:value-type="float">
            <text:p>423.65637658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3.1870036326626" calcext:value-type="float">
            <text:p>53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445.2364858" calcext:value-type="float">
            <text:p>445.2364858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5824206888623" calcext:value-type="float">
            <text:p>45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table:number-columns-repeated="4"/>
          <table:table-cell office:value-type="float" office:value="625" calcext:value-type="float">
            <text:p>625</text:p>
          </table:table-cell>
          <table:table-cell office:value-type="float" office:value="398.48818472" calcext:value-type="float">
            <text:p>398.48818472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156644374977" calcext:value-type="float">
            <text:p>45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403.59097556" calcext:value-type="float">
            <text:p>403.59097556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50.2171886743604" calcext:value-type="float">
            <text:p>50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404.53419517" calcext:value-type="float">
            <text:p>404.53419517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50.3041582751367" calcext:value-type="float">
            <text:p>5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table:number-columns-repeated="4"/>
          <table:table-cell office:value-type="float" office:value="911" calcext:value-type="float">
            <text:p>911</text:p>
          </table:table-cell>
          <table:table-cell office:value-type="float" office:value="384.69934669" calcext:value-type="float">
            <text:p>384.69934669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7146518418493" calcext:value-type="float">
            <text:p>47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office:value-type="float" office:value="425.85135861" calcext:value-type="float">
            <text:p>425.85135861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4.0993108542143" calcext:value-type="float">
            <text:p>44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431.21634561" calcext:value-type="float">
            <text:p>431.21634561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5245520767625" calcext:value-type="float">
            <text:p>55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441.7899013" calcext:value-type="float">
            <text:p>441.7899013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9.0545456895805" calcext:value-type="float">
            <text:p>49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table:number-columns-repeated="4"/>
          <table:table-cell office:value-type="float" office:value="519" calcext:value-type="float">
            <text:p>519</text:p>
          </table:table-cell>
          <table:table-cell office:value-type="float" office:value="546.73750853" calcext:value-type="float">
            <text:p>546.73750853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505583471908" calcext:value-type="float">
            <text:p>63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534.99328261" calcext:value-type="float">
            <text:p>534.99328261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3446503987343" calcext:value-type="float">
            <text:p>63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table:number-columns-repeated="4"/>
          <table:table-cell office:value-type="float" office:value="479" calcext:value-type="float">
            <text:p>479</text:p>
          </table:table-cell>
          <table:table-cell office:value-type="float" office:value="541.61399177" calcext:value-type="float">
            <text:p>541.61399177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9.2125121747431" calcext:value-type="float">
            <text:p>59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table:number-columns-repeated="4"/>
          <table:table-cell office:value-type="float" office:value="511" calcext:value-type="float">
            <text:p>511</text:p>
          </table:table-cell>
          <table:table-cell office:value-type="float" office:value="523.95971824" calcext:value-type="float">
            <text:p>523.95971824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4.9386171855104" calcext:value-type="float">
            <text:p>54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529.04209441" calcext:value-type="float">
            <text:p>529.04209441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9922266885051" calcext:value-type="float">
            <text:p>61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498.6090091" calcext:value-type="float">
            <text:p>498.6090091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5.4055379723595" calcext:value-type="float">
            <text:p>6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 office:value-type="float" office:value="502.51943198" calcext:value-type="float">
            <text:p>502.51943198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7.3389979473667" calcext:value-type="float">
            <text:p>57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table:number-columns-repeated="4"/>
          <table:table-cell office:value-type="float" office:value="532" calcext:value-type="float">
            <text:p>532</text:p>
          </table:table-cell>
          <table:table-cell office:value-type="float" office:value="532.92301366" calcext:value-type="float">
            <text:p>532.92301366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4191209748279" calcext:value-type="float">
            <text:p>54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535.8686984" calcext:value-type="float">
            <text:p>535.8686984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208239542361" calcext:value-type="float">
            <text:p>60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office:value-type="float" office:value="540.22642189" calcext:value-type="float">
            <text:p>540.22642189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502878522768" calcext:value-type="float">
            <text:p>63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584.56032874" calcext:value-type="float">
            <text:p>584.56032874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3025895464652" calcext:value-type="float">
            <text:p>71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600.60769889" calcext:value-type="float">
            <text:p>600.60769889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1785415076852" calcext:value-type="float">
            <text:p>71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584.77799107" calcext:value-type="float">
            <text:p>584.77799107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6375800857542" calcext:value-type="float">
            <text:p>6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table:number-columns-repeated="4"/>
          <table:table-cell office:value-type="float" office:value="461" calcext:value-type="float">
            <text:p>461</text:p>
          </table:table-cell>
          <table:table-cell office:value-type="float" office:value="591.8546161" calcext:value-type="float">
            <text:p>591.8546161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6490082316846" calcext:value-type="float">
            <text:p>6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16.47761313" calcext:value-type="float">
            <text:p>616.47761313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5.9363941114502" calcext:value-type="float">
            <text:p>65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583.48793816" calcext:value-type="float">
            <text:p>583.48793816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0644152120203" calcext:value-type="float">
            <text:p>7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table:number-columns-repeated="4"/>
          <table:table-cell office:value-type="float" office:value="496" calcext:value-type="float">
            <text:p>496</text:p>
          </table:table-cell>
          <table:table-cell office:value-type="float" office:value="604.84707925" calcext:value-type="float">
            <text:p>604.84707925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727705367867" calcext:value-type="float">
            <text:p>65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office:value-type="float" office:value="618.30116576" calcext:value-type="float">
            <text:p>618.30116576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531754747651" calcext:value-type="float">
            <text:p>64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37.39937913" calcext:value-type="float">
            <text:p>637.39937913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69.9412214906337" calcext:value-type="float">
            <text:p>69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621.00921487" calcext:value-type="float">
            <text:p>621.00921487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2912650350536" calcext:value-type="float">
            <text:p>69.29</text:p>
          </table:table-cell>
          <table:table-cell table:number-columns-repeated="1014"/>
        </table:table-row>
      </table:table>
      <table:table table:name="Comparison of LB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number-columns-repeated="4" table:default-cell-style-name="ce66"/>
        <table:table-column table:style-name="co1" table:number-columns-repeated="2" table:default-cell-style-name="Default"/>
        <table:table-column table:style-name="co20" table:default-cell-style-name="ce68"/>
        <table:table-column table:style-name="co21" table:default-cell-style-name="ce68"/>
        <table:table-column table:style-name="co22" table:number-columns-repeated="2" table:default-cell-style-name="ce68"/>
        <table:table-column table:style-name="co23" table:default-cell-style-name="ce68"/>
        <table:table-column table:style-name="co19" table:number-columns-repeated="2" table:default-cell-style-name="ce68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1" table:number-columns-repeated="997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/>
          <table:table-cell table:style-name="ce54" office:value-type="string" calcext:value-type="string" table:number-columns-spanned="6" table:number-rows-spanned="1">
            <text:p>Lower bound</text:p>
          </table:table-cell>
          <table:covered-table-cell table:number-columns-repeated="5" table:style-name="ce54"/>
          <table:table-cell table:style-name="ce54" table:number-columns-repeated="3"/>
          <table:table-cell table:style-name="ce54" office:value-type="string" calcext:value-type="string" table:number-columns-spanned="6" table:number-rows-spanned="1">
            <text:p>Accounting</text:p>
          </table:table-cell>
          <table:covered-table-cell table:number-columns-repeated="5" table:style-name="ce54"/>
          <table:table-cell table:style-name="ce54" table:number-columns-repeated="3"/>
          <table:table-cell table:style-name="ce54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54"/>
          <table:table-cell table:style-name="ce54" table:number-columns-repeated="999"/>
        </table:table-row>
        <table:table-row table:style-name="ro2">
          <table:covered-table-cell table:style-name="ce54"/>
          <table:table-cell table:style-name="ce54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2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2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997"/>
        </table:table-row>
        <table:table-row table:style-name="ro1">
          <table:table-cell office:value-type="string" calcext:value-type="string">
            <text:p>10_1</text:p>
          </table:table-cell>
          <table:table-cell/>
          <table:table-cell table:formula="of:=[$Defaults.$H$3]" office:value-type="float" office:value="218.19855033" calcext:value-type="float">
            <text:p>218.20</text:p>
          </table:table-cell>
          <table:table-cell table:formula="of:=[$'Defaults, 1 thread'.$H$3]" office:value-type="float" office:value="218.19855033" calcext:value-type="float">
            <text:p>218.20</text:p>
          </table:table-cell>
          <table:table-cell table:formula="of:=[$'Defaults, mem emphasis'.$H$3]" office:value-type="float" office:value="218.19855033" calcext:value-type="float">
            <text:p>218.20</text:p>
          </table:table-cell>
          <table:table-cell office:value-type="float" office:value="218.19855033" calcext:value-type="float">
            <text:p>218.20</text:p>
          </table:table-cell>
          <table:table-cell table:formula="of:=[$'Defaults, 1 thread, mem emphasis, warmstart'.$H$3]" office:value-type="float" office:value="218.19855033" calcext:value-type="float">
            <text:p>218.20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number-columns-repeated="2"/>
          <table:table-cell table:formula="of:=IF([.C3]=&quot;NA&quot;; &quot;NA&quot;; [.C3]&gt;=MAX([.C3:.G3]))" office:value-type="boolean" office:boolean-value="true" calcext:value-type="boolean">
            <text:p>TRUE</text:p>
          </table:table-cell>
          <table:table-cell table:formula="of:=IF([.D3] = &quot;NA&quot;; &quot;NA&quot;; [.D3]&gt;=MAX([.C3:.G3]))" office:value-type="boolean" office:boolean-value="true" calcext:value-type="boolean">
            <text:p>TRUE</text:p>
          </table:table-cell>
          <table:table-cell table:formula="of:=IF([.E3] = &quot;NA&quot;; &quot;NA&quot;; [.E3]&gt;=MAX([.C3:.G3]))" office:value-type="boolean" office:boolean-value="true" calcext:value-type="boolean">
            <text:p>TRUE</text:p>
          </table:table-cell>
          <table:table-cell table:formula="of:=IF([.F3]=&quot;NA&quot;; &quot;NA&quot;; [.F3]&gt;=MAX([.C3:.G3]))" office:value-type="boolean" office:boolean-value="true" calcext:value-type="boolean">
            <text:p>TRUE</text:p>
          </table:table-cell>
          <table:table-cell table:formula="of:=IF([.G3] = &quot;NA&quot;; &quot;NA&quot;; [.G3]&gt;=MAX([.C3:.G3]))" office:value-type="boolean" office:boolean-value="true" calcext:value-type="boolean">
            <text:p>TRUE</text:p>
          </table:table-cell>
          <table:table-cell table:formula="of:=IF([.H3] = &quot;NA&quot;; &quot;NA&quot;; [.H3]&gt;=MAX([.C3:.H3]))" office:value-type="boolean" office:boolean-value="true" calcext:value-type="boolean">
            <text:p>TRUE</text:p>
          </table:table-cell>
          <table:table-cell table:formula="of:=IF([.I3] = &quot;NA&quot;; &quot;NA&quot;; [.I3]&gt;=MAX([.C3:.I3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2</text:p>
          </table:table-cell>
          <table:table-cell/>
          <table:table-cell table:formula="of:=[$Defaults.$H$4]" office:value-type="float" office:value="246.62617517" calcext:value-type="float">
            <text:p>246.63</text:p>
          </table:table-cell>
          <table:table-cell table:formula="of:=[$'Defaults, 1 thread'.$H$4]" office:value-type="float" office:value="246.62617517" calcext:value-type="float">
            <text:p>246.63</text:p>
          </table:table-cell>
          <table:table-cell table:formula="of:=[$'Defaults, mem emphasis'.$H$4]" office:value-type="float" office:value="246.62617517" calcext:value-type="float">
            <text:p>246.63</text:p>
          </table:table-cell>
          <table:table-cell office:value-type="float" office:value="246.62617517" calcext:value-type="float">
            <text:p>246.63</text:p>
          </table:table-cell>
          <table:table-cell table:formula="of:=[$'Defaults, 1 thread, mem emphasis, warmstart'.$H$4]" office:value-type="float" office:value="246.62617517" calcext:value-type="float">
            <text:p>246.63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number-columns-repeated="2"/>
          <table:table-cell table:formula="of:=IF([.C4]=&quot;NA&quot;; &quot;NA&quot;; [.C4]&gt;=MAX([.C4:.G4]))" office:value-type="boolean" office:boolean-value="true" calcext:value-type="boolean">
            <text:p>TRUE</text:p>
          </table:table-cell>
          <table:table-cell table:formula="of:=IF([.D4] = &quot;NA&quot;; &quot;NA&quot;; [.D4]&gt;=MAX([.C4:.G4]))" office:value-type="boolean" office:boolean-value="true" calcext:value-type="boolean">
            <text:p>TRUE</text:p>
          </table:table-cell>
          <table:table-cell table:formula="of:=IF([.E4] = &quot;NA&quot;; &quot;NA&quot;; [.E4]&gt;=MAX([.C4:.G4]))" office:value-type="boolean" office:boolean-value="true" calcext:value-type="boolean">
            <text:p>TRUE</text:p>
          </table:table-cell>
          <table:table-cell table:formula="of:=IF([.F4]=&quot;NA&quot;; &quot;NA&quot;; [.F4]&gt;=MAX([.C4:.G4]))" office:value-type="boolean" office:boolean-value="true" calcext:value-type="boolean">
            <text:p>TRUE</text:p>
          </table:table-cell>
          <table:table-cell table:formula="of:=IF([.G4] = &quot;NA&quot;; &quot;NA&quot;; [.G4]&gt;=MAX([.C4:.G4]))" office:value-type="boolean" office:boolean-value="true" calcext:value-type="boolean">
            <text:p>TRUE</text:p>
          </table:table-cell>
          <table:table-cell table:formula="of:=IF([.H4] = &quot;NA&quot;; &quot;NA&quot;; [.H4]&gt;=MAX([.C4:.H4]))" office:value-type="boolean" office:boolean-value="true" calcext:value-type="boolean">
            <text:p>TRUE</text:p>
          </table:table-cell>
          <table:table-cell table:formula="of:=IF([.I4] = &quot;NA&quot;; &quot;NA&quot;; [.I4]&gt;=MAX([.C4:.I4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3</text:p>
          </table:table-cell>
          <table:table-cell/>
          <table:table-cell table:formula="of:=[$Defaults.$H$5]" office:value-type="float" office:value="305.859574" calcext:value-type="float">
            <text:p>305.86</text:p>
          </table:table-cell>
          <table:table-cell table:formula="of:=[$'Defaults, 1 thread'.$H$5]" office:value-type="float" office:value="305.859574" calcext:value-type="float">
            <text:p>305.86</text:p>
          </table:table-cell>
          <table:table-cell table:formula="of:=[$'Defaults, mem emphasis'.$H$5]" office:value-type="float" office:value="305.859574" calcext:value-type="float">
            <text:p>305.86</text:p>
          </table:table-cell>
          <table:table-cell office:value-type="float" office:value="305.859574" calcext:value-type="float">
            <text:p>305.86</text:p>
          </table:table-cell>
          <table:table-cell table:formula="of:=[$'Defaults, 1 thread, mem emphasis, warmstart'.$H$5]" office:value-type="float" office:value="305.859574" calcext:value-type="float">
            <text:p>305.8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number-columns-repeated="2"/>
          <table:table-cell table:formula="of:=IF([.C5]=&quot;NA&quot;; &quot;NA&quot;; [.C5]&gt;=MAX([.C5:.G5]))" office:value-type="boolean" office:boolean-value="true" calcext:value-type="boolean">
            <text:p>TRUE</text:p>
          </table:table-cell>
          <table:table-cell table:formula="of:=IF([.D5] = &quot;NA&quot;; &quot;NA&quot;; [.D5]&gt;=MAX([.C5:.G5]))" office:value-type="boolean" office:boolean-value="true" calcext:value-type="boolean">
            <text:p>TRUE</text:p>
          </table:table-cell>
          <table:table-cell table:formula="of:=IF([.E5] = &quot;NA&quot;; &quot;NA&quot;; [.E5]&gt;=MAX([.C5:.G5]))" office:value-type="boolean" office:boolean-value="true" calcext:value-type="boolean">
            <text:p>TRUE</text:p>
          </table:table-cell>
          <table:table-cell table:formula="of:=IF([.F5]=&quot;NA&quot;; &quot;NA&quot;; [.F5]&gt;=MAX([.C5:.G5]))" office:value-type="boolean" office:boolean-value="true" calcext:value-type="boolean">
            <text:p>TRUE</text:p>
          </table:table-cell>
          <table:table-cell table:formula="of:=IF([.G5] = &quot;NA&quot;; &quot;NA&quot;; [.G5]&gt;=MAX([.C5:.G5]))" office:value-type="boolean" office:boolean-value="true" calcext:value-type="boolean">
            <text:p>TRUE</text:p>
          </table:table-cell>
          <table:table-cell table:formula="of:=IF([.H5] = &quot;NA&quot;; &quot;NA&quot;; [.H5]&gt;=MAX([.C5:.H5]))" office:value-type="boolean" office:boolean-value="true" calcext:value-type="boolean">
            <text:p>TRUE</text:p>
          </table:table-cell>
          <table:table-cell table:formula="of:=IF([.I5] = &quot;NA&quot;; &quot;NA&quot;; [.I5]&gt;=MAX([.C5:.I5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4</text:p>
          </table:table-cell>
          <table:table-cell/>
          <table:table-cell table:formula="of:=[$Defaults.$H$6]" office:value-type="float" office:value="186.8969446" calcext:value-type="float">
            <text:p>186.90</text:p>
          </table:table-cell>
          <table:table-cell table:formula="of:=[$'Defaults, 1 thread'.$H$6]" office:value-type="float" office:value="186.8969446" calcext:value-type="float">
            <text:p>186.90</text:p>
          </table:table-cell>
          <table:table-cell table:formula="of:=[$'Defaults, mem emphasis'.$H$6]" office:value-type="float" office:value="186.8969446" calcext:value-type="float">
            <text:p>186.90</text:p>
          </table:table-cell>
          <table:table-cell office:value-type="float" office:value="186.8969446" calcext:value-type="float">
            <text:p>186.90</text:p>
          </table:table-cell>
          <table:table-cell table:formula="of:=[$'Defaults, 1 thread, mem emphasis, warmstart'.$H$6]" office:value-type="float" office:value="186.8969446" calcext:value-type="float">
            <text:p>186.90</text:p>
          </table:table-cell>
          <table:table-cell office:value-type="float" office:value="186.89366623" calcext:value-type="float">
            <text:p>186.89</text:p>
          </table:table-cell>
          <table:table-cell office:value-type="float" office:value="186.8969446" calcext:value-type="float">
            <text:p>186.90</text:p>
          </table:table-cell>
          <table:table-cell table:number-columns-repeated="2"/>
          <table:table-cell table:formula="of:=IF([.C6]=&quot;NA&quot;; &quot;NA&quot;; [.C6]&gt;=MAX([.C6:.G6]))" office:value-type="boolean" office:boolean-value="true" calcext:value-type="boolean">
            <text:p>TRUE</text:p>
          </table:table-cell>
          <table:table-cell table:formula="of:=IF([.D6] = &quot;NA&quot;; &quot;NA&quot;; [.D6]&gt;=MAX([.C6:.G6]))" office:value-type="boolean" office:boolean-value="true" calcext:value-type="boolean">
            <text:p>TRUE</text:p>
          </table:table-cell>
          <table:table-cell table:formula="of:=IF([.E6] = &quot;NA&quot;; &quot;NA&quot;; [.E6]&gt;=MAX([.C6:.G6]))" office:value-type="boolean" office:boolean-value="true" calcext:value-type="boolean">
            <text:p>TRUE</text:p>
          </table:table-cell>
          <table:table-cell table:formula="of:=IF([.F6]=&quot;NA&quot;; &quot;NA&quot;; [.F6]&gt;=MAX([.C6:.G6]))" office:value-type="boolean" office:boolean-value="true" calcext:value-type="boolean">
            <text:p>TRUE</text:p>
          </table:table-cell>
          <table:table-cell table:formula="of:=IF([.G6] = &quot;NA&quot;; &quot;NA&quot;; [.G6]&gt;=MAX([.C6:.G6]))" office:value-type="boolean" office:boolean-value="true" calcext:value-type="boolean">
            <text:p>TRUE</text:p>
          </table:table-cell>
          <table:table-cell table:formula="of:=IF([.H6] = &quot;NA&quot;; &quot;NA&quot;; [.H6]&gt;=MAX([.C6:.H6]))" office:value-type="boolean" office:boolean-value="false" calcext:value-type="boolean">
            <text:p>FALSE</text:p>
          </table:table-cell>
          <table:table-cell table:formula="of:=IF([.I6] = &quot;NA&quot;; &quot;NA&quot;; [.I6]&gt;=MAX([.C6:.I6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5</text:p>
          </table:table-cell>
          <table:table-cell/>
          <table:table-cell table:formula="of:=[$Defaults.$H$7]" office:value-type="float" office:value="189.543179" calcext:value-type="float">
            <text:p>189.54</text:p>
          </table:table-cell>
          <table:table-cell table:formula="of:=[$'Defaults, 1 thread'.$H$7]" office:value-type="float" office:value="189.543179" calcext:value-type="float">
            <text:p>189.54</text:p>
          </table:table-cell>
          <table:table-cell table:formula="of:=[$'Defaults, mem emphasis'.$H$7]" office:value-type="float" office:value="189.543179" calcext:value-type="float">
            <text:p>189.54</text:p>
          </table:table-cell>
          <table:table-cell office:value-type="float" office:value="189.543179" calcext:value-type="float">
            <text:p>189.54</text:p>
          </table:table-cell>
          <table:table-cell table:formula="of:=[$'Defaults, 1 thread, mem emphasis, warmstart'.$H$7]" office:value-type="float" office:value="189.543179" calcext:value-type="float">
            <text:p>189.54</text:p>
          </table:table-cell>
          <table:table-cell office:value-type="float" office:value="189.53081565" calcext:value-type="float">
            <text:p>189.53</text:p>
          </table:table-cell>
          <table:table-cell office:value-type="float" office:value="189.543179" calcext:value-type="float">
            <text:p>189.54</text:p>
          </table:table-cell>
          <table:table-cell table:number-columns-repeated="2"/>
          <table:table-cell table:formula="of:=IF([.C7]=&quot;NA&quot;; &quot;NA&quot;; [.C7]&gt;=MAX([.C7:.G7]))" office:value-type="boolean" office:boolean-value="true" calcext:value-type="boolean">
            <text:p>TRUE</text:p>
          </table:table-cell>
          <table:table-cell table:formula="of:=IF([.D7] = &quot;NA&quot;; &quot;NA&quot;; [.D7]&gt;=MAX([.C7:.G7]))" office:value-type="boolean" office:boolean-value="true" calcext:value-type="boolean">
            <text:p>TRUE</text:p>
          </table:table-cell>
          <table:table-cell table:formula="of:=IF([.E7] = &quot;NA&quot;; &quot;NA&quot;; [.E7]&gt;=MAX([.C7:.G7]))" office:value-type="boolean" office:boolean-value="true" calcext:value-type="boolean">
            <text:p>TRUE</text:p>
          </table:table-cell>
          <table:table-cell table:formula="of:=IF([.F7]=&quot;NA&quot;; &quot;NA&quot;; [.F7]&gt;=MAX([.C7:.G7]))" office:value-type="boolean" office:boolean-value="true" calcext:value-type="boolean">
            <text:p>TRUE</text:p>
          </table:table-cell>
          <table:table-cell table:formula="of:=IF([.G7] = &quot;NA&quot;; &quot;NA&quot;; [.G7]&gt;=MAX([.C7:.G7]))" office:value-type="boolean" office:boolean-value="true" calcext:value-type="boolean">
            <text:p>TRUE</text:p>
          </table:table-cell>
          <table:table-cell table:formula="of:=IF([.H7] = &quot;NA&quot;; &quot;NA&quot;; [.H7]&gt;=MAX([.C7:.H7]))" office:value-type="boolean" office:boolean-value="false" calcext:value-type="boolean">
            <text:p>FALSE</text:p>
          </table:table-cell>
          <table:table-cell table:formula="of:=IF([.I7] = &quot;NA&quot;; &quot;NA&quot;; [.I7]&gt;=MAX([.C7:.I7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6</text:p>
          </table:table-cell>
          <table:table-cell/>
          <table:table-cell table:formula="of:=[$Defaults.$H$8]" office:value-type="float" office:value="200.0991589" calcext:value-type="float">
            <text:p>200.10</text:p>
          </table:table-cell>
          <table:table-cell table:formula="of:=[$'Defaults, 1 thread'.$H$8]" office:value-type="float" office:value="200.0991589" calcext:value-type="float">
            <text:p>200.10</text:p>
          </table:table-cell>
          <table:table-cell table:formula="of:=[$'Defaults, mem emphasis'.$H$8]" office:value-type="float" office:value="200.0991589" calcext:value-type="float">
            <text:p>200.10</text:p>
          </table:table-cell>
          <table:table-cell office:value-type="float" office:value="200.0991589" calcext:value-type="float">
            <text:p>200.10</text:p>
          </table:table-cell>
          <table:table-cell table:formula="of:=[$'Defaults, 1 thread, mem emphasis, warmstart'.$H$8]" office:value-type="float" office:value="200.0991589" calcext:value-type="float">
            <text:p>200.1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number-columns-repeated="2"/>
          <table:table-cell table:formula="of:=IF([.C8]=&quot;NA&quot;; &quot;NA&quot;; [.C8]&gt;=MAX([.C8:.G8]))" office:value-type="boolean" office:boolean-value="true" calcext:value-type="boolean">
            <text:p>TRUE</text:p>
          </table:table-cell>
          <table:table-cell table:formula="of:=IF([.D8] = &quot;NA&quot;; &quot;NA&quot;; [.D8]&gt;=MAX([.C8:.G8]))" office:value-type="boolean" office:boolean-value="true" calcext:value-type="boolean">
            <text:p>TRUE</text:p>
          </table:table-cell>
          <table:table-cell table:formula="of:=IF([.E8] = &quot;NA&quot;; &quot;NA&quot;; [.E8]&gt;=MAX([.C8:.G8]))" office:value-type="boolean" office:boolean-value="true" calcext:value-type="boolean">
            <text:p>TRUE</text:p>
          </table:table-cell>
          <table:table-cell table:formula="of:=IF([.F8]=&quot;NA&quot;; &quot;NA&quot;; [.F8]&gt;=MAX([.C8:.G8]))" office:value-type="boolean" office:boolean-value="true" calcext:value-type="boolean">
            <text:p>TRUE</text:p>
          </table:table-cell>
          <table:table-cell table:formula="of:=IF([.G8] = &quot;NA&quot;; &quot;NA&quot;; [.G8]&gt;=MAX([.C8:.G8]))" office:value-type="boolean" office:boolean-value="true" calcext:value-type="boolean">
            <text:p>TRUE</text:p>
          </table:table-cell>
          <table:table-cell table:formula="of:=IF([.H8] = &quot;NA&quot;; &quot;NA&quot;; [.H8]&gt;=MAX([.C8:.H8]))" office:value-type="boolean" office:boolean-value="true" calcext:value-type="boolean">
            <text:p>TRUE</text:p>
          </table:table-cell>
          <table:table-cell table:formula="of:=IF([.I8] = &quot;NA&quot;; &quot;NA&quot;; [.I8]&gt;=MAX([.C8:.I8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7</text:p>
          </table:table-cell>
          <table:table-cell/>
          <table:table-cell table:formula="of:=[$Defaults.$H$9]" office:value-type="float" office:value="225.36852533" calcext:value-type="float">
            <text:p>225.37</text:p>
          </table:table-cell>
          <table:table-cell table:formula="of:=[$'Defaults, 1 thread'.$H$9]" office:value-type="float" office:value="225.36852533" calcext:value-type="float">
            <text:p>225.37</text:p>
          </table:table-cell>
          <table:table-cell table:formula="of:=[$'Defaults, mem emphasis'.$H$9]" office:value-type="float" office:value="225.36852533" calcext:value-type="float">
            <text:p>225.37</text:p>
          </table:table-cell>
          <table:table-cell office:value-type="float" office:value="225.36852533" calcext:value-type="float">
            <text:p>225.37</text:p>
          </table:table-cell>
          <table:table-cell table:formula="of:=[$'Defaults, 1 thread, mem emphasis, warmstart'.$H$9]" office:value-type="float" office:value="225.36852533" calcext:value-type="float">
            <text:p>225.37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number-columns-repeated="2"/>
          <table:table-cell table:formula="of:=IF([.C9]=&quot;NA&quot;; &quot;NA&quot;; [.C9]&gt;=MAX([.C9:.G9]))" office:value-type="boolean" office:boolean-value="true" calcext:value-type="boolean">
            <text:p>TRUE</text:p>
          </table:table-cell>
          <table:table-cell table:formula="of:=IF([.D9] = &quot;NA&quot;; &quot;NA&quot;; [.D9]&gt;=MAX([.C9:.G9]))" office:value-type="boolean" office:boolean-value="true" calcext:value-type="boolean">
            <text:p>TRUE</text:p>
          </table:table-cell>
          <table:table-cell table:formula="of:=IF([.E9] = &quot;NA&quot;; &quot;NA&quot;; [.E9]&gt;=MAX([.C9:.G9]))" office:value-type="boolean" office:boolean-value="true" calcext:value-type="boolean">
            <text:p>TRUE</text:p>
          </table:table-cell>
          <table:table-cell table:formula="of:=IF([.F9]=&quot;NA&quot;; &quot;NA&quot;; [.F9]&gt;=MAX([.C9:.G9]))" office:value-type="boolean" office:boolean-value="true" calcext:value-type="boolean">
            <text:p>TRUE</text:p>
          </table:table-cell>
          <table:table-cell table:formula="of:=IF([.G9] = &quot;NA&quot;; &quot;NA&quot;; [.G9]&gt;=MAX([.C9:.G9]))" office:value-type="boolean" office:boolean-value="true" calcext:value-type="boolean">
            <text:p>TRUE</text:p>
          </table:table-cell>
          <table:table-cell table:formula="of:=IF([.H9] = &quot;NA&quot;; &quot;NA&quot;; [.H9]&gt;=MAX([.C9:.H9]))" office:value-type="boolean" office:boolean-value="true" calcext:value-type="boolean">
            <text:p>TRUE</text:p>
          </table:table-cell>
          <table:table-cell table:formula="of:=IF([.I9] = &quot;NA&quot;; &quot;NA&quot;; [.I9]&gt;=MAX([.C9:.I9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_8</text:p>
          </table:table-cell>
          <table:table-cell/>
          <table:table-cell table:formula="of:=[$Defaults.$H$10]" office:value-type="float" office:value="232.04877757" calcext:value-type="float">
            <text:p>232.05</text:p>
          </table:table-cell>
          <table:table-cell table:formula="of:=[$'Defaults, 1 thread'.$H$10]" office:value-type="float" office:value="232.04877757" calcext:value-type="float">
            <text:p>232.05</text:p>
          </table:table-cell>
          <table:table-cell table:formula="of:=[$'Defaults, mem emphasis'.$H$10]" office:value-type="float" office:value="232.04877757" calcext:value-type="float">
            <text:p>232.05</text:p>
          </table:table-cell>
          <table:table-cell office:value-type="float" office:value="232.04877757" calcext:value-type="float">
            <text:p>232.05</text:p>
          </table:table-cell>
          <table:table-cell table:formula="of:=[$'Defaults, 1 thread, mem emphasis, warmstart'.$H$10]" office:value-type="float" office:value="232.04877757" calcext:value-type="float">
            <text:p>232.05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number-columns-repeated="2"/>
          <table:table-cell table:formula="of:=IF([.C10]=&quot;NA&quot;; &quot;NA&quot;; [.C10]&gt;=MAX([.C10:.G10]))" office:value-type="boolean" office:boolean-value="true" calcext:value-type="boolean">
            <text:p>TRUE</text:p>
          </table:table-cell>
          <table:table-cell table:formula="of:=IF([.D10] = &quot;NA&quot;; &quot;NA&quot;; [.D10]&gt;=MAX([.C10:.G10]))" office:value-type="boolean" office:boolean-value="true" calcext:value-type="boolean">
            <text:p>TRUE</text:p>
          </table:table-cell>
          <table:table-cell table:formula="of:=IF([.E10] = &quot;NA&quot;; &quot;NA&quot;; [.E10]&gt;=MAX([.C10:.G10]))" office:value-type="boolean" office:boolean-value="true" calcext:value-type="boolean">
            <text:p>TRUE</text:p>
          </table:table-cell>
          <table:table-cell table:formula="of:=IF([.F10]=&quot;NA&quot;; &quot;NA&quot;; [.F10]&gt;=MAX([.C10:.G10]))" office:value-type="boolean" office:boolean-value="true" calcext:value-type="boolean">
            <text:p>TRUE</text:p>
          </table:table-cell>
          <table:table-cell table:formula="of:=IF([.G10] = &quot;NA&quot;; &quot;NA&quot;; [.G10]&gt;=MAX([.C10:.G10]))" office:value-type="boolean" office:boolean-value="true" calcext:value-type="boolean">
            <text:p>TRUE</text:p>
          </table:table-cell>
          <table:table-cell table:formula="of:=IF([.H10] = &quot;NA&quot;; &quot;NA&quot;; [.H10]&gt;=MAX([.C10:.H10]))" office:value-type="boolean" office:boolean-value="true" calcext:value-type="boolean">
            <text:p>TRUE</text:p>
          </table:table-cell>
          <table:table-cell table:formula="of:=IF([.I10] = &quot;NA&quot;; &quot;NA&quot;; [.I10]&gt;=MAX([.C10:.I10]))" office:value-type="boolean" office:boolean-value="true" calcext:value-type="boolean">
            <text:p>TRU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1.4717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3:.L12])" office:value-type="float" office:value="10" calcext:value-type="float">
            <text:p>10</text:p>
          </table:table-cell>
          <table:table-cell table:formula="of:=SUM([.M3:.M12])" office:value-type="float" office:value="10" calcext:value-type="float">
            <text:p>10</text:p>
          </table:table-cell>
          <table:table-cell table:formula="of:=SUM([.N3:.N12])" office:value-type="float" office:value="10" calcext:value-type="float">
            <text:p>10</text:p>
          </table:table-cell>
          <table:table-cell table:formula="of:=SUM([.O3:.O12])" office:value-type="float" office:value="10" calcext:value-type="float">
            <text:p>10</text:p>
          </table:table-cell>
          <table:table-cell table:formula="of:=SUM([.P3:.P12])" office:value-type="float" office:value="10" calcext:value-type="float">
            <text:p>10</text:p>
          </table:table-cell>
          <table:table-cell table:formula="of:=SUM([.Q3:.Q12])" office:value-type="float" office:value="8" calcext:value-type="float">
            <text:p>8</text:p>
          </table:table-cell>
          <table:table-cell table:formula="of:=SUM([.R3:.R12])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_9</text:p>
          </table:table-cell>
          <table:table-cell/>
          <table:table-cell table:formula="of:=[$Defaults.$H$11]" office:value-type="float" office:value="222.29502767" calcext:value-type="float">
            <text:p>222.30</text:p>
          </table:table-cell>
          <table:table-cell table:formula="of:=[$'Defaults, 1 thread'.$H$11]" office:value-type="float" office:value="222.29502767" calcext:value-type="float">
            <text:p>222.30</text:p>
          </table:table-cell>
          <table:table-cell table:formula="of:=[$'Defaults, mem emphasis'.$H$11]" office:value-type="float" office:value="222.29502767" calcext:value-type="float">
            <text:p>222.30</text:p>
          </table:table-cell>
          <table:table-cell office:value-type="float" office:value="222.29502767" calcext:value-type="float">
            <text:p>222.30</text:p>
          </table:table-cell>
          <table:table-cell table:formula="of:=[$'Defaults, 1 thread, mem emphasis, warmstart'.$H$11]" office:value-type="float" office:value="222.29502767" calcext:value-type="float">
            <text:p>222.30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number-columns-repeated="2"/>
          <table:table-cell table:formula="of:=IF([.C11]=&quot;NA&quot;; &quot;NA&quot;; [.C11]&gt;=MAX([.C11:.G11]))" office:value-type="boolean" office:boolean-value="true" calcext:value-type="boolean">
            <text:p>TRUE</text:p>
          </table:table-cell>
          <table:table-cell table:formula="of:=IF([.D11] = &quot;NA&quot;; &quot;NA&quot;; [.D11]&gt;=MAX([.C11:.G11]))" office:value-type="boolean" office:boolean-value="true" calcext:value-type="boolean">
            <text:p>TRUE</text:p>
          </table:table-cell>
          <table:table-cell table:formula="of:=IF([.E11] = &quot;NA&quot;; &quot;NA&quot;; [.E11]&gt;=MAX([.C11:.G11]))" office:value-type="boolean" office:boolean-value="true" calcext:value-type="boolean">
            <text:p>TRUE</text:p>
          </table:table-cell>
          <table:table-cell table:formula="of:=IF([.F11]=&quot;NA&quot;; &quot;NA&quot;; [.F11]&gt;=MAX([.C11:.G11]))" office:value-type="boolean" office:boolean-value="true" calcext:value-type="boolean">
            <text:p>TRUE</text:p>
          </table:table-cell>
          <table:table-cell table:formula="of:=IF([.G11] = &quot;NA&quot;; &quot;NA&quot;; [.G11]&gt;=MAX([.C11:.G11]))" office:value-type="boolean" office:boolean-value="true" calcext:value-type="boolean">
            <text:p>TRUE</text:p>
          </table:table-cell>
          <table:table-cell table:formula="of:=IF([.H11] = &quot;NA&quot;; &quot;NA&quot;; [.H11]&gt;=MAX([.C11:.H11]))" office:value-type="boolean" office:boolean-value="true" calcext:value-type="boolean">
            <text:p>TRUE</text:p>
          </table:table-cell>
          <table:table-cell table:formula="of:=IF([.I11] = &quot;NA&quot;; &quot;NA&quot;; [.I11]&gt;=MAX([.C11:.I11]))" office:value-type="boolean" office:boolean-value="true" calcext:value-type="boolean">
            <text:p>TRU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10]*10/70" office:value-type="float" office:value="1.42857142857143" calcext:value-type="float">
            <text:p>1.4</text:p>
          </table:table-cell>
          <table:table-cell table:style-name="ce71" table:formula="of:=[.V10]*10/70" office:value-type="float" office:value="1.42857142857143" calcext:value-type="float">
            <text:p>1.4</text:p>
          </table:table-cell>
          <table:table-cell table:style-name="ce71" table:formula="of:=[.W10]*10/70" office:value-type="float" office:value="1.42857142857143" calcext:value-type="float">
            <text:p>1.4</text:p>
          </table:table-cell>
          <table:table-cell table:style-name="ce71" table:formula="of:=[.X10]*10/70" office:value-type="float" office:value="1.42857142857143" calcext:value-type="float">
            <text:p>1.4</text:p>
          </table:table-cell>
          <table:table-cell table:style-name="ce71" table:formula="of:=[.Y10]*10/70" office:value-type="float" office:value="1.42857142857143" calcext:value-type="float">
            <text:p>1.4</text:p>
          </table:table-cell>
          <table:table-cell table:style-name="ce71" table:formula="of:=[.Z10]*10/70" office:value-type="float" office:value="1.14285714285714" calcext:value-type="float">
            <text:p>1.1</text:p>
          </table:table-cell>
          <table:table-cell table:style-name="ce71" table:formula="of:=[.AA10]*10/70" office:value-type="float" office:value="1.42857142857143" calcext:value-type="float">
            <text:p>1.4</text:p>
          </table:table-cell>
          <table:table-cell table:number-columns-repeated="997"/>
        </table:table-row>
        <table:table-row table:style-name="ro1">
          <table:table-cell table:style-name="ce35" office:value-type="string" calcext:value-type="string">
            <text:p>10_10</text:p>
          </table:table-cell>
          <table:table-cell table:style-name="ce35"/>
          <table:table-cell table:style-name="ce38" table:formula="of:=[$Defaults.$H$12]" office:value-type="float" office:value="225.00599533" calcext:value-type="float">
            <text:p>225.01</text:p>
          </table:table-cell>
          <table:table-cell table:style-name="ce38" table:formula="of:=[$'Defaults, 1 thread'.$H$12]" office:value-type="float" office:value="225.00599533" calcext:value-type="float">
            <text:p>225.01</text:p>
          </table:table-cell>
          <table:table-cell table:style-name="ce38" table:formula="of:=[$'Defaults, mem emphasis'.$H$12]" office:value-type="float" office:value="225.00599533" calcext:value-type="float">
            <text:p>225.01</text:p>
          </table:table-cell>
          <table:table-cell table:style-name="ce38" office:value-type="float" office:value="225.00599533" calcext:value-type="float">
            <text:p>225.01</text:p>
          </table:table-cell>
          <table:table-cell table:style-name="ce38" table:formula="of:=[$'Defaults, 1 thread, mem emphasis, warmstart'.$H$12]" office:value-type="float" office:value="225.00599533" calcext:value-type="float">
            <text:p>225.01</text:p>
          </table:table-cell>
          <table:table-cell table:number-columns-repeated="2" table:style-name="ce38" office:value-type="float" office:value="225.00599533" calcext:value-type="float">
            <text:p>225.01</text:p>
          </table:table-cell>
          <table:table-cell table:style-name="ce35" table:number-columns-repeated="2"/>
          <table:table-cell table:style-name="ce69" table:formula="of:=IF([.C12]=&quot;NA&quot;; &quot;NA&quot;; [.C12]&gt;=MAX([.C12:.G12]))" office:value-type="boolean" office:boolean-value="true" calcext:value-type="boolean">
            <text:p>TRUE</text:p>
          </table:table-cell>
          <table:table-cell table:style-name="ce69" table:formula="of:=IF([.D12] = &quot;NA&quot;; &quot;NA&quot;; [.D12]&gt;=MAX([.C12:.G12]))" office:value-type="boolean" office:boolean-value="true" calcext:value-type="boolean">
            <text:p>TRUE</text:p>
          </table:table-cell>
          <table:table-cell table:style-name="ce69" table:formula="of:=IF([.E12] = &quot;NA&quot;; &quot;NA&quot;; [.E12]&gt;=MAX([.C12:.G12]))" office:value-type="boolean" office:boolean-value="true" calcext:value-type="boolean">
            <text:p>TRUE</text:p>
          </table:table-cell>
          <table:table-cell table:style-name="ce69" table:formula="of:=IF([.F12]=&quot;NA&quot;; &quot;NA&quot;; [.F12]&gt;=MAX([.C12:.G12]))" office:value-type="boolean" office:boolean-value="true" calcext:value-type="boolean">
            <text:p>TRUE</text:p>
          </table:table-cell>
          <table:table-cell table:style-name="ce69" table:formula="of:=IF([.G12] = &quot;NA&quot;; &quot;NA&quot;; [.G12]&gt;=MAX([.C12:.G12]))" office:value-type="boolean" office:boolean-value="true" calcext:value-type="boolean">
            <text:p>TRUE</text:p>
          </table:table-cell>
          <table:table-cell table:style-name="ce69" table:formula="of:=IF([.H12] = &quot;NA&quot;; &quot;NA&quot;; [.H12]&gt;=MAX([.C12:.H12]))" office:value-type="boolean" office:boolean-value="true" calcext:value-type="boolean">
            <text:p>TRUE</text:p>
          </table:table-cell>
          <table:table-cell table:style-name="ce70" table:formula="of:=IF([.I12] = &quot;NA&quot;; &quot;NA&quot;; [.I12]&gt;=MAX([.C12:.I1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3:.C12];&quot;=NA&quot;)" office:value-type="float" office:value="0" calcext:value-type="float">
            <text:p>0</text:p>
          </table:table-cell>
          <table:table-cell table:style-name="ce72" table:formula="of:=COUNTIF([.D3:.D12];&quot;=NA&quot;)" office:value-type="float" office:value="0" calcext:value-type="float">
            <text:p>0</text:p>
          </table:table-cell>
          <table:table-cell table:style-name="ce72" table:formula="of:=COUNTIF([.E3:.E12];&quot;=NA&quot;)" office:value-type="float" office:value="0" calcext:value-type="float">
            <text:p>0</text:p>
          </table:table-cell>
          <table:table-cell table:style-name="ce72" table:formula="of:=COUNTIF([.F3:.F12];&quot;=NA&quot;)" office:value-type="float" office:value="0" calcext:value-type="float">
            <text:p>0</text:p>
          </table:table-cell>
          <table:table-cell table:style-name="ce72" table:formula="of:=COUNTIF([.G3:.G12];&quot;=NA&quot;)" office:value-type="float" office:value="0" calcext:value-type="float">
            <text:p>0</text:p>
          </table:table-cell>
          <table:table-cell table:style-name="ce72" table:formula="of:=COUNTIF([.H3:.H12];&quot;=NA&quot;)" office:value-type="float" office:value="0" calcext:value-type="float">
            <text:p>0</text:p>
          </table:table-cell>
          <table:table-cell table:style-name="ce72" table:formula="of:=COUNTIF([.I3:.I1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5_1</text:p>
          </table:table-cell>
          <table:table-cell/>
          <table:table-cell table:formula="of:=[$Defaults.$H$13]" office:value-type="float" office:value="428.09667333" calcext:value-type="float">
            <text:p>428.10</text:p>
          </table:table-cell>
          <table:table-cell table:formula="of:=[$'Defaults, 1 thread'.$H$13]" office:value-type="float" office:value="398.38078878" calcext:value-type="float">
            <text:p>398.38</text:p>
          </table:table-cell>
          <table:table-cell table:formula="of:=[$'Defaults, mem emphasis'.$H$13]" office:value-type="float" office:value="428.09667333" calcext:value-type="float">
            <text:p>428.10</text:p>
          </table:table-cell>
          <table:table-cell office:value-type="float" office:value="417.72514101" calcext:value-type="float">
            <text:p>417.73</text:p>
          </table:table-cell>
          <table:table-cell table:formula="of:=[$'Defaults, 1 thread, mem emphasis, warmstart'.$H$13]" office:value-type="float" office:value="428.09667333" calcext:value-type="float">
            <text:p>428.10</text:p>
          </table:table-cell>
          <table:table-cell office:value-type="float" office:value="420.48172802" calcext:value-type="float">
            <text:p>420.48</text:p>
          </table:table-cell>
          <table:table-cell office:value-type="float" office:value="428.05386753" calcext:value-type="float">
            <text:p>428.05</text:p>
          </table:table-cell>
          <table:table-cell table:number-columns-repeated="2"/>
          <table:table-cell table:formula="of:=IF([.C13]=&quot;NA&quot;; &quot;NA&quot;; [.C13]&gt;=MAX([.C13:.G13]))" office:value-type="boolean" office:boolean-value="true" calcext:value-type="boolean">
            <text:p>TRUE</text:p>
          </table:table-cell>
          <table:table-cell table:formula="of:=IF([.D13] = &quot;NA&quot;; &quot;NA&quot;; [.D13]&gt;=MAX([.C13:.G13]))" office:value-type="boolean" office:boolean-value="false" calcext:value-type="boolean">
            <text:p>FALSE</text:p>
          </table:table-cell>
          <table:table-cell table:formula="of:=IF([.E13] = &quot;NA&quot;; &quot;NA&quot;; [.E13]&gt;=MAX([.C13:.G13]))" office:value-type="boolean" office:boolean-value="true" calcext:value-type="boolean">
            <text:p>TRUE</text:p>
          </table:table-cell>
          <table:table-cell table:formula="of:=IF([.F13]=&quot;NA&quot;; &quot;NA&quot;; [.F13]&gt;=MAX([.C13:.G13]))" office:value-type="boolean" office:boolean-value="false" calcext:value-type="boolean">
            <text:p>FALSE</text:p>
          </table:table-cell>
          <table:table-cell table:formula="of:=IF([.G13] = &quot;NA&quot;; &quot;NA&quot;; [.G13]&gt;=MAX([.C13:.G13]))" office:value-type="boolean" office:boolean-value="true" calcext:value-type="boolean">
            <text:p>TRUE</text:p>
          </table:table-cell>
          <table:table-cell table:formula="of:=IF([.H13] = &quot;NA&quot;; &quot;NA&quot;; [.H13]&gt;=MAX([.C13:.H13]))" office:value-type="boolean" office:boolean-value="false" calcext:value-type="boolean">
            <text:p>FALSE</text:p>
          </table:table-cell>
          <table:table-cell table:formula="of:=IF([.I13] = &quot;NA&quot;; &quot;NA&quot;; [.I13]&gt;=MAX([.C13:.I1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2</text:p>
          </table:table-cell>
          <table:table-cell/>
          <table:table-cell table:formula="of:=[$Defaults.$H$14]" office:value-type="float" office:value="476.0489371" calcext:value-type="float">
            <text:p>476.05</text:p>
          </table:table-cell>
          <table:table-cell table:formula="of:=[$'Defaults, 1 thread'.$H$14]" office:value-type="float" office:value="450.76422365" calcext:value-type="float">
            <text:p>450.76</text:p>
          </table:table-cell>
          <table:table-cell table:formula="of:=[$'Defaults, mem emphasis'.$H$14]" office:value-type="float" office:value="476.0489371" calcext:value-type="float">
            <text:p>476.05</text:p>
          </table:table-cell>
          <table:table-cell office:value-type="float" office:value="452.55330195" calcext:value-type="float">
            <text:p>452.55</text:p>
          </table:table-cell>
          <table:table-cell table:formula="of:=[$'Defaults, 1 thread, mem emphasis, warmstart'.$H$14]" office:value-type="float" office:value="476.0489371" calcext:value-type="float">
            <text:p>476.05</text:p>
          </table:table-cell>
          <table:table-cell office:value-type="float" office:value="476.00133589" calcext:value-type="float">
            <text:p>476.00</text:p>
          </table:table-cell>
          <table:table-cell office:value-type="float" office:value="476.00133908" calcext:value-type="float">
            <text:p>476.00</text:p>
          </table:table-cell>
          <table:table-cell table:number-columns-repeated="2"/>
          <table:table-cell table:formula="of:=IF([.C14]=&quot;NA&quot;; &quot;NA&quot;; [.C14]&gt;=MAX([.C14:.G14]))" office:value-type="boolean" office:boolean-value="true" calcext:value-type="boolean">
            <text:p>TRUE</text:p>
          </table:table-cell>
          <table:table-cell table:formula="of:=IF([.D14] = &quot;NA&quot;; &quot;NA&quot;; [.D14]&gt;=MAX([.C14:.G14]))" office:value-type="boolean" office:boolean-value="false" calcext:value-type="boolean">
            <text:p>FALSE</text:p>
          </table:table-cell>
          <table:table-cell table:formula="of:=IF([.E14] = &quot;NA&quot;; &quot;NA&quot;; [.E14]&gt;=MAX([.C14:.G14]))" office:value-type="boolean" office:boolean-value="true" calcext:value-type="boolean">
            <text:p>TRUE</text:p>
          </table:table-cell>
          <table:table-cell table:formula="of:=IF([.F14]=&quot;NA&quot;; &quot;NA&quot;; [.F14]&gt;=MAX([.C14:.G14]))" office:value-type="boolean" office:boolean-value="false" calcext:value-type="boolean">
            <text:p>FALSE</text:p>
          </table:table-cell>
          <table:table-cell table:formula="of:=IF([.G14] = &quot;NA&quot;; &quot;NA&quot;; [.G14]&gt;=MAX([.C14:.G14]))" office:value-type="boolean" office:boolean-value="true" calcext:value-type="boolean">
            <text:p>TRUE</text:p>
          </table:table-cell>
          <table:table-cell table:formula="of:=IF([.H14] = &quot;NA&quot;; &quot;NA&quot;; [.H14]&gt;=MAX([.C14:.H14]))" office:value-type="boolean" office:boolean-value="false" calcext:value-type="boolean">
            <text:p>FALSE</text:p>
          </table:table-cell>
          <table:table-cell table:formula="of:=IF([.I14] = &quot;NA&quot;; &quot;NA&quot;; [.I14]&gt;=MAX([.C14:.I14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3</text:p>
          </table:table-cell>
          <table:table-cell/>
          <table:table-cell table:formula="of:=[$Defaults.$H$15]" office:value-type="float" office:value="399.0918764" calcext:value-type="float">
            <text:p>399.09</text:p>
          </table:table-cell>
          <table:table-cell table:formula="of:=[$'Defaults, 1 thread'.$H$15]" office:value-type="float" office:value="316.75879853" calcext:value-type="float">
            <text:p>316.76</text:p>
          </table:table-cell>
          <table:table-cell table:formula="of:=[$'Defaults, mem emphasis'.$H$15]" office:value-type="float" office:value="399.0918764" calcext:value-type="float">
            <text:p>399.09</text:p>
          </table:table-cell>
          <table:table-cell office:value-type="float" office:value="306.1507988" calcext:value-type="float">
            <text:p>306.15</text:p>
          </table:table-cell>
          <table:table-cell table:formula="of:=[$'Defaults, 1 thread, mem emphasis, warmstart'.$H$15]" office:value-type="float" office:value="399.0918764" calcext:value-type="float">
            <text:p>399.09</text:p>
          </table:table-cell>
          <table:table-cell office:value-type="float" office:value="337.61071105" calcext:value-type="float">
            <text:p>337.61</text:p>
          </table:table-cell>
          <table:table-cell office:value-type="float" office:value="371.41041504" calcext:value-type="float">
            <text:p>371.41</text:p>
          </table:table-cell>
          <table:table-cell table:number-columns-repeated="2"/>
          <table:table-cell table:formula="of:=IF([.C15]=&quot;NA&quot;; &quot;NA&quot;; [.C15]&gt;=MAX([.C15:.G15]))" office:value-type="boolean" office:boolean-value="true" calcext:value-type="boolean">
            <text:p>TRUE</text:p>
          </table:table-cell>
          <table:table-cell table:formula="of:=IF([.D15] = &quot;NA&quot;; &quot;NA&quot;; [.D15]&gt;=MAX([.C15:.G15]))" office:value-type="boolean" office:boolean-value="false" calcext:value-type="boolean">
            <text:p>FALSE</text:p>
          </table:table-cell>
          <table:table-cell table:formula="of:=IF([.E15] = &quot;NA&quot;; &quot;NA&quot;; [.E15]&gt;=MAX([.C15:.G15]))" office:value-type="boolean" office:boolean-value="true" calcext:value-type="boolean">
            <text:p>TRUE</text:p>
          </table:table-cell>
          <table:table-cell table:formula="of:=IF([.F15]=&quot;NA&quot;; &quot;NA&quot;; [.F15]&gt;=MAX([.C15:.G15]))" office:value-type="boolean" office:boolean-value="false" calcext:value-type="boolean">
            <text:p>FALSE</text:p>
          </table:table-cell>
          <table:table-cell table:formula="of:=IF([.G15] = &quot;NA&quot;; &quot;NA&quot;; [.G15]&gt;=MAX([.C15:.G15]))" office:value-type="boolean" office:boolean-value="true" calcext:value-type="boolean">
            <text:p>TRUE</text:p>
          </table:table-cell>
          <table:table-cell table:formula="of:=IF([.H15] = &quot;NA&quot;; &quot;NA&quot;; [.H15]&gt;=MAX([.C15:.H15]))" office:value-type="boolean" office:boolean-value="false" calcext:value-type="boolean">
            <text:p>FALSE</text:p>
          </table:table-cell>
          <table:table-cell table:formula="of:=IF([.I15] = &quot;NA&quot;; &quot;NA&quot;; [.I15]&gt;=MAX([.C15:.I15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4</text:p>
          </table:table-cell>
          <table:table-cell/>
          <table:table-cell table:formula="of:=[$Defaults.$H$16]" office:value-type="float" office:value="411.29577673" calcext:value-type="float">
            <text:p>411.30</text:p>
          </table:table-cell>
          <table:table-cell table:formula="of:=[$'Defaults, 1 thread'.$H$16]" office:value-type="float" office:value="341.22611155" calcext:value-type="float">
            <text:p>341.23</text:p>
          </table:table-cell>
          <table:table-cell table:formula="of:=[$'Defaults, mem emphasis'.$H$16]" office:value-type="float" office:value="411.29577673" calcext:value-type="float">
            <text:p>411.30</text:p>
          </table:table-cell>
          <table:table-cell office:value-type="float" office:value="336.62847291" calcext:value-type="float">
            <text:p>336.63</text:p>
          </table:table-cell>
          <table:table-cell table:formula="of:=[$'Defaults, 1 thread, mem emphasis, warmstart'.$H$16]" office:value-type="float" office:value="411.29577673" calcext:value-type="float">
            <text:p>411.30</text:p>
          </table:table-cell>
          <table:table-cell office:value-type="float" office:value="411.2547359" calcext:value-type="float">
            <text:p>411.25</text:p>
          </table:table-cell>
          <table:table-cell office:value-type="float" office:value="411.25473157" calcext:value-type="float">
            <text:p>411.25</text:p>
          </table:table-cell>
          <table:table-cell table:number-columns-repeated="2"/>
          <table:table-cell table:formula="of:=IF([.C16]=&quot;NA&quot;; &quot;NA&quot;; [.C16]&gt;=MAX([.C16:.G16]))" office:value-type="boolean" office:boolean-value="true" calcext:value-type="boolean">
            <text:p>TRUE</text:p>
          </table:table-cell>
          <table:table-cell table:formula="of:=IF([.D16] = &quot;NA&quot;; &quot;NA&quot;; [.D16]&gt;=MAX([.C16:.G16]))" office:value-type="boolean" office:boolean-value="false" calcext:value-type="boolean">
            <text:p>FALSE</text:p>
          </table:table-cell>
          <table:table-cell table:formula="of:=IF([.E16] = &quot;NA&quot;; &quot;NA&quot;; [.E16]&gt;=MAX([.C16:.G16]))" office:value-type="boolean" office:boolean-value="true" calcext:value-type="boolean">
            <text:p>TRUE</text:p>
          </table:table-cell>
          <table:table-cell table:formula="of:=IF([.F16]=&quot;NA&quot;; &quot;NA&quot;; [.F16]&gt;=MAX([.C16:.G16]))" office:value-type="boolean" office:boolean-value="false" calcext:value-type="boolean">
            <text:p>FALSE</text:p>
          </table:table-cell>
          <table:table-cell table:formula="of:=IF([.G16] = &quot;NA&quot;; &quot;NA&quot;; [.G16]&gt;=MAX([.C16:.G16]))" office:value-type="boolean" office:boolean-value="true" calcext:value-type="boolean">
            <text:p>TRUE</text:p>
          </table:table-cell>
          <table:table-cell table:formula="of:=IF([.H16] = &quot;NA&quot;; &quot;NA&quot;; [.H16]&gt;=MAX([.C16:.H16]))" office:value-type="boolean" office:boolean-value="false" calcext:value-type="boolean">
            <text:p>FALSE</text:p>
          </table:table-cell>
          <table:table-cell table:formula="of:=IF([.I16] = &quot;NA&quot;; &quot;NA&quot;; [.I16]&gt;=MAX([.C16:.I1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5</text:p>
          </table:table-cell>
          <table:table-cell/>
          <table:table-cell table:formula="of:=[$Defaults.$H$17]" office:value-type="float" office:value="366.33909303" calcext:value-type="float">
            <text:p>366.34</text:p>
          </table:table-cell>
          <table:table-cell table:formula="of:=[$'Defaults, 1 thread'.$H$17]" office:value-type="float" office:value="335.6091662" calcext:value-type="float">
            <text:p>335.61</text:p>
          </table:table-cell>
          <table:table-cell table:formula="of:=[$'Defaults, mem emphasis'.$H$17]" office:value-type="float" office:value="366.33909303" calcext:value-type="float">
            <text:p>366.34</text:p>
          </table:table-cell>
          <table:table-cell office:value-type="float" office:value="333.11996142" calcext:value-type="float">
            <text:p>333.12</text:p>
          </table:table-cell>
          <table:table-cell table:formula="of:=[$'Defaults, 1 thread, mem emphasis, warmstart'.$H$17]" office:value-type="float" office:value="366.33909303" calcext:value-type="float">
            <text:p>366.34</text:p>
          </table:table-cell>
          <table:table-cell office:value-type="float" office:value="366.30246548" calcext:value-type="float">
            <text:p>366.30</text:p>
          </table:table-cell>
          <table:table-cell office:value-type="float" office:value="363.68555249" calcext:value-type="float">
            <text:p>363.69</text:p>
          </table:table-cell>
          <table:table-cell table:number-columns-repeated="2"/>
          <table:table-cell table:formula="of:=IF([.C17]=&quot;NA&quot;; &quot;NA&quot;; [.C17]&gt;=MAX([.C17:.G17]))" office:value-type="boolean" office:boolean-value="true" calcext:value-type="boolean">
            <text:p>TRUE</text:p>
          </table:table-cell>
          <table:table-cell table:formula="of:=IF([.D17] = &quot;NA&quot;; &quot;NA&quot;; [.D17]&gt;=MAX([.C17:.G17]))" office:value-type="boolean" office:boolean-value="false" calcext:value-type="boolean">
            <text:p>FALSE</text:p>
          </table:table-cell>
          <table:table-cell table:formula="of:=IF([.E17] = &quot;NA&quot;; &quot;NA&quot;; [.E17]&gt;=MAX([.C17:.G17]))" office:value-type="boolean" office:boolean-value="true" calcext:value-type="boolean">
            <text:p>TRUE</text:p>
          </table:table-cell>
          <table:table-cell table:formula="of:=IF([.F17]=&quot;NA&quot;; &quot;NA&quot;; [.F17]&gt;=MAX([.C17:.G17]))" office:value-type="boolean" office:boolean-value="false" calcext:value-type="boolean">
            <text:p>FALSE</text:p>
          </table:table-cell>
          <table:table-cell table:formula="of:=IF([.G17] = &quot;NA&quot;; &quot;NA&quot;; [.G17]&gt;=MAX([.C17:.G17]))" office:value-type="boolean" office:boolean-value="true" calcext:value-type="boolean">
            <text:p>TRUE</text:p>
          </table:table-cell>
          <table:table-cell table:formula="of:=IF([.H17] = &quot;NA&quot;; &quot;NA&quot;; [.H17]&gt;=MAX([.C17:.H17]))" office:value-type="boolean" office:boolean-value="false" calcext:value-type="boolean">
            <text:p>FALSE</text:p>
          </table:table-cell>
          <table:table-cell table:formula="of:=IF([.I17] = &quot;NA&quot;; &quot;NA&quot;; [.I17]&gt;=MAX([.C17:.I17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6</text:p>
          </table:table-cell>
          <table:table-cell/>
          <table:table-cell table:formula="of:=[$Defaults.$H$18]" office:value-type="float" office:value="405.58489977" calcext:value-type="float">
            <text:p>405.58</text:p>
          </table:table-cell>
          <table:table-cell table:formula="of:=[$'Defaults, 1 thread'.$H$18]" office:value-type="float" office:value="271.38723528" calcext:value-type="float">
            <text:p>271.39</text:p>
          </table:table-cell>
          <table:table-cell table:formula="of:=[$'Defaults, mem emphasis'.$H$18]" office:value-type="float" office:value="379.88345875" calcext:value-type="float">
            <text:p>379.88</text:p>
          </table:table-cell>
          <table:table-cell office:value-type="float" office:value="289.80787159" calcext:value-type="float">
            <text:p>289.81</text:p>
          </table:table-cell>
          <table:table-cell table:formula="of:=[$'Defaults, 1 thread, mem emphasis, warmstart'.$H$18]" office:value-type="float" office:value="394.36781639" calcext:value-type="float">
            <text:p>394.37</text:p>
          </table:table-cell>
          <table:table-cell office:value-type="float" office:value="396.09380423" calcext:value-type="float">
            <text:p>396.09</text:p>
          </table:table-cell>
          <table:table-cell office:value-type="float" office:value="372.8130858" calcext:value-type="float">
            <text:p>372.81</text:p>
          </table:table-cell>
          <table:table-cell table:number-columns-repeated="2"/>
          <table:table-cell table:formula="of:=IF([.C18]=&quot;NA&quot;; &quot;NA&quot;; [.C18]&gt;=MAX([.C18:.G18]))" office:value-type="boolean" office:boolean-value="true" calcext:value-type="boolean">
            <text:p>TRUE</text:p>
          </table:table-cell>
          <table:table-cell table:formula="of:=IF([.D18] = &quot;NA&quot;; &quot;NA&quot;; [.D18]&gt;=MAX([.C18:.G18]))" office:value-type="boolean" office:boolean-value="false" calcext:value-type="boolean">
            <text:p>FALSE</text:p>
          </table:table-cell>
          <table:table-cell table:formula="of:=IF([.E18] = &quot;NA&quot;; &quot;NA&quot;; [.E18]&gt;=MAX([.C18:.G18]))" office:value-type="boolean" office:boolean-value="false" calcext:value-type="boolean">
            <text:p>FALSE</text:p>
          </table:table-cell>
          <table:table-cell table:formula="of:=IF([.F18]=&quot;NA&quot;; &quot;NA&quot;; [.F18]&gt;=MAX([.C18:.G18]))" office:value-type="boolean" office:boolean-value="false" calcext:value-type="boolean">
            <text:p>FALSE</text:p>
          </table:table-cell>
          <table:table-cell table:formula="of:=IF([.G18] = &quot;NA&quot;; &quot;NA&quot;; [.G18]&gt;=MAX([.C18:.G18]))" office:value-type="boolean" office:boolean-value="false" calcext:value-type="boolean">
            <text:p>FALSE</text:p>
          </table:table-cell>
          <table:table-cell table:formula="of:=IF([.H18] = &quot;NA&quot;; &quot;NA&quot;; [.H18]&gt;=MAX([.C18:.H18]))" office:value-type="boolean" office:boolean-value="false" calcext:value-type="boolean">
            <text:p>FALSE</text:p>
          </table:table-cell>
          <table:table-cell table:formula="of:=IF([.I18] = &quot;NA&quot;; &quot;NA&quot;; [.I18]&gt;=MAX([.C18:.I1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7</text:p>
          </table:table-cell>
          <table:table-cell/>
          <table:table-cell table:formula="of:=[$Defaults.$H$19]" office:value-type="float" office:value="328.67077267" calcext:value-type="float">
            <text:p>328.67</text:p>
          </table:table-cell>
          <table:table-cell table:formula="of:=[$'Defaults, 1 thread'.$H$19]" office:value-type="float" office:value="328.67077267" calcext:value-type="float">
            <text:p>328.67</text:p>
          </table:table-cell>
          <table:table-cell table:formula="of:=[$'Defaults, mem emphasis'.$H$19]" office:value-type="float" office:value="328.67077267" calcext:value-type="float">
            <text:p>328.67</text:p>
          </table:table-cell>
          <table:table-cell office:value-type="float" office:value="302.39333996" calcext:value-type="float">
            <text:p>302.39</text:p>
          </table:table-cell>
          <table:table-cell table:formula="of:=[$'Defaults, 1 thread, mem emphasis, warmstart'.$H$19]" office:value-type="float" office:value="328.67077267" calcext:value-type="float">
            <text:p>328.67</text:p>
          </table:table-cell>
          <table:table-cell office:value-type="float" office:value="328.63810638" calcext:value-type="float">
            <text:p>328.64</text:p>
          </table:table-cell>
          <table:table-cell office:value-type="float" office:value="328.63800617" calcext:value-type="float">
            <text:p>328.64</text:p>
          </table:table-cell>
          <table:table-cell table:number-columns-repeated="2"/>
          <table:table-cell table:formula="of:=IF([.C19]=&quot;NA&quot;; &quot;NA&quot;; [.C19]&gt;=MAX([.C19:.G19]))" office:value-type="boolean" office:boolean-value="true" calcext:value-type="boolean">
            <text:p>TRUE</text:p>
          </table:table-cell>
          <table:table-cell table:formula="of:=IF([.D19] = &quot;NA&quot;; &quot;NA&quot;; [.D19]&gt;=MAX([.C19:.G19]))" office:value-type="boolean" office:boolean-value="true" calcext:value-type="boolean">
            <text:p>TRUE</text:p>
          </table:table-cell>
          <table:table-cell table:formula="of:=IF([.E19] = &quot;NA&quot;; &quot;NA&quot;; [.E19]&gt;=MAX([.C19:.G19]))" office:value-type="boolean" office:boolean-value="true" calcext:value-type="boolean">
            <text:p>TRUE</text:p>
          </table:table-cell>
          <table:table-cell table:formula="of:=IF([.F19]=&quot;NA&quot;; &quot;NA&quot;; [.F19]&gt;=MAX([.C19:.G19]))" office:value-type="boolean" office:boolean-value="false" calcext:value-type="boolean">
            <text:p>FALSE</text:p>
          </table:table-cell>
          <table:table-cell table:formula="of:=IF([.G19] = &quot;NA&quot;; &quot;NA&quot;; [.G19]&gt;=MAX([.C19:.G19]))" office:value-type="boolean" office:boolean-value="true" calcext:value-type="boolean">
            <text:p>TRUE</text:p>
          </table:table-cell>
          <table:table-cell table:formula="of:=IF([.H19] = &quot;NA&quot;; &quot;NA&quot;; [.H19]&gt;=MAX([.C19:.H19]))" office:value-type="boolean" office:boolean-value="false" calcext:value-type="boolean">
            <text:p>FALSE</text:p>
          </table:table-cell>
          <table:table-cell table:formula="of:=IF([.I19] = &quot;NA&quot;; &quot;NA&quot;; [.I19]&gt;=MAX([.C19:.I19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5_8</text:p>
          </table:table-cell>
          <table:table-cell/>
          <table:table-cell table:formula="of:=[$Defaults.$H$20]" office:value-type="float" office:value="357.68369787" calcext:value-type="float">
            <text:p>357.68</text:p>
          </table:table-cell>
          <table:table-cell table:formula="of:=[$'Defaults, 1 thread'.$H$20]" office:value-type="float" office:value="357.68369787" calcext:value-type="float">
            <text:p>357.68</text:p>
          </table:table-cell>
          <table:table-cell table:formula="of:=[$'Defaults, mem emphasis'.$H$20]" office:value-type="float" office:value="357.68369787" calcext:value-type="float">
            <text:p>357.68</text:p>
          </table:table-cell>
          <table:table-cell office:value-type="float" office:value="346.06910514" calcext:value-type="float">
            <text:p>346.07</text:p>
          </table:table-cell>
          <table:table-cell table:formula="of:=[$'Defaults, 1 thread, mem emphasis, warmstart'.$H$20]" office:value-type="float" office:value="357.68369787" calcext:value-type="float">
            <text:p>357.68</text:p>
          </table:table-cell>
          <table:table-cell office:value-type="float" office:value="357.64929611" calcext:value-type="float">
            <text:p>357.65</text:p>
          </table:table-cell>
          <table:table-cell office:value-type="float" office:value="357.64810966" calcext:value-type="float">
            <text:p>357.65</text:p>
          </table:table-cell>
          <table:table-cell table:number-columns-repeated="2"/>
          <table:table-cell table:formula="of:=IF([.C20]=&quot;NA&quot;; &quot;NA&quot;; [.C20]&gt;=MAX([.C20:.G20]))" office:value-type="boolean" office:boolean-value="true" calcext:value-type="boolean">
            <text:p>TRUE</text:p>
          </table:table-cell>
          <table:table-cell table:formula="of:=IF([.D20] = &quot;NA&quot;; &quot;NA&quot;; [.D20]&gt;=MAX([.C20:.G20]))" office:value-type="boolean" office:boolean-value="true" calcext:value-type="boolean">
            <text:p>TRUE</text:p>
          </table:table-cell>
          <table:table-cell table:formula="of:=IF([.E20] = &quot;NA&quot;; &quot;NA&quot;; [.E20]&gt;=MAX([.C20:.G20]))" office:value-type="boolean" office:boolean-value="true" calcext:value-type="boolean">
            <text:p>TRUE</text:p>
          </table:table-cell>
          <table:table-cell table:formula="of:=IF([.F20]=&quot;NA&quot;; &quot;NA&quot;; [.F20]&gt;=MAX([.C20:.G20]))" office:value-type="boolean" office:boolean-value="false" calcext:value-type="boolean">
            <text:p>FALSE</text:p>
          </table:table-cell>
          <table:table-cell table:formula="of:=IF([.G20] = &quot;NA&quot;; &quot;NA&quot;; [.G20]&gt;=MAX([.C20:.G20]))" office:value-type="boolean" office:boolean-value="true" calcext:value-type="boolean">
            <text:p>TRUE</text:p>
          </table:table-cell>
          <table:table-cell table:formula="of:=IF([.H20] = &quot;NA&quot;; &quot;NA&quot;; [.H20]&gt;=MAX([.C20:.H20]))" office:value-type="boolean" office:boolean-value="false" calcext:value-type="boolean">
            <text:p>FALSE</text:p>
          </table:table-cell>
          <table:table-cell table:formula="of:=IF([.I20] = &quot;NA&quot;; &quot;NA&quot;; [.I20]&gt;=MAX([.C20:.I2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3.2496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13:.L22])" office:value-type="float" office:value="8" calcext:value-type="float">
            <text:p>8</text:p>
          </table:table-cell>
          <table:table-cell table:formula="of:=SUM([.M13:.M22])" office:value-type="float" office:value="2" calcext:value-type="float">
            <text:p>2</text:p>
          </table:table-cell>
          <table:table-cell table:formula="of:=SUM([.N13:.N22])" office:value-type="float" office:value="8" calcext:value-type="float">
            <text:p>8</text:p>
          </table:table-cell>
          <table:table-cell table:formula="of:=SUM([.O13:.O22])" office:value-type="float" office:value="0" calcext:value-type="float">
            <text:p>0</text:p>
          </table:table-cell>
          <table:table-cell table:formula="of:=SUM([.P13:.P22])" office:value-type="float" office:value="8" calcext:value-type="float">
            <text:p>8</text:p>
          </table:table-cell>
          <table:table-cell table:formula="of:=SUM([.Q13:.Q22])" office:value-type="float" office:value="1" calcext:value-type="float">
            <text:p>1</text:p>
          </table:table-cell>
          <table:table-cell table:formula="of:=SUM([.R13:.R2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5_9</text:p>
          </table:table-cell>
          <table:table-cell/>
          <table:table-cell table:formula="of:=[$Defaults.$H$21]" office:value-type="float" office:value="307.37355435" calcext:value-type="float">
            <text:p>307.37</text:p>
          </table:table-cell>
          <table:table-cell table:formula="of:=[$'Defaults, 1 thread'.$H$21]" office:value-type="float" office:value="284.48660572" calcext:value-type="float">
            <text:p>284.49</text:p>
          </table:table-cell>
          <table:table-cell table:formula="of:=[$'Defaults, mem emphasis'.$H$21]" office:value-type="float" office:value="330.40581369" calcext:value-type="float">
            <text:p>330.41</text:p>
          </table:table-cell>
          <table:table-cell office:value-type="float" office:value="276.3287152" calcext:value-type="float">
            <text:p>276.33</text:p>
          </table:table-cell>
          <table:table-cell table:formula="of:=[$'Defaults, 1 thread, mem emphasis, warmstart'.$H$21]" office:value-type="float" office:value="330.2965783" calcext:value-type="float">
            <text:p>330.30</text:p>
          </table:table-cell>
          <table:table-cell office:value-type="float" office:value="338.4121064" calcext:value-type="float">
            <text:p>338.41</text:p>
          </table:table-cell>
          <table:table-cell office:value-type="float" office:value="336.90339068" calcext:value-type="float">
            <text:p>336.90</text:p>
          </table:table-cell>
          <table:table-cell table:number-columns-repeated="2"/>
          <table:table-cell table:formula="of:=IF([.C21]=&quot;NA&quot;; &quot;NA&quot;; [.C21]&gt;=MAX([.C21:.G21]))" office:value-type="boolean" office:boolean-value="false" calcext:value-type="boolean">
            <text:p>FALSE</text:p>
          </table:table-cell>
          <table:table-cell table:formula="of:=IF([.D21] = &quot;NA&quot;; &quot;NA&quot;; [.D21]&gt;=MAX([.C21:.G21]))" office:value-type="boolean" office:boolean-value="false" calcext:value-type="boolean">
            <text:p>FALSE</text:p>
          </table:table-cell>
          <table:table-cell table:formula="of:=IF([.E21] = &quot;NA&quot;; &quot;NA&quot;; [.E21]&gt;=MAX([.C21:.G21]))" office:value-type="boolean" office:boolean-value="true" calcext:value-type="boolean">
            <text:p>TRUE</text:p>
          </table:table-cell>
          <table:table-cell table:formula="of:=IF([.F21]=&quot;NA&quot;; &quot;NA&quot;; [.F21]&gt;=MAX([.C21:.G21]))" office:value-type="boolean" office:boolean-value="false" calcext:value-type="boolean">
            <text:p>FALSE</text:p>
          </table:table-cell>
          <table:table-cell table:formula="of:=IF([.G21] = &quot;NA&quot;; &quot;NA&quot;; [.G21]&gt;=MAX([.C21:.G21]))" office:value-type="boolean" office:boolean-value="false" calcext:value-type="boolean">
            <text:p>FALSE</text:p>
          </table:table-cell>
          <table:table-cell table:formula="of:=IF([.H21] = &quot;NA&quot;; &quot;NA&quot;; [.H21]&gt;=MAX([.C21:.H21]))" office:value-type="boolean" office:boolean-value="true" calcext:value-type="boolean">
            <text:p>TRUE</text:p>
          </table:table-cell>
          <table:table-cell table:formula="of:=IF([.I21] = &quot;NA&quot;; &quot;NA&quot;; [.I21]&gt;=MAX([.C21:.I2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20]*10/70" office:value-type="float" office:value="1.14285714285714" calcext:value-type="float">
            <text:p>1.1</text:p>
          </table:table-cell>
          <table:table-cell table:style-name="ce71" table:formula="of:=[.V20]*10/70" office:value-type="float" office:value="0.285714285714286" calcext:value-type="float">
            <text:p>0.3</text:p>
          </table:table-cell>
          <table:table-cell table:style-name="ce71" table:formula="of:=[.W20]*10/70" office:value-type="float" office:value="1.14285714285714" calcext:value-type="float">
            <text:p>1.1</text:p>
          </table:table-cell>
          <table:table-cell table:style-name="ce71" table:formula="of:=[.X20]*10/70" office:value-type="float" office:value="0" calcext:value-type="float">
            <text:p>0.0</text:p>
          </table:table-cell>
          <table:table-cell table:style-name="ce71" table:formula="of:=[.Y20]*10/70" office:value-type="float" office:value="1.14285714285714" calcext:value-type="float">
            <text:p>1.1</text:p>
          </table:table-cell>
          <table:table-cell table:style-name="ce71" table:formula="of:=[.Z20]*10/70" office:value-type="float" office:value="0.142857142857143" calcext:value-type="float">
            <text:p>0.1</text:p>
          </table:table-cell>
          <table:table-cell table:style-name="ce71" table:formula="of:=[.AA20]*10/70" office:value-type="float" office:value="0" calcext:value-type="float">
            <text:p>0.0</text:p>
          </table:table-cell>
          <table:table-cell table:number-columns-repeated="997"/>
        </table:table-row>
        <table:table-row table:style-name="ro1">
          <table:table-cell table:style-name="ce36" office:value-type="string" calcext:value-type="string">
            <text:p>25_10</text:p>
          </table:table-cell>
          <table:table-cell table:style-name="ce36"/>
          <table:table-cell table:style-name="ce50" table:formula="of:=[$Defaults.$H$22]" office:value-type="float" office:value="391.1740995" calcext:value-type="float">
            <text:p>391.17</text:p>
          </table:table-cell>
          <table:table-cell table:style-name="ce50" table:formula="of:=[$'Defaults, 1 thread'.$H$22]" office:value-type="float" office:value="383.06758564" calcext:value-type="float">
            <text:p>383.07</text:p>
          </table:table-cell>
          <table:table-cell table:style-name="ce50" table:formula="of:=[$'Defaults, mem emphasis'.$H$22]" office:value-type="float" office:value="411.98506705" calcext:value-type="float">
            <text:p>411.99</text:p>
          </table:table-cell>
          <table:table-cell table:style-name="ce50" office:value-type="float" office:value="398.25738321" calcext:value-type="float">
            <text:p>398.26</text:p>
          </table:table-cell>
          <table:table-cell table:style-name="ce50" table:formula="of:=[$'Defaults, 1 thread, mem emphasis, warmstart'.$H$22]" office:value-type="float" office:value="420.98616025" calcext:value-type="float">
            <text:p>420.99</text:p>
          </table:table-cell>
          <table:table-cell table:style-name="ce50" office:value-type="float" office:value="417.04100431" calcext:value-type="float">
            <text:p>417.04</text:p>
          </table:table-cell>
          <table:table-cell table:style-name="ce50" office:value-type="float" office:value="413.651148" calcext:value-type="float">
            <text:p>413.65</text:p>
          </table:table-cell>
          <table:table-cell table:style-name="ce36" table:number-columns-repeated="2"/>
          <table:table-cell table:style-name="ce70" table:formula="of:=IF([.C22]=&quot;NA&quot;; &quot;NA&quot;; [.C22]&gt;=MAX([.C22:.G22]))" office:value-type="boolean" office:boolean-value="false" calcext:value-type="boolean">
            <text:p>FALSE</text:p>
          </table:table-cell>
          <table:table-cell table:style-name="ce70" table:formula="of:=IF([.D22] = &quot;NA&quot;; &quot;NA&quot;; [.D22]&gt;=MAX([.C22:.G22]))" office:value-type="boolean" office:boolean-value="false" calcext:value-type="boolean">
            <text:p>FALSE</text:p>
          </table:table-cell>
          <table:table-cell table:style-name="ce70" table:formula="of:=IF([.E22] = &quot;NA&quot;; &quot;NA&quot;; [.E22]&gt;=MAX([.C22:.G22]))" office:value-type="boolean" office:boolean-value="false" calcext:value-type="boolean">
            <text:p>FALSE</text:p>
          </table:table-cell>
          <table:table-cell table:style-name="ce70" table:formula="of:=IF([.F22]=&quot;NA&quot;; &quot;NA&quot;; [.F22]&gt;=MAX([.C22:.G22]))" office:value-type="boolean" office:boolean-value="false" calcext:value-type="boolean">
            <text:p>FALSE</text:p>
          </table:table-cell>
          <table:table-cell table:style-name="ce70" table:formula="of:=IF([.G22] = &quot;NA&quot;; &quot;NA&quot;; [.G22]&gt;=MAX([.C22:.G22]))" office:value-type="boolean" office:boolean-value="true" calcext:value-type="boolean">
            <text:p>TRUE</text:p>
          </table:table-cell>
          <table:table-cell table:style-name="ce70" table:formula="of:=IF([.H22] = &quot;NA&quot;; &quot;NA&quot;; [.H22]&gt;=MAX([.C22:.H22]))" office:value-type="boolean" office:boolean-value="false" calcext:value-type="boolean">
            <text:p>FALSE</text:p>
          </table:table-cell>
          <table:table-cell table:style-name="ce70" table:formula="of:=IF([.I22] = &quot;NA&quot;; &quot;NA&quot;; [.I22]&gt;=MAX([.C22:.I2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13:.C22];&quot;=NA&quot;)" office:value-type="float" office:value="0" calcext:value-type="float">
            <text:p>0</text:p>
          </table:table-cell>
          <table:table-cell table:style-name="ce72" table:formula="of:=COUNTIF([.D13:.D22];&quot;=NA&quot;)" office:value-type="float" office:value="0" calcext:value-type="float">
            <text:p>0</text:p>
          </table:table-cell>
          <table:table-cell table:style-name="ce72" table:formula="of:=COUNTIF([.E13:.E22];&quot;=NA&quot;)" office:value-type="float" office:value="0" calcext:value-type="float">
            <text:p>0</text:p>
          </table:table-cell>
          <table:table-cell table:style-name="ce72" table:formula="of:=COUNTIF([.F13:.F22];&quot;=NA&quot;)" office:value-type="float" office:value="0" calcext:value-type="float">
            <text:p>0</text:p>
          </table:table-cell>
          <table:table-cell table:style-name="ce72" table:formula="of:=COUNTIF([.G13:.G22];&quot;=NA&quot;)" office:value-type="float" office:value="0" calcext:value-type="float">
            <text:p>0</text:p>
          </table:table-cell>
          <table:table-cell table:style-name="ce72" table:formula="of:=COUNTIF([.H13:.H22];&quot;=NA&quot;)" office:value-type="float" office:value="0" calcext:value-type="float">
            <text:p>0</text:p>
          </table:table-cell>
          <table:table-cell table:style-name="ce72" table:formula="of:=COUNTIF([.I13:.I2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_1</text:p>
          </table:table-cell>
          <table:table-cell/>
          <table:table-cell table:formula="of:=[$Defaults.$H$23]" office:value-type="float" office:value="455.63592477" calcext:value-type="float">
            <text:p>455.64</text:p>
          </table:table-cell>
          <table:table-cell table:formula="of:=[$'Defaults, 1 thread'.$H$23]" office:value-type="float" office:value="448.78968098" calcext:value-type="float">
            <text:p>448.79</text:p>
          </table:table-cell>
          <table:table-cell table:formula="of:=[$'Defaults, mem emphasis'.$H$23]" office:value-type="float" office:value="451.07168199" calcext:value-type="float">
            <text:p>451.07</text:p>
          </table:table-cell>
          <table:table-cell office:value-type="float" office:value="458.09414264" calcext:value-type="float">
            <text:p>458.09</text:p>
          </table:table-cell>
          <table:table-cell table:formula="of:=[$'Defaults, 1 thread, mem emphasis, warmstart'.$H$23]" office:value-type="float" office:value="459.24866422" calcext:value-type="float">
            <text:p>459.25</text:p>
          </table:table-cell>
          <table:table-cell office:value-type="float" office:value="481.02923231" calcext:value-type="float">
            <text:p>481.03</text:p>
          </table:table-cell>
          <table:table-cell office:value-type="float" office:value="477.27206226" calcext:value-type="float">
            <text:p>477.27</text:p>
          </table:table-cell>
          <table:table-cell table:number-columns-repeated="2"/>
          <table:table-cell table:formula="of:=IF([.C23]=&quot;NA&quot;; &quot;NA&quot;; [.C23]&gt;=MAX([.C23:.G23]))" office:value-type="boolean" office:boolean-value="false" calcext:value-type="boolean">
            <text:p>FALSE</text:p>
          </table:table-cell>
          <table:table-cell table:formula="of:=IF([.D23] = &quot;NA&quot;; &quot;NA&quot;; [.D23]&gt;=MAX([.C23:.G23]))" office:value-type="boolean" office:boolean-value="false" calcext:value-type="boolean">
            <text:p>FALSE</text:p>
          </table:table-cell>
          <table:table-cell table:formula="of:=IF([.E23] = &quot;NA&quot;; &quot;NA&quot;; [.E23]&gt;=MAX([.C23:.G23]))" office:value-type="boolean" office:boolean-value="false" calcext:value-type="boolean">
            <text:p>FALSE</text:p>
          </table:table-cell>
          <table:table-cell table:formula="of:=IF([.F23]=&quot;NA&quot;; &quot;NA&quot;; [.F23]&gt;=MAX([.C23:.G23]))" office:value-type="boolean" office:boolean-value="false" calcext:value-type="boolean">
            <text:p>FALSE</text:p>
          </table:table-cell>
          <table:table-cell table:formula="of:=IF([.G23] = &quot;NA&quot;; &quot;NA&quot;; [.G23]&gt;=MAX([.C23:.G23]))" office:value-type="boolean" office:boolean-value="true" calcext:value-type="boolean">
            <text:p>TRUE</text:p>
          </table:table-cell>
          <table:table-cell table:formula="of:=IF([.H23] = &quot;NA&quot;; &quot;NA&quot;; [.H23]&gt;=MAX([.C23:.H23]))" office:value-type="boolean" office:boolean-value="true" calcext:value-type="boolean">
            <text:p>TRUE</text:p>
          </table:table-cell>
          <table:table-cell table:formula="of:=IF([.I23] = &quot;NA&quot;; &quot;NA&quot;; [.I23]&gt;=MAX([.C23:.I2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2</text:p>
          </table:table-cell>
          <table:table-cell/>
          <table:table-cell table:formula="of:=[$Defaults.$H$24]" office:value-type="float" office:value="360.0838" calcext:value-type="float">
            <text:p>360.08</text:p>
          </table:table-cell>
          <table:table-cell table:formula="of:=[$'Defaults, 1 thread'.$H$24]" office:value-type="float" office:value="354.307" calcext:value-type="float">
            <text:p>354.31</text:p>
          </table:table-cell>
          <table:table-cell table:formula="of:=[$'Defaults, mem emphasis'.$H$24]" office:value-type="float" office:value="365.14701642" calcext:value-type="float">
            <text:p>365.15</text:p>
          </table:table-cell>
          <table:table-cell office:value-type="float" office:value="358.6716718" calcext:value-type="float">
            <text:p>358.67</text:p>
          </table:table-cell>
          <table:table-cell table:formula="of:=[$'Defaults, 1 thread, mem emphasis, warmstart'.$H$24]" office:value-type="float" office:value="373.93828903" calcext:value-type="float">
            <text:p>373.94</text:p>
          </table:table-cell>
          <table:table-cell office:value-type="float" office:value="367.0524032" calcext:value-type="float">
            <text:p>367.05</text:p>
          </table:table-cell>
          <table:table-cell office:value-type="float" office:value="377.4378981" calcext:value-type="float">
            <text:p>377.44</text:p>
          </table:table-cell>
          <table:table-cell table:number-columns-repeated="2"/>
          <table:table-cell table:formula="of:=IF([.C24]=&quot;NA&quot;; &quot;NA&quot;; [.C24]&gt;=MAX([.C24:.G24]))" office:value-type="boolean" office:boolean-value="false" calcext:value-type="boolean">
            <text:p>FALSE</text:p>
          </table:table-cell>
          <table:table-cell table:formula="of:=IF([.D24] = &quot;NA&quot;; &quot;NA&quot;; [.D24]&gt;=MAX([.C24:.G24]))" office:value-type="boolean" office:boolean-value="false" calcext:value-type="boolean">
            <text:p>FALSE</text:p>
          </table:table-cell>
          <table:table-cell table:formula="of:=IF([.E24] = &quot;NA&quot;; &quot;NA&quot;; [.E24]&gt;=MAX([.C24:.G24]))" office:value-type="boolean" office:boolean-value="false" calcext:value-type="boolean">
            <text:p>FALSE</text:p>
          </table:table-cell>
          <table:table-cell table:formula="of:=IF([.F24]=&quot;NA&quot;; &quot;NA&quot;; [.F24]&gt;=MAX([.C24:.G24]))" office:value-type="boolean" office:boolean-value="false" calcext:value-type="boolean">
            <text:p>FALSE</text:p>
          </table:table-cell>
          <table:table-cell table:formula="of:=IF([.G24] = &quot;NA&quot;; &quot;NA&quot;; [.G24]&gt;=MAX([.C24:.G24]))" office:value-type="boolean" office:boolean-value="true" calcext:value-type="boolean">
            <text:p>TRUE</text:p>
          </table:table-cell>
          <table:table-cell table:formula="of:=IF([.H24] = &quot;NA&quot;; &quot;NA&quot;; [.H24]&gt;=MAX([.C24:.H24]))" office:value-type="boolean" office:boolean-value="false" calcext:value-type="boolean">
            <text:p>FALSE</text:p>
          </table:table-cell>
          <table:table-cell table:formula="of:=IF([.I24] = &quot;NA&quot;; &quot;NA&quot;; [.I24]&gt;=MAX([.C24:.I24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3</text:p>
          </table:table-cell>
          <table:table-cell/>
          <table:table-cell table:formula="of:=[$Defaults.$H$25]" office:value-type="float" office:value="379.24105934" calcext:value-type="float">
            <text:p>379.24</text:p>
          </table:table-cell>
          <table:table-cell table:formula="of:=[$'Defaults, 1 thread'.$H$25]" office:value-type="float" office:value="379.08637045" calcext:value-type="float">
            <text:p>379.09</text:p>
          </table:table-cell>
          <table:table-cell table:formula="of:=[$'Defaults, mem emphasis'.$H$25]" office:value-type="float" office:value="376.07780443" calcext:value-type="float">
            <text:p>376.08</text:p>
          </table:table-cell>
          <table:table-cell office:value-type="float" office:value="379.36593639" calcext:value-type="float">
            <text:p>379.37</text:p>
          </table:table-cell>
          <table:table-cell table:formula="of:=[$'Defaults, 1 thread, mem emphasis, warmstart'.$H$25]" office:value-type="float" office:value="390.47876309" calcext:value-type="float">
            <text:p>390.48</text:p>
          </table:table-cell>
          <table:table-cell office:value-type="float" office:value="390.55756142" calcext:value-type="float">
            <text:p>390.56</text:p>
          </table:table-cell>
          <table:table-cell office:value-type="float" office:value="396.38189919" calcext:value-type="float">
            <text:p>396.38</text:p>
          </table:table-cell>
          <table:table-cell table:number-columns-repeated="2"/>
          <table:table-cell table:formula="of:=IF([.C25]=&quot;NA&quot;; &quot;NA&quot;; [.C25]&gt;=MAX([.C25:.G25]))" office:value-type="boolean" office:boolean-value="false" calcext:value-type="boolean">
            <text:p>FALSE</text:p>
          </table:table-cell>
          <table:table-cell table:formula="of:=IF([.D25] = &quot;NA&quot;; &quot;NA&quot;; [.D25]&gt;=MAX([.C25:.G25]))" office:value-type="boolean" office:boolean-value="false" calcext:value-type="boolean">
            <text:p>FALSE</text:p>
          </table:table-cell>
          <table:table-cell table:formula="of:=IF([.E25] = &quot;NA&quot;; &quot;NA&quot;; [.E25]&gt;=MAX([.C25:.G25]))" office:value-type="boolean" office:boolean-value="false" calcext:value-type="boolean">
            <text:p>FALSE</text:p>
          </table:table-cell>
          <table:table-cell table:formula="of:=IF([.F25]=&quot;NA&quot;; &quot;NA&quot;; [.F25]&gt;=MAX([.C25:.G25]))" office:value-type="boolean" office:boolean-value="false" calcext:value-type="boolean">
            <text:p>FALSE</text:p>
          </table:table-cell>
          <table:table-cell table:formula="of:=IF([.G25] = &quot;NA&quot;; &quot;NA&quot;; [.G25]&gt;=MAX([.C25:.G25]))" office:value-type="boolean" office:boolean-value="true" calcext:value-type="boolean">
            <text:p>TRUE</text:p>
          </table:table-cell>
          <table:table-cell table:formula="of:=IF([.H25] = &quot;NA&quot;; &quot;NA&quot;; [.H25]&gt;=MAX([.C25:.H25]))" office:value-type="boolean" office:boolean-value="true" calcext:value-type="boolean">
            <text:p>TRUE</text:p>
          </table:table-cell>
          <table:table-cell table:formula="of:=IF([.I25] = &quot;NA&quot;; &quot;NA&quot;; [.I25]&gt;=MAX([.C25:.I25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4</text:p>
          </table:table-cell>
          <table:table-cell/>
          <table:table-cell table:formula="of:=[$Defaults.$H$26]" office:value-type="float" office:value="359.4083" calcext:value-type="float">
            <text:p>359.41</text:p>
          </table:table-cell>
          <table:table-cell table:formula="of:=[$'Defaults, 1 thread'.$H$26]" office:value-type="float" office:value="357.39485374" calcext:value-type="float">
            <text:p>357.39</text:p>
          </table:table-cell>
          <table:table-cell table:formula="of:=[$'Defaults, mem emphasis'.$H$26]" office:value-type="float" office:value="356.5435698" calcext:value-type="float">
            <text:p>356.54</text:p>
          </table:table-cell>
          <table:table-cell office:value-type="float" office:value="357.78679684" calcext:value-type="float">
            <text:p>357.79</text:p>
          </table:table-cell>
          <table:table-cell table:formula="of:=[$'Defaults, 1 thread, mem emphasis, warmstart'.$H$26]" office:value-type="float" office:value="371.98592495" calcext:value-type="float">
            <text:p>371.99</text:p>
          </table:table-cell>
          <table:table-cell office:value-type="float" office:value="366.70239652" calcext:value-type="float">
            <text:p>366.70</text:p>
          </table:table-cell>
          <table:table-cell office:value-type="float" office:value="367.39786059" calcext:value-type="float">
            <text:p>367.40</text:p>
          </table:table-cell>
          <table:table-cell table:number-columns-repeated="2"/>
          <table:table-cell table:formula="of:=IF([.C26]=&quot;NA&quot;; &quot;NA&quot;; [.C26]&gt;=MAX([.C26:.G26]))" office:value-type="boolean" office:boolean-value="false" calcext:value-type="boolean">
            <text:p>FALSE</text:p>
          </table:table-cell>
          <table:table-cell table:formula="of:=IF([.D26] = &quot;NA&quot;; &quot;NA&quot;; [.D26]&gt;=MAX([.C26:.G26]))" office:value-type="boolean" office:boolean-value="false" calcext:value-type="boolean">
            <text:p>FALSE</text:p>
          </table:table-cell>
          <table:table-cell table:formula="of:=IF([.E26] = &quot;NA&quot;; &quot;NA&quot;; [.E26]&gt;=MAX([.C26:.G26]))" office:value-type="boolean" office:boolean-value="false" calcext:value-type="boolean">
            <text:p>FALSE</text:p>
          </table:table-cell>
          <table:table-cell table:formula="of:=IF([.F26]=&quot;NA&quot;; &quot;NA&quot;; [.F26]&gt;=MAX([.C26:.G26]))" office:value-type="boolean" office:boolean-value="false" calcext:value-type="boolean">
            <text:p>FALSE</text:p>
          </table:table-cell>
          <table:table-cell table:formula="of:=IF([.G26] = &quot;NA&quot;; &quot;NA&quot;; [.G26]&gt;=MAX([.C26:.G26]))" office:value-type="boolean" office:boolean-value="true" calcext:value-type="boolean">
            <text:p>TRUE</text:p>
          </table:table-cell>
          <table:table-cell table:formula="of:=IF([.H26] = &quot;NA&quot;; &quot;NA&quot;; [.H26]&gt;=MAX([.C26:.H26]))" office:value-type="boolean" office:boolean-value="false" calcext:value-type="boolean">
            <text:p>FALSE</text:p>
          </table:table-cell>
          <table:table-cell table:formula="of:=IF([.I26] = &quot;NA&quot;; &quot;NA&quot;; [.I26]&gt;=MAX([.C26:.I2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5</text:p>
          </table:table-cell>
          <table:table-cell/>
          <table:table-cell table:formula="of:=[$Defaults.$H$27]" office:value-type="float" office:value="456.59446407" calcext:value-type="float">
            <text:p>456.59</text:p>
          </table:table-cell>
          <table:table-cell table:formula="of:=[$'Defaults, 1 thread'.$H$27]" office:value-type="float" office:value="448.51673045" calcext:value-type="float">
            <text:p>448.52</text:p>
          </table:table-cell>
          <table:table-cell table:formula="of:=[$'Defaults, mem emphasis'.$H$27]" office:value-type="float" office:value="461.99130376" calcext:value-type="float">
            <text:p>461.99</text:p>
          </table:table-cell>
          <table:table-cell office:value-type="float" office:value="443.01034936" calcext:value-type="float">
            <text:p>443.01</text:p>
          </table:table-cell>
          <table:table-cell table:formula="of:=[$'Defaults, 1 thread, mem emphasis, warmstart'.$H$27]" office:value-type="float" office:value="464.97407516" calcext:value-type="float">
            <text:p>464.97</text:p>
          </table:table-cell>
          <table:table-cell office:value-type="float" office:value="485.35923801" calcext:value-type="float">
            <text:p>485.36</text:p>
          </table:table-cell>
          <table:table-cell office:value-type="float" office:value="496.86659594" calcext:value-type="float">
            <text:p>496.87</text:p>
          </table:table-cell>
          <table:table-cell table:number-columns-repeated="2"/>
          <table:table-cell table:formula="of:=IF([.C27]=&quot;NA&quot;; &quot;NA&quot;; [.C27]&gt;=MAX([.C27:.G27]))" office:value-type="boolean" office:boolean-value="false" calcext:value-type="boolean">
            <text:p>FALSE</text:p>
          </table:table-cell>
          <table:table-cell table:formula="of:=IF([.D27] = &quot;NA&quot;; &quot;NA&quot;; [.D27]&gt;=MAX([.C27:.G27]))" office:value-type="boolean" office:boolean-value="false" calcext:value-type="boolean">
            <text:p>FALSE</text:p>
          </table:table-cell>
          <table:table-cell table:formula="of:=IF([.E27] = &quot;NA&quot;; &quot;NA&quot;; [.E27]&gt;=MAX([.C27:.G27]))" office:value-type="boolean" office:boolean-value="false" calcext:value-type="boolean">
            <text:p>FALSE</text:p>
          </table:table-cell>
          <table:table-cell table:formula="of:=IF([.F27]=&quot;NA&quot;; &quot;NA&quot;; [.F27]&gt;=MAX([.C27:.G27]))" office:value-type="boolean" office:boolean-value="false" calcext:value-type="boolean">
            <text:p>FALSE</text:p>
          </table:table-cell>
          <table:table-cell table:formula="of:=IF([.G27] = &quot;NA&quot;; &quot;NA&quot;; [.G27]&gt;=MAX([.C27:.G27]))" office:value-type="boolean" office:boolean-value="true" calcext:value-type="boolean">
            <text:p>TRUE</text:p>
          </table:table-cell>
          <table:table-cell table:formula="of:=IF([.H27] = &quot;NA&quot;; &quot;NA&quot;; [.H27]&gt;=MAX([.C27:.H27]))" office:value-type="boolean" office:boolean-value="true" calcext:value-type="boolean">
            <text:p>TRUE</text:p>
          </table:table-cell>
          <table:table-cell table:formula="of:=IF([.I27] = &quot;NA&quot;; &quot;NA&quot;; [.I27]&gt;=MAX([.C27:.I27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6</text:p>
          </table:table-cell>
          <table:table-cell/>
          <table:table-cell table:formula="of:=[$Defaults.$H$28]" office:value-type="float" office:value="347.1938" calcext:value-type="float">
            <text:p>347.19</text:p>
          </table:table-cell>
          <table:table-cell table:formula="of:=[$'Defaults, 1 thread'.$H$28]" office:value-type="float" office:value="351.09365644" calcext:value-type="float">
            <text:p>351.09</text:p>
          </table:table-cell>
          <table:table-cell table:formula="of:=[$'Defaults, mem emphasis'.$H$28]" office:value-type="float" office:value="346.80090629" calcext:value-type="float">
            <text:p>346.80</text:p>
          </table:table-cell>
          <table:table-cell office:value-type="float" office:value="350.0426576" calcext:value-type="float">
            <text:p>350.04</text:p>
          </table:table-cell>
          <table:table-cell table:formula="of:=[$'Defaults, 1 thread, mem emphasis, warmstart'.$H$28]" office:value-type="float" office:value="360.72526095" calcext:value-type="float">
            <text:p>360.73</text:p>
          </table:table-cell>
          <table:table-cell office:value-type="float" office:value="366.96494511" calcext:value-type="float">
            <text:p>366.96</text:p>
          </table:table-cell>
          <table:table-cell office:value-type="float" office:value="366.1347805" calcext:value-type="float">
            <text:p>366.13</text:p>
          </table:table-cell>
          <table:table-cell table:number-columns-repeated="2"/>
          <table:table-cell table:formula="of:=IF([.C28]=&quot;NA&quot;; &quot;NA&quot;; [.C28]&gt;=MAX([.C28:.G28]))" office:value-type="boolean" office:boolean-value="false" calcext:value-type="boolean">
            <text:p>FALSE</text:p>
          </table:table-cell>
          <table:table-cell table:formula="of:=IF([.D28] = &quot;NA&quot;; &quot;NA&quot;; [.D28]&gt;=MAX([.C28:.G28]))" office:value-type="boolean" office:boolean-value="false" calcext:value-type="boolean">
            <text:p>FALSE</text:p>
          </table:table-cell>
          <table:table-cell table:formula="of:=IF([.E28] = &quot;NA&quot;; &quot;NA&quot;; [.E28]&gt;=MAX([.C28:.G28]))" office:value-type="boolean" office:boolean-value="false" calcext:value-type="boolean">
            <text:p>FALSE</text:p>
          </table:table-cell>
          <table:table-cell table:formula="of:=IF([.F28]=&quot;NA&quot;; &quot;NA&quot;; [.F28]&gt;=MAX([.C28:.G28]))" office:value-type="boolean" office:boolean-value="false" calcext:value-type="boolean">
            <text:p>FALSE</text:p>
          </table:table-cell>
          <table:table-cell table:formula="of:=IF([.G28] = &quot;NA&quot;; &quot;NA&quot;; [.G28]&gt;=MAX([.C28:.G28]))" office:value-type="boolean" office:boolean-value="true" calcext:value-type="boolean">
            <text:p>TRUE</text:p>
          </table:table-cell>
          <table:table-cell table:formula="of:=IF([.H28] = &quot;NA&quot;; &quot;NA&quot;; [.H28]&gt;=MAX([.C28:.H28]))" office:value-type="boolean" office:boolean-value="true" calcext:value-type="boolean">
            <text:p>TRUE</text:p>
          </table:table-cell>
          <table:table-cell table:formula="of:=IF([.I28] = &quot;NA&quot;; &quot;NA&quot;; [.I28]&gt;=MAX([.C28:.I2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7</text:p>
          </table:table-cell>
          <table:table-cell/>
          <table:table-cell table:formula="of:=[$Defaults.$H$29]" office:value-type="float" office:value="350.9484" calcext:value-type="float">
            <text:p>350.95</text:p>
          </table:table-cell>
          <table:table-cell table:formula="of:=[$'Defaults, 1 thread'.$H$29]" office:value-type="float" office:value="345.89462073" calcext:value-type="float">
            <text:p>345.89</text:p>
          </table:table-cell>
          <table:table-cell table:formula="of:=[$'Defaults, mem emphasis'.$H$29]" office:value-type="float" office:value="350.47650939" calcext:value-type="float">
            <text:p>350.48</text:p>
          </table:table-cell>
          <table:table-cell office:value-type="float" office:value="348.89494021" calcext:value-type="float">
            <text:p>348.89</text:p>
          </table:table-cell>
          <table:table-cell table:formula="of:=[$'Defaults, 1 thread, mem emphasis, warmstart'.$H$29]" office:value-type="float" office:value="354.15225288" calcext:value-type="float">
            <text:p>354.15</text:p>
          </table:table-cell>
          <table:table-cell office:value-type="float" office:value="356.07787751" calcext:value-type="float">
            <text:p>356.08</text:p>
          </table:table-cell>
          <table:table-cell office:value-type="float" office:value="365.24553913" calcext:value-type="float">
            <text:p>365.25</text:p>
          </table:table-cell>
          <table:table-cell table:number-columns-repeated="2"/>
          <table:table-cell table:formula="of:=IF([.C29]=&quot;NA&quot;; &quot;NA&quot;; [.C29]&gt;=MAX([.C29:.G29]))" office:value-type="boolean" office:boolean-value="false" calcext:value-type="boolean">
            <text:p>FALSE</text:p>
          </table:table-cell>
          <table:table-cell table:formula="of:=IF([.D29] = &quot;NA&quot;; &quot;NA&quot;; [.D29]&gt;=MAX([.C29:.G29]))" office:value-type="boolean" office:boolean-value="false" calcext:value-type="boolean">
            <text:p>FALSE</text:p>
          </table:table-cell>
          <table:table-cell table:formula="of:=IF([.E29] = &quot;NA&quot;; &quot;NA&quot;; [.E29]&gt;=MAX([.C29:.G29]))" office:value-type="boolean" office:boolean-value="false" calcext:value-type="boolean">
            <text:p>FALSE</text:p>
          </table:table-cell>
          <table:table-cell table:formula="of:=IF([.F29]=&quot;NA&quot;; &quot;NA&quot;; [.F29]&gt;=MAX([.C29:.G29]))" office:value-type="boolean" office:boolean-value="false" calcext:value-type="boolean">
            <text:p>FALSE</text:p>
          </table:table-cell>
          <table:table-cell table:formula="of:=IF([.G29] = &quot;NA&quot;; &quot;NA&quot;; [.G29]&gt;=MAX([.C29:.G29]))" office:value-type="boolean" office:boolean-value="true" calcext:value-type="boolean">
            <text:p>TRUE</text:p>
          </table:table-cell>
          <table:table-cell table:formula="of:=IF([.H29] = &quot;NA&quot;; &quot;NA&quot;; [.H29]&gt;=MAX([.C29:.H29]))" office:value-type="boolean" office:boolean-value="true" calcext:value-type="boolean">
            <text:p>TRUE</text:p>
          </table:table-cell>
          <table:table-cell table:formula="of:=IF([.I29] = &quot;NA&quot;; &quot;NA&quot;; [.I29]&gt;=MAX([.C29:.I29])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_8</text:p>
          </table:table-cell>
          <table:table-cell/>
          <table:table-cell table:formula="of:=[$Defaults.$H$30]" office:value-type="float" office:value="367.9524" calcext:value-type="float">
            <text:p>367.95</text:p>
          </table:table-cell>
          <table:table-cell table:formula="of:=[$'Defaults, 1 thread'.$H$30]" office:value-type="float" office:value="362.60778382" calcext:value-type="float">
            <text:p>362.61</text:p>
          </table:table-cell>
          <table:table-cell table:formula="of:=[$'Defaults, mem emphasis'.$H$30]" office:value-type="float" office:value="371.44168327" calcext:value-type="float">
            <text:p>371.44</text:p>
          </table:table-cell>
          <table:table-cell office:value-type="float" office:value="364.49893087" calcext:value-type="float">
            <text:p>364.50</text:p>
          </table:table-cell>
          <table:table-cell table:formula="of:=[$'Defaults, 1 thread, mem emphasis, warmstart'.$H$30]" office:value-type="float" office:value="375.51790098" calcext:value-type="float">
            <text:p>375.52</text:p>
          </table:table-cell>
          <table:table-cell office:value-type="float" office:value="387.84376764" calcext:value-type="float">
            <text:p>387.84</text:p>
          </table:table-cell>
          <table:table-cell office:value-type="float" office:value="377.05047231" calcext:value-type="float">
            <text:p>377.05</text:p>
          </table:table-cell>
          <table:table-cell table:number-columns-repeated="2"/>
          <table:table-cell table:formula="of:=IF([.C30]=&quot;NA&quot;; &quot;NA&quot;; [.C30]&gt;=MAX([.C30:.G30]))" office:value-type="boolean" office:boolean-value="false" calcext:value-type="boolean">
            <text:p>FALSE</text:p>
          </table:table-cell>
          <table:table-cell table:formula="of:=IF([.D30] = &quot;NA&quot;; &quot;NA&quot;; [.D30]&gt;=MAX([.C30:.G30]))" office:value-type="boolean" office:boolean-value="false" calcext:value-type="boolean">
            <text:p>FALSE</text:p>
          </table:table-cell>
          <table:table-cell table:formula="of:=IF([.E30] = &quot;NA&quot;; &quot;NA&quot;; [.E30]&gt;=MAX([.C30:.G30]))" office:value-type="boolean" office:boolean-value="false" calcext:value-type="boolean">
            <text:p>FALSE</text:p>
          </table:table-cell>
          <table:table-cell table:formula="of:=IF([.F30]=&quot;NA&quot;; &quot;NA&quot;; [.F30]&gt;=MAX([.C30:.G30]))" office:value-type="boolean" office:boolean-value="false" calcext:value-type="boolean">
            <text:p>FALSE</text:p>
          </table:table-cell>
          <table:table-cell table:formula="of:=IF([.G30] = &quot;NA&quot;; &quot;NA&quot;; [.G30]&gt;=MAX([.C30:.G30]))" office:value-type="boolean" office:boolean-value="true" calcext:value-type="boolean">
            <text:p>TRUE</text:p>
          </table:table-cell>
          <table:table-cell table:formula="of:=IF([.H30] = &quot;NA&quot;; &quot;NA&quot;; [.H30]&gt;=MAX([.C30:.H30]))" office:value-type="boolean" office:boolean-value="true" calcext:value-type="boolean">
            <text:p>TRUE</text:p>
          </table:table-cell>
          <table:table-cell table:formula="of:=IF([.I30] = &quot;NA&quot;; &quot;NA&quot;; [.I30]&gt;=MAX([.C30:.I3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5.0272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23:.L32])" office:value-type="float" office:value="0" calcext:value-type="float">
            <text:p>0</text:p>
          </table:table-cell>
          <table:table-cell table:formula="of:=SUM([.M23:.M32]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formula="of:=SUM([.O23:.O32])" office:value-type="float" office:value="0" calcext:value-type="float">
            <text:p>0</text:p>
          </table:table-cell>
          <table:table-cell table:formula="of:=SUM([.P23:.P32])" office:value-type="float" office:value="10" calcext:value-type="float">
            <text:p>10</text:p>
          </table:table-cell>
          <table:table-cell table:formula="of:=SUM([.Q23:.Q32])" office:value-type="float" office:value="8" calcext:value-type="float">
            <text:p>8</text:p>
          </table:table-cell>
          <table:table-cell table:formula="of:=SUM([.R23:.R32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_9</text:p>
          </table:table-cell>
          <table:table-cell/>
          <table:table-cell table:formula="of:=[$Defaults.$H$31]" office:value-type="float" office:value="346.9501" calcext:value-type="float">
            <text:p>346.95</text:p>
          </table:table-cell>
          <table:table-cell table:formula="of:=[$'Defaults, 1 thread'.$H$31]" office:value-type="float" office:value="344.8789" calcext:value-type="float">
            <text:p>344.88</text:p>
          </table:table-cell>
          <table:table-cell table:formula="of:=[$'Defaults, mem emphasis'.$H$31]" office:value-type="float" office:value="346.30712327" calcext:value-type="float">
            <text:p>346.31</text:p>
          </table:table-cell>
          <table:table-cell office:value-type="float" office:value="345.51641075" calcext:value-type="float">
            <text:p>345.52</text:p>
          </table:table-cell>
          <table:table-cell table:formula="of:=[$'Defaults, 1 thread, mem emphasis, warmstart'.$H$31]" office:value-type="float" office:value="355.28691725" calcext:value-type="float">
            <text:p>355.29</text:p>
          </table:table-cell>
          <table:table-cell office:value-type="float" office:value="364.71637883" calcext:value-type="float">
            <text:p>364.72</text:p>
          </table:table-cell>
          <table:table-cell office:value-type="float" office:value="361.54620712" calcext:value-type="float">
            <text:p>361.55</text:p>
          </table:table-cell>
          <table:table-cell table:number-columns-repeated="2"/>
          <table:table-cell table:formula="of:=IF([.C31]=&quot;NA&quot;; &quot;NA&quot;; [.C31]&gt;=MAX([.C31:.G31]))" office:value-type="boolean" office:boolean-value="false" calcext:value-type="boolean">
            <text:p>FALSE</text:p>
          </table:table-cell>
          <table:table-cell table:formula="of:=IF([.D31] = &quot;NA&quot;; &quot;NA&quot;; [.D31]&gt;=MAX([.C31:.G31]))" office:value-type="boolean" office:boolean-value="false" calcext:value-type="boolean">
            <text:p>FALSE</text:p>
          </table:table-cell>
          <table:table-cell table:formula="of:=IF([.E31] = &quot;NA&quot;; &quot;NA&quot;; [.E31]&gt;=MAX([.C31:.G31]))" office:value-type="boolean" office:boolean-value="false" calcext:value-type="boolean">
            <text:p>FALSE</text:p>
          </table:table-cell>
          <table:table-cell table:formula="of:=IF([.F31]=&quot;NA&quot;; &quot;NA&quot;; [.F31]&gt;=MAX([.C31:.G31]))" office:value-type="boolean" office:boolean-value="false" calcext:value-type="boolean">
            <text:p>FALSE</text:p>
          </table:table-cell>
          <table:table-cell table:formula="of:=IF([.G31] = &quot;NA&quot;; &quot;NA&quot;; [.G31]&gt;=MAX([.C31:.G31]))" office:value-type="boolean" office:boolean-value="true" calcext:value-type="boolean">
            <text:p>TRUE</text:p>
          </table:table-cell>
          <table:table-cell table:formula="of:=IF([.H31] = &quot;NA&quot;; &quot;NA&quot;; [.H31]&gt;=MAX([.C31:.H31]))" office:value-type="boolean" office:boolean-value="true" calcext:value-type="boolean">
            <text:p>TRUE</text:p>
          </table:table-cell>
          <table:table-cell table:formula="of:=IF([.I31] = &quot;NA&quot;; &quot;NA&quot;; [.I31]&gt;=MAX([.C31:.I3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30]*10/70" office:value-type="float" office:value="0" calcext:value-type="float">
            <text:p>0.0</text:p>
          </table:table-cell>
          <table:table-cell table:style-name="ce71" table:formula="of:=[.V30]*10/70" office:value-type="float" office:value="0" calcext:value-type="float">
            <text:p>0.0</text:p>
          </table:table-cell>
          <table:table-cell table:style-name="ce71" table:formula="of:=[.W30]*10/70" office:value-type="float" office:value="0" calcext:value-type="float">
            <text:p>0.0</text:p>
          </table:table-cell>
          <table:table-cell table:style-name="ce71" table:formula="of:=[.X30]*10/70" office:value-type="float" office:value="0" calcext:value-type="float">
            <text:p>0.0</text:p>
          </table:table-cell>
          <table:table-cell table:style-name="ce71" table:formula="of:=[.Y30]*10/70" office:value-type="float" office:value="1.42857142857143" calcext:value-type="float">
            <text:p>1.4</text:p>
          </table:table-cell>
          <table:table-cell table:style-name="ce71" table:formula="of:=[.Z30]*10/70" office:value-type="float" office:value="1.14285714285714" calcext:value-type="float">
            <text:p>1.1</text:p>
          </table:table-cell>
          <table:table-cell table:style-name="ce71" table:formula="of:=[.AA30]*10/70" office:value-type="float" office:value="0.714285714285714" calcext:value-type="float">
            <text:p>0.7</text:p>
          </table:table-cell>
          <table:table-cell table:number-columns-repeated="997"/>
        </table:table-row>
        <table:table-row table:style-name="ro1">
          <table:table-cell table:style-name="ce36" office:value-type="string" calcext:value-type="string">
            <text:p>50_10</text:p>
          </table:table-cell>
          <table:table-cell table:style-name="ce36"/>
          <table:table-cell table:style-name="ce50" table:formula="of:=[$Defaults.$H$32]" office:value-type="float" office:value="418.37991695" calcext:value-type="float">
            <text:p>418.38</text:p>
          </table:table-cell>
          <table:table-cell table:style-name="ce50" table:formula="of:=[$'Defaults, 1 thread'.$H$32]" office:value-type="float" office:value="420.84461645" calcext:value-type="float">
            <text:p>420.84</text:p>
          </table:table-cell>
          <table:table-cell table:style-name="ce50" table:formula="of:=[$'Defaults, mem emphasis'.$H$32]" office:value-type="float" office:value="418.87726409" calcext:value-type="float">
            <text:p>418.88</text:p>
          </table:table-cell>
          <table:table-cell table:style-name="ce50" office:value-type="float" office:value="414.08274452" calcext:value-type="float">
            <text:p>414.08</text:p>
          </table:table-cell>
          <table:table-cell table:style-name="ce50" table:formula="of:=[$'Defaults, 1 thread, mem emphasis, warmstart'.$H$32]" office:value-type="float" office:value="431.18338921" calcext:value-type="float">
            <text:p>431.18</text:p>
          </table:table-cell>
          <table:table-cell table:style-name="ce50" office:value-type="float" office:value="448.77844789" calcext:value-type="float">
            <text:p>448.78</text:p>
          </table:table-cell>
          <table:table-cell table:style-name="ce50" office:value-type="float" office:value="449.82964287" calcext:value-type="float">
            <text:p>449.83</text:p>
          </table:table-cell>
          <table:table-cell table:style-name="ce36" table:number-columns-repeated="2"/>
          <table:table-cell table:style-name="ce70" table:formula="of:=IF([.C32]=&quot;NA&quot;; &quot;NA&quot;; [.C32]&gt;=MAX([.C32:.G32]))" office:value-type="boolean" office:boolean-value="false" calcext:value-type="boolean">
            <text:p>FALSE</text:p>
          </table:table-cell>
          <table:table-cell table:style-name="ce70" table:formula="of:=IF([.D32] = &quot;NA&quot;; &quot;NA&quot;; [.D32]&gt;=MAX([.C32:.G32]))" office:value-type="boolean" office:boolean-value="false" calcext:value-type="boolean">
            <text:p>FALSE</text:p>
          </table:table-cell>
          <table:table-cell table:style-name="ce70" table:formula="of:=IF([.E32] = &quot;NA&quot;; &quot;NA&quot;; [.E32]&gt;=MAX([.C32:.G32]))" office:value-type="boolean" office:boolean-value="false" calcext:value-type="boolean">
            <text:p>FALSE</text:p>
          </table:table-cell>
          <table:table-cell table:style-name="ce70" table:formula="of:=IF([.F32]=&quot;NA&quot;; &quot;NA&quot;; [.F32]&gt;=MAX([.C32:.G32]))" office:value-type="boolean" office:boolean-value="false" calcext:value-type="boolean">
            <text:p>FALSE</text:p>
          </table:table-cell>
          <table:table-cell table:style-name="ce70" table:formula="of:=IF([.G32] = &quot;NA&quot;; &quot;NA&quot;; [.G32]&gt;=MAX([.C32:.G32]))" office:value-type="boolean" office:boolean-value="true" calcext:value-type="boolean">
            <text:p>TRUE</text:p>
          </table:table-cell>
          <table:table-cell table:style-name="ce70" table:formula="of:=IF([.H32] = &quot;NA&quot;; &quot;NA&quot;; [.H32]&gt;=MAX([.C32:.H32]))" office:value-type="boolean" office:boolean-value="true" calcext:value-type="boolean">
            <text:p>TRUE</text:p>
          </table:table-cell>
          <table:table-cell table:style-name="ce70" table:formula="of:=IF([.I32] = &quot;NA&quot;; &quot;NA&quot;; [.I32]&gt;=MAX([.C32:.I3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23:.C32];&quot;=NA&quot;)" office:value-type="float" office:value="0" calcext:value-type="float">
            <text:p>0</text:p>
          </table:table-cell>
          <table:table-cell table:style-name="ce72" table:formula="of:=COUNTIF([.D23:.D32];&quot;=NA&quot;)" office:value-type="float" office:value="0" calcext:value-type="float">
            <text:p>0</text:p>
          </table:table-cell>
          <table:table-cell table:style-name="ce72" table:formula="of:=COUNTIF([.E23:.E32];&quot;=NA&quot;)" office:value-type="float" office:value="0" calcext:value-type="float">
            <text:p>0</text:p>
          </table:table-cell>
          <table:table-cell table:style-name="ce72" table:formula="of:=COUNTIF([.F23:.F32];&quot;=NA&quot;)" office:value-type="float" office:value="0" calcext:value-type="float">
            <text:p>0</text:p>
          </table:table-cell>
          <table:table-cell table:style-name="ce72" table:formula="of:=COUNTIF([.G23:.G32];&quot;=NA&quot;)" office:value-type="float" office:value="0" calcext:value-type="float">
            <text:p>0</text:p>
          </table:table-cell>
          <table:table-cell table:style-name="ce72" table:formula="of:=COUNTIF([.H23:.H32];&quot;=NA&quot;)" office:value-type="float" office:value="0" calcext:value-type="float">
            <text:p>0</text:p>
          </table:table-cell>
          <table:table-cell table:style-name="ce72" table:formula="of:=COUNTIF([.I23:.I3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75_1</text:p>
          </table:table-cell>
          <table:table-cell/>
          <table:table-cell table:formula="of:=[$Defaults.$H$33]" office:value-type="float" office:value="488.1486" calcext:value-type="float">
            <text:p>488.15</text:p>
          </table:table-cell>
          <table:table-cell table:formula="of:=[$'Defaults, 1 thread'.$H$33]" office:value-type="float" office:value="487.57266487" calcext:value-type="float">
            <text:p>487.57</text:p>
          </table:table-cell>
          <table:table-cell table:formula="of:=[$'Defaults, mem emphasis'.$H$33]" office:value-type="float" office:value="489.54971016" calcext:value-type="float">
            <text:p>489.55</text:p>
          </table:table-cell>
          <table:table-cell office:value-type="float" office:value="483.1608772" calcext:value-type="float">
            <text:p>483.16</text:p>
          </table:table-cell>
          <table:table-cell table:formula="of:=[$'Defaults, 1 thread, mem emphasis, warmstart'.$H$33]" office:value-type="float" office:value="492.08689264" calcext:value-type="float">
            <text:p>492.09</text:p>
          </table:table-cell>
          <table:table-cell office:value-type="float" office:value="515.05795075" calcext:value-type="float">
            <text:p>515.06</text:p>
          </table:table-cell>
          <table:table-cell office:value-type="float" office:value="514.36360934" calcext:value-type="float">
            <text:p>514.36</text:p>
          </table:table-cell>
          <table:table-cell table:number-columns-repeated="2"/>
          <table:table-cell table:formula="of:=IF([.C33]=&quot;NA&quot;; &quot;NA&quot;; [.C33]&gt;=MAX([.C33:.G33]))" office:value-type="boolean" office:boolean-value="false" calcext:value-type="boolean">
            <text:p>FALSE</text:p>
          </table:table-cell>
          <table:table-cell table:formula="of:=IF([.D33] = &quot;NA&quot;; &quot;NA&quot;; [.D33]&gt;=MAX([.C33:.G33]))" office:value-type="boolean" office:boolean-value="false" calcext:value-type="boolean">
            <text:p>FALSE</text:p>
          </table:table-cell>
          <table:table-cell table:formula="of:=IF([.E33] = &quot;NA&quot;; &quot;NA&quot;; [.E33]&gt;=MAX([.C33:.G33]))" office:value-type="boolean" office:boolean-value="false" calcext:value-type="boolean">
            <text:p>FALSE</text:p>
          </table:table-cell>
          <table:table-cell table:formula="of:=IF([.F33]=&quot;NA&quot;; &quot;NA&quot;; [.F33]&gt;=MAX([.C33:.G33]))" office:value-type="boolean" office:boolean-value="false" calcext:value-type="boolean">
            <text:p>FALSE</text:p>
          </table:table-cell>
          <table:table-cell table:formula="of:=IF([.G33] = &quot;NA&quot;; &quot;NA&quot;; [.G33]&gt;=MAX([.C33:.G33]))" office:value-type="boolean" office:boolean-value="true" calcext:value-type="boolean">
            <text:p>TRUE</text:p>
          </table:table-cell>
          <table:table-cell table:formula="of:=IF([.H33] = &quot;NA&quot;; &quot;NA&quot;; [.H33]&gt;=MAX([.C33:.H33]))" office:value-type="boolean" office:boolean-value="true" calcext:value-type="boolean">
            <text:p>TRUE</text:p>
          </table:table-cell>
          <table:table-cell table:formula="of:=IF([.I33] = &quot;NA&quot;; &quot;NA&quot;; [.I33]&gt;=MAX([.C33:.I3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2</text:p>
          </table:table-cell>
          <table:table-cell/>
          <table:table-cell table:formula="of:=[$Defaults.$H$34]" office:value-type="float" office:value="379.6313" calcext:value-type="float">
            <text:p>379.63</text:p>
          </table:table-cell>
          <table:table-cell table:formula="of:=[$'Defaults, 1 thread'.$H$34]" office:value-type="float" office:value="383.9486" calcext:value-type="float">
            <text:p>383.95</text:p>
          </table:table-cell>
          <table:table-cell table:formula="of:=[$'Defaults, mem emphasis'.$H$34]" office:value-type="float" office:value="385.83179987" calcext:value-type="float">
            <text:p>385.83</text:p>
          </table:table-cell>
          <table:table-cell office:value-type="float" office:value="383.5028776" calcext:value-type="float">
            <text:p>383.50</text:p>
          </table:table-cell>
          <table:table-cell table:formula="of:=[$'Defaults, 1 thread, mem emphasis, warmstart'.$H$34]" office:value-type="float" office:value="384.68119549" calcext:value-type="float">
            <text:p>384.68</text:p>
          </table:table-cell>
          <table:table-cell office:value-type="float" office:value="389.28224072" calcext:value-type="float">
            <text:p>389.28</text:p>
          </table:table-cell>
          <table:table-cell office:value-type="float" office:value="386.01953443" calcext:value-type="float">
            <text:p>386.02</text:p>
          </table:table-cell>
          <table:table-cell table:number-columns-repeated="2"/>
          <table:table-cell table:formula="of:=IF([.C34]=&quot;NA&quot;; &quot;NA&quot;; [.C34]&gt;=MAX([.C34:.G34]))" office:value-type="boolean" office:boolean-value="false" calcext:value-type="boolean">
            <text:p>FALSE</text:p>
          </table:table-cell>
          <table:table-cell table:formula="of:=IF([.D34] = &quot;NA&quot;; &quot;NA&quot;; [.D34]&gt;=MAX([.C34:.G34]))" office:value-type="boolean" office:boolean-value="false" calcext:value-type="boolean">
            <text:p>FALSE</text:p>
          </table:table-cell>
          <table:table-cell table:formula="of:=IF([.E34] = &quot;NA&quot;; &quot;NA&quot;; [.E34]&gt;=MAX([.C34:.G34]))" office:value-type="boolean" office:boolean-value="true" calcext:value-type="boolean">
            <text:p>TRUE</text:p>
          </table:table-cell>
          <table:table-cell table:formula="of:=IF([.F34]=&quot;NA&quot;; &quot;NA&quot;; [.F34]&gt;=MAX([.C34:.G34]))" office:value-type="boolean" office:boolean-value="false" calcext:value-type="boolean">
            <text:p>FALSE</text:p>
          </table:table-cell>
          <table:table-cell table:formula="of:=IF([.G34] = &quot;NA&quot;; &quot;NA&quot;; [.G34]&gt;=MAX([.C34:.G34]))" office:value-type="boolean" office:boolean-value="false" calcext:value-type="boolean">
            <text:p>FALSE</text:p>
          </table:table-cell>
          <table:table-cell table:formula="of:=IF([.H34] = &quot;NA&quot;; &quot;NA&quot;; [.H34]&gt;=MAX([.C34:.H34]))" office:value-type="boolean" office:boolean-value="true" calcext:value-type="boolean">
            <text:p>TRUE</text:p>
          </table:table-cell>
          <table:table-cell table:formula="of:=IF([.I34] = &quot;NA&quot;; &quot;NA&quot;; [.I34]&gt;=MAX([.C34:.I34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3</text:p>
          </table:table-cell>
          <table:table-cell/>
          <table:table-cell table:formula="of:=[$Defaults.$H$35]" office:value-type="float" office:value="380.0492626" calcext:value-type="float">
            <text:p>380.05</text:p>
          </table:table-cell>
          <table:table-cell table:formula="of:=[$'Defaults, 1 thread'.$H$35]" office:value-type="float" office:value="372.91799874" calcext:value-type="float">
            <text:p>372.92</text:p>
          </table:table-cell>
          <table:table-cell table:formula="of:=[$'Defaults, mem emphasis'.$H$35]" office:value-type="float" office:value="374.38561167" calcext:value-type="float">
            <text:p>374.39</text:p>
          </table:table-cell>
          <table:table-cell office:value-type="float" office:value="375.0024207" calcext:value-type="float">
            <text:p>375.00</text:p>
          </table:table-cell>
          <table:table-cell table:formula="of:=[$'Defaults, 1 thread, mem emphasis, warmstart'.$H$35]" office:value-type="float" office:value="378.98709309" calcext:value-type="float">
            <text:p>378.99</text:p>
          </table:table-cell>
          <table:table-cell office:value-type="float" office:value="381.67748862" calcext:value-type="float">
            <text:p>381.68</text:p>
          </table:table-cell>
          <table:table-cell office:value-type="float" office:value="379.51141238" calcext:value-type="float">
            <text:p>379.51</text:p>
          </table:table-cell>
          <table:table-cell table:number-columns-repeated="2"/>
          <table:table-cell table:formula="of:=IF([.C35]=&quot;NA&quot;; &quot;NA&quot;; [.C35]&gt;=MAX([.C35:.G35]))" office:value-type="boolean" office:boolean-value="true" calcext:value-type="boolean">
            <text:p>TRUE</text:p>
          </table:table-cell>
          <table:table-cell table:formula="of:=IF([.D35] = &quot;NA&quot;; &quot;NA&quot;; [.D35]&gt;=MAX([.C35:.G35]))" office:value-type="boolean" office:boolean-value="false" calcext:value-type="boolean">
            <text:p>FALSE</text:p>
          </table:table-cell>
          <table:table-cell table:formula="of:=IF([.E35] = &quot;NA&quot;; &quot;NA&quot;; [.E35]&gt;=MAX([.C35:.G35]))" office:value-type="boolean" office:boolean-value="false" calcext:value-type="boolean">
            <text:p>FALSE</text:p>
          </table:table-cell>
          <table:table-cell table:formula="of:=IF([.F35]=&quot;NA&quot;; &quot;NA&quot;; [.F35]&gt;=MAX([.C35:.G35]))" office:value-type="boolean" office:boolean-value="false" calcext:value-type="boolean">
            <text:p>FALSE</text:p>
          </table:table-cell>
          <table:table-cell table:formula="of:=IF([.G35] = &quot;NA&quot;; &quot;NA&quot;; [.G35]&gt;=MAX([.C35:.G35]))" office:value-type="boolean" office:boolean-value="false" calcext:value-type="boolean">
            <text:p>FALSE</text:p>
          </table:table-cell>
          <table:table-cell table:formula="of:=IF([.H35] = &quot;NA&quot;; &quot;NA&quot;; [.H35]&gt;=MAX([.C35:.H35]))" office:value-type="boolean" office:boolean-value="true" calcext:value-type="boolean">
            <text:p>TRUE</text:p>
          </table:table-cell>
          <table:table-cell table:formula="of:=IF([.I35] = &quot;NA&quot;; &quot;NA&quot;; [.I35]&gt;=MAX([.C35:.I35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4</text:p>
          </table:table-cell>
          <table:table-cell/>
          <table:table-cell table:formula="of:=[$Defaults.$H$36]" office:value-type="float" office:value="405.29517057" calcext:value-type="float">
            <text:p>405.30</text:p>
          </table:table-cell>
          <table:table-cell table:formula="of:=[$'Defaults, 1 thread'.$H$36]" office:value-type="float" office:value="412.76360919" calcext:value-type="float">
            <text:p>412.76</text:p>
          </table:table-cell>
          <table:table-cell table:formula="of:=[$'Defaults, mem emphasis'.$H$36]" office:value-type="float" office:value="419.2080693" calcext:value-type="float">
            <text:p>419.21</text:p>
          </table:table-cell>
          <table:table-cell office:value-type="float" office:value="413.00975447" calcext:value-type="float">
            <text:p>413.01</text:p>
          </table:table-cell>
          <table:table-cell table:formula="of:=[$'Defaults, 1 thread, mem emphasis, warmstart'.$H$36]" office:value-type="float" office:value="418.94097391" calcext:value-type="float">
            <text:p>418.94</text:p>
          </table:table-cell>
          <table:table-cell office:value-type="float" office:value="411.97289606" calcext:value-type="float">
            <text:p>411.97</text:p>
          </table:table-cell>
          <table:table-cell office:value-type="float" office:value="408.45811659" calcext:value-type="float">
            <text:p>408.46</text:p>
          </table:table-cell>
          <table:table-cell table:number-columns-repeated="2"/>
          <table:table-cell table:formula="of:=IF([.C36]=&quot;NA&quot;; &quot;NA&quot;; [.C36]&gt;=MAX([.C36:.G36]))" office:value-type="boolean" office:boolean-value="false" calcext:value-type="boolean">
            <text:p>FALSE</text:p>
          </table:table-cell>
          <table:table-cell table:formula="of:=IF([.D36] = &quot;NA&quot;; &quot;NA&quot;; [.D36]&gt;=MAX([.C36:.G36]))" office:value-type="boolean" office:boolean-value="false" calcext:value-type="boolean">
            <text:p>FALSE</text:p>
          </table:table-cell>
          <table:table-cell table:formula="of:=IF([.E36] = &quot;NA&quot;; &quot;NA&quot;; [.E36]&gt;=MAX([.C36:.G36]))" office:value-type="boolean" office:boolean-value="true" calcext:value-type="boolean">
            <text:p>TRUE</text:p>
          </table:table-cell>
          <table:table-cell table:formula="of:=IF([.F36]=&quot;NA&quot;; &quot;NA&quot;; [.F36]&gt;=MAX([.C36:.G36]))" office:value-type="boolean" office:boolean-value="false" calcext:value-type="boolean">
            <text:p>FALSE</text:p>
          </table:table-cell>
          <table:table-cell table:formula="of:=IF([.G36] = &quot;NA&quot;; &quot;NA&quot;; [.G36]&gt;=MAX([.C36:.G36]))" office:value-type="boolean" office:boolean-value="false" calcext:value-type="boolean">
            <text:p>FALSE</text:p>
          </table:table-cell>
          <table:table-cell table:formula="of:=IF([.H36] = &quot;NA&quot;; &quot;NA&quot;; [.H36]&gt;=MAX([.C36:.H36]))" office:value-type="boolean" office:boolean-value="false" calcext:value-type="boolean">
            <text:p>FALSE</text:p>
          </table:table-cell>
          <table:table-cell table:formula="of:=IF([.I36] = &quot;NA&quot;; &quot;NA&quot;; [.I36]&gt;=MAX([.C36:.I3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5</text:p>
          </table:table-cell>
          <table:table-cell/>
          <table:table-cell table:formula="of:=[$Defaults.$H$37]" office:value-type="float" office:value="413.2065" calcext:value-type="float">
            <text:p>413.21</text:p>
          </table:table-cell>
          <table:table-cell table:formula="of:=[$'Defaults, 1 thread'.$H$37]" office:value-type="float" office:value="413.37068248" calcext:value-type="float">
            <text:p>413.37</text:p>
          </table:table-cell>
          <table:table-cell table:formula="of:=[$'Defaults, mem emphasis'.$H$37]" office:value-type="float" office:value="418.43862194" calcext:value-type="float">
            <text:p>418.44</text:p>
          </table:table-cell>
          <table:table-cell office:value-type="float" office:value="415.80879049" calcext:value-type="float">
            <text:p>415.81</text:p>
          </table:table-cell>
          <table:table-cell table:formula="of:=[$'Defaults, 1 thread, mem emphasis, warmstart'.$H$37]" office:value-type="float" office:value="411.15999545" calcext:value-type="float">
            <text:p>411.16</text:p>
          </table:table-cell>
          <table:table-cell office:value-type="float" office:value="398.09427906" calcext:value-type="float">
            <text:p>398.09</text:p>
          </table:table-cell>
          <table:table-cell office:value-type="float" office:value="404.25910505" calcext:value-type="float">
            <text:p>404.26</text:p>
          </table:table-cell>
          <table:table-cell table:number-columns-repeated="2"/>
          <table:table-cell table:formula="of:=IF([.C37]=&quot;NA&quot;; &quot;NA&quot;; [.C37]&gt;=MAX([.C37:.G37]))" office:value-type="boolean" office:boolean-value="false" calcext:value-type="boolean">
            <text:p>FALSE</text:p>
          </table:table-cell>
          <table:table-cell table:formula="of:=IF([.D37] = &quot;NA&quot;; &quot;NA&quot;; [.D37]&gt;=MAX([.C37:.G37]))" office:value-type="boolean" office:boolean-value="false" calcext:value-type="boolean">
            <text:p>FALSE</text:p>
          </table:table-cell>
          <table:table-cell table:formula="of:=IF([.E37] = &quot;NA&quot;; &quot;NA&quot;; [.E37]&gt;=MAX([.C37:.G37]))" office:value-type="boolean" office:boolean-value="true" calcext:value-type="boolean">
            <text:p>TRUE</text:p>
          </table:table-cell>
          <table:table-cell table:formula="of:=IF([.F37]=&quot;NA&quot;; &quot;NA&quot;; [.F37]&gt;=MAX([.C37:.G37]))" office:value-type="boolean" office:boolean-value="false" calcext:value-type="boolean">
            <text:p>FALSE</text:p>
          </table:table-cell>
          <table:table-cell table:formula="of:=IF([.G37] = &quot;NA&quot;; &quot;NA&quot;; [.G37]&gt;=MAX([.C37:.G37]))" office:value-type="boolean" office:boolean-value="false" calcext:value-type="boolean">
            <text:p>FALSE</text:p>
          </table:table-cell>
          <table:table-cell table:formula="of:=IF([.H37] = &quot;NA&quot;; &quot;NA&quot;; [.H37]&gt;=MAX([.C37:.H37]))" office:value-type="boolean" office:boolean-value="false" calcext:value-type="boolean">
            <text:p>FALSE</text:p>
          </table:table-cell>
          <table:table-cell table:formula="of:=IF([.I37] = &quot;NA&quot;; &quot;NA&quot;; [.I37]&gt;=MAX([.C37:.I37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6</text:p>
          </table:table-cell>
          <table:table-cell/>
          <table:table-cell table:formula="of:=[$Defaults.$H$38]" office:value-type="float" office:value="365.5336" calcext:value-type="float">
            <text:p>365.53</text:p>
          </table:table-cell>
          <table:table-cell table:formula="of:=[$'Defaults, 1 thread'.$H$38]" office:value-type="float" office:value="393.65253514" calcext:value-type="float">
            <text:p>393.65</text:p>
          </table:table-cell>
          <table:table-cell table:formula="of:=[$'Defaults, mem emphasis'.$H$38]" office:value-type="float" office:value="390.44600412" calcext:value-type="float">
            <text:p>390.45</text:p>
          </table:table-cell>
          <table:table-cell office:value-type="float" office:value="392.08008695" calcext:value-type="float">
            <text:p>392.08</text:p>
          </table:table-cell>
          <table:table-cell table:formula="of:=[$'Defaults, 1 thread, mem emphasis, warmstart'.$H$38]" office:value-type="float" office:value="391.86831666" calcext:value-type="float">
            <text:p>391.87</text:p>
          </table:table-cell>
          <table:table-cell office:value-type="float" office:value="397.13200768" calcext:value-type="float">
            <text:p>397.13</text:p>
          </table:table-cell>
          <table:table-cell office:value-type="float" office:value="391.80319058" calcext:value-type="float">
            <text:p>391.80</text:p>
          </table:table-cell>
          <table:table-cell table:number-columns-repeated="2"/>
          <table:table-cell table:formula="of:=IF([.C38]=&quot;NA&quot;; &quot;NA&quot;; [.C38]&gt;=MAX([.C38:.G38]))" office:value-type="boolean" office:boolean-value="false" calcext:value-type="boolean">
            <text:p>FALSE</text:p>
          </table:table-cell>
          <table:table-cell table:formula="of:=IF([.D38] = &quot;NA&quot;; &quot;NA&quot;; [.D38]&gt;=MAX([.C38:.G38]))" office:value-type="boolean" office:boolean-value="true" calcext:value-type="boolean">
            <text:p>TRUE</text:p>
          </table:table-cell>
          <table:table-cell table:formula="of:=IF([.E38] = &quot;NA&quot;; &quot;NA&quot;; [.E38]&gt;=MAX([.C38:.G38]))" office:value-type="boolean" office:boolean-value="false" calcext:value-type="boolean">
            <text:p>FALSE</text:p>
          </table:table-cell>
          <table:table-cell table:formula="of:=IF([.F38]=&quot;NA&quot;; &quot;NA&quot;; [.F38]&gt;=MAX([.C38:.G38]))" office:value-type="boolean" office:boolean-value="false" calcext:value-type="boolean">
            <text:p>FALSE</text:p>
          </table:table-cell>
          <table:table-cell table:formula="of:=IF([.G38] = &quot;NA&quot;; &quot;NA&quot;; [.G38]&gt;=MAX([.C38:.G38]))" office:value-type="boolean" office:boolean-value="false" calcext:value-type="boolean">
            <text:p>FALSE</text:p>
          </table:table-cell>
          <table:table-cell table:formula="of:=IF([.H38] = &quot;NA&quot;; &quot;NA&quot;; [.H38]&gt;=MAX([.C38:.H38]))" office:value-type="boolean" office:boolean-value="true" calcext:value-type="boolean">
            <text:p>TRUE</text:p>
          </table:table-cell>
          <table:table-cell table:formula="of:=IF([.I38] = &quot;NA&quot;; &quot;NA&quot;; [.I38]&gt;=MAX([.C38:.I3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7</text:p>
          </table:table-cell>
          <table:table-cell/>
          <table:table-cell table:formula="of:=[$Defaults.$H$39]" office:value-type="float" office:value="333.4908" calcext:value-type="float">
            <text:p>333.49</text:p>
          </table:table-cell>
          <table:table-cell table:formula="of:=[$'Defaults, 1 thread'.$H$39]" office:value-type="float" office:value="364.13599071" calcext:value-type="float">
            <text:p>364.14</text:p>
          </table:table-cell>
          <table:table-cell table:formula="of:=[$'Defaults, mem emphasis'.$H$39]" office:value-type="float" office:value="363.14871139" calcext:value-type="float">
            <text:p>363.15</text:p>
          </table:table-cell>
          <table:table-cell office:value-type="float" office:value="361.67436955" calcext:value-type="float">
            <text:p>361.67</text:p>
          </table:table-cell>
          <table:table-cell table:formula="of:=[$'Defaults, 1 thread, mem emphasis, warmstart'.$H$39]" office:value-type="float" office:value="372.48960491" calcext:value-type="float">
            <text:p>372.49</text:p>
          </table:table-cell>
          <table:table-cell office:value-type="float" office:value="358.73565621" calcext:value-type="float">
            <text:p>358.74</text:p>
          </table:table-cell>
          <table:table-cell office:value-type="float" office:value="359.03605247" calcext:value-type="float">
            <text:p>359.04</text:p>
          </table:table-cell>
          <table:table-cell table:number-columns-repeated="2"/>
          <table:table-cell table:formula="of:=IF([.C39]=&quot;NA&quot;; &quot;NA&quot;; [.C39]&gt;=MAX([.C39:.G39]))" office:value-type="boolean" office:boolean-value="false" calcext:value-type="boolean">
            <text:p>FALSE</text:p>
          </table:table-cell>
          <table:table-cell table:formula="of:=IF([.D39] = &quot;NA&quot;; &quot;NA&quot;; [.D39]&gt;=MAX([.C39:.G39]))" office:value-type="boolean" office:boolean-value="false" calcext:value-type="boolean">
            <text:p>FALSE</text:p>
          </table:table-cell>
          <table:table-cell table:formula="of:=IF([.E39] = &quot;NA&quot;; &quot;NA&quot;; [.E39]&gt;=MAX([.C39:.G39]))" office:value-type="boolean" office:boolean-value="false" calcext:value-type="boolean">
            <text:p>FALSE</text:p>
          </table:table-cell>
          <table:table-cell table:formula="of:=IF([.F39]=&quot;NA&quot;; &quot;NA&quot;; [.F39]&gt;=MAX([.C39:.G39]))" office:value-type="boolean" office:boolean-value="false" calcext:value-type="boolean">
            <text:p>FALSE</text:p>
          </table:table-cell>
          <table:table-cell table:formula="of:=IF([.G39] = &quot;NA&quot;; &quot;NA&quot;; [.G39]&gt;=MAX([.C39:.G39]))" office:value-type="boolean" office:boolean-value="true" calcext:value-type="boolean">
            <text:p>TRUE</text:p>
          </table:table-cell>
          <table:table-cell table:formula="of:=IF([.H39] = &quot;NA&quot;; &quot;NA&quot;; [.H39]&gt;=MAX([.C39:.H39]))" office:value-type="boolean" office:boolean-value="false" calcext:value-type="boolean">
            <text:p>FALSE</text:p>
          </table:table-cell>
          <table:table-cell table:formula="of:=IF([.I39] = &quot;NA&quot;; &quot;NA&quot;; [.I39]&gt;=MAX([.C39:.I39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5_8</text:p>
          </table:table-cell>
          <table:table-cell/>
          <table:table-cell table:formula="of:=[$Defaults.$H$40]" office:value-type="float" office:value="409.3530001" calcext:value-type="float">
            <text:p>409.35</text:p>
          </table:table-cell>
          <table:table-cell table:formula="of:=[$'Defaults, 1 thread'.$H$40]" office:value-type="float" office:value="406.62009168" calcext:value-type="float">
            <text:p>406.62</text:p>
          </table:table-cell>
          <table:table-cell table:formula="of:=[$'Defaults, mem emphasis'.$H$40]" office:value-type="float" office:value="408.78187113" calcext:value-type="float">
            <text:p>408.78</text:p>
          </table:table-cell>
          <table:table-cell office:value-type="float" office:value="404.80923412" calcext:value-type="float">
            <text:p>404.81</text:p>
          </table:table-cell>
          <table:table-cell table:formula="of:=[$'Defaults, 1 thread, mem emphasis, warmstart'.$H$40]" office:value-type="float" office:value="406.39644807" calcext:value-type="float">
            <text:p>406.40</text:p>
          </table:table-cell>
          <table:table-cell office:value-type="float" office:value="396.99309454" calcext:value-type="float">
            <text:p>396.99</text:p>
          </table:table-cell>
          <table:table-cell office:value-type="float" office:value="406.81008813" calcext:value-type="float">
            <text:p>406.81</text:p>
          </table:table-cell>
          <table:table-cell table:number-columns-repeated="2"/>
          <table:table-cell table:formula="of:=IF([.C40]=&quot;NA&quot;; &quot;NA&quot;; [.C40]&gt;=MAX([.C40:.G40]))" office:value-type="boolean" office:boolean-value="true" calcext:value-type="boolean">
            <text:p>TRUE</text:p>
          </table:table-cell>
          <table:table-cell table:formula="of:=IF([.D40] = &quot;NA&quot;; &quot;NA&quot;; [.D40]&gt;=MAX([.C40:.G40]))" office:value-type="boolean" office:boolean-value="false" calcext:value-type="boolean">
            <text:p>FALSE</text:p>
          </table:table-cell>
          <table:table-cell table:formula="of:=IF([.E40] = &quot;NA&quot;; &quot;NA&quot;; [.E40]&gt;=MAX([.C40:.G40]))" office:value-type="boolean" office:boolean-value="false" calcext:value-type="boolean">
            <text:p>FALSE</text:p>
          </table:table-cell>
          <table:table-cell table:formula="of:=IF([.F40]=&quot;NA&quot;; &quot;NA&quot;; [.F40]&gt;=MAX([.C40:.G40]))" office:value-type="boolean" office:boolean-value="false" calcext:value-type="boolean">
            <text:p>FALSE</text:p>
          </table:table-cell>
          <table:table-cell table:formula="of:=IF([.G40] = &quot;NA&quot;; &quot;NA&quot;; [.G40]&gt;=MAX([.C40:.G40]))" office:value-type="boolean" office:boolean-value="false" calcext:value-type="boolean">
            <text:p>FALSE</text:p>
          </table:table-cell>
          <table:table-cell table:formula="of:=IF([.H40] = &quot;NA&quot;; &quot;NA&quot;; [.H40]&gt;=MAX([.C40:.H40]))" office:value-type="boolean" office:boolean-value="false" calcext:value-type="boolean">
            <text:p>FALSE</text:p>
          </table:table-cell>
          <table:table-cell table:formula="of:=IF([.I40] = &quot;NA&quot;; &quot;NA&quot;; [.I40]&gt;=MAX([.C40:.I4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6.8051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33:.L42])" office:value-type="float" office:value="3" calcext:value-type="float">
            <text:p>3</text:p>
          </table:table-cell>
          <table:table-cell table:formula="of:=SUM([.M33:.M42])" office:value-type="float" office:value="1" calcext:value-type="float">
            <text:p>1</text:p>
          </table:table-cell>
          <table:table-cell table:formula="of:=SUM([.N33:.N42])" office:value-type="float" office:value="3" calcext:value-type="float">
            <text:p>3</text:p>
          </table:table-cell>
          <table:table-cell table:formula="of:=SUM([.O33:.O42])" office:value-type="float" office:value="0" calcext:value-type="float">
            <text:p>0</text:p>
          </table:table-cell>
          <table:table-cell table:formula="of:=SUM([.P33:.P42])" office:value-type="float" office:value="3" calcext:value-type="float">
            <text:p>3</text:p>
          </table:table-cell>
          <table:table-cell table:formula="of:=SUM([.Q33:.Q42])" office:value-type="float" office:value="5" calcext:value-type="float">
            <text:p>5</text:p>
          </table:table-cell>
          <table:table-cell table:formula="of:=SUM([.R33:.R4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75_9</text:p>
          </table:table-cell>
          <table:table-cell/>
          <table:table-cell table:formula="of:=[$Defaults.$H$41]" office:value-type="float" office:value="385.88730369" calcext:value-type="float">
            <text:p>385.89</text:p>
          </table:table-cell>
          <table:table-cell table:formula="of:=[$'Defaults, 1 thread'.$H$41]" office:value-type="float" office:value="384.68968337" calcext:value-type="float">
            <text:p>384.69</text:p>
          </table:table-cell>
          <table:table-cell table:formula="of:=[$'Defaults, mem emphasis'.$H$41]" office:value-type="float" office:value="383.58828281" calcext:value-type="float">
            <text:p>383.59</text:p>
          </table:table-cell>
          <table:table-cell office:value-type="float" office:value="381.1684314" calcext:value-type="float">
            <text:p>381.17</text:p>
          </table:table-cell>
          <table:table-cell table:formula="of:=[$'Defaults, 1 thread, mem emphasis, warmstart'.$H$41]" office:value-type="float" office:value="384.90862551" calcext:value-type="float">
            <text:p>384.91</text:p>
          </table:table-cell>
          <table:table-cell office:value-type="float" office:value="387.7657459" calcext:value-type="float">
            <text:p>387.77</text:p>
          </table:table-cell>
          <table:table-cell office:value-type="float" office:value="387.59104434" calcext:value-type="float">
            <text:p>387.59</text:p>
          </table:table-cell>
          <table:table-cell table:number-columns-repeated="2"/>
          <table:table-cell table:formula="of:=IF([.C41]=&quot;NA&quot;; &quot;NA&quot;; [.C41]&gt;=MAX([.C41:.G41]))" office:value-type="boolean" office:boolean-value="true" calcext:value-type="boolean">
            <text:p>TRUE</text:p>
          </table:table-cell>
          <table:table-cell table:formula="of:=IF([.D41] = &quot;NA&quot;; &quot;NA&quot;; [.D41]&gt;=MAX([.C41:.G41]))" office:value-type="boolean" office:boolean-value="false" calcext:value-type="boolean">
            <text:p>FALSE</text:p>
          </table:table-cell>
          <table:table-cell table:formula="of:=IF([.E41] = &quot;NA&quot;; &quot;NA&quot;; [.E41]&gt;=MAX([.C41:.G41]))" office:value-type="boolean" office:boolean-value="false" calcext:value-type="boolean">
            <text:p>FALSE</text:p>
          </table:table-cell>
          <table:table-cell table:formula="of:=IF([.F41]=&quot;NA&quot;; &quot;NA&quot;; [.F41]&gt;=MAX([.C41:.G41]))" office:value-type="boolean" office:boolean-value="false" calcext:value-type="boolean">
            <text:p>FALSE</text:p>
          </table:table-cell>
          <table:table-cell table:formula="of:=IF([.G41] = &quot;NA&quot;; &quot;NA&quot;; [.G41]&gt;=MAX([.C41:.G41]))" office:value-type="boolean" office:boolean-value="false" calcext:value-type="boolean">
            <text:p>FALSE</text:p>
          </table:table-cell>
          <table:table-cell table:formula="of:=IF([.H41] = &quot;NA&quot;; &quot;NA&quot;; [.H41]&gt;=MAX([.C41:.H41]))" office:value-type="boolean" office:boolean-value="true" calcext:value-type="boolean">
            <text:p>TRUE</text:p>
          </table:table-cell>
          <table:table-cell table:formula="of:=IF([.I41] = &quot;NA&quot;; &quot;NA&quot;; [.I41]&gt;=MAX([.C41:.I4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40]*10/70" office:value-type="float" office:value="0.428571428571429" calcext:value-type="float">
            <text:p>0.4</text:p>
          </table:table-cell>
          <table:table-cell table:style-name="ce71" table:formula="of:=[.V40]*10/70" office:value-type="float" office:value="0.142857142857143" calcext:value-type="float">
            <text:p>0.1</text:p>
          </table:table-cell>
          <table:table-cell table:style-name="ce71" table:formula="of:=[.W40]*10/70" office:value-type="float" office:value="0.428571428571429" calcext:value-type="float">
            <text:p>0.4</text:p>
          </table:table-cell>
          <table:table-cell table:style-name="ce71" table:formula="of:=[.X40]*10/70" office:value-type="float" office:value="0" calcext:value-type="float">
            <text:p>0.0</text:p>
          </table:table-cell>
          <table:table-cell table:style-name="ce71" table:formula="of:=[.Y40]*10/70" office:value-type="float" office:value="0.428571428571429" calcext:value-type="float">
            <text:p>0.4</text:p>
          </table:table-cell>
          <table:table-cell table:style-name="ce71" table:formula="of:=[.Z40]*10/70" office:value-type="float" office:value="0.714285714285714" calcext:value-type="float">
            <text:p>0.7</text:p>
          </table:table-cell>
          <table:table-cell table:style-name="ce71" table:formula="of:=[.AA40]*10/70" office:value-type="float" office:value="0" calcext:value-type="float">
            <text:p>0.0</text:p>
          </table:table-cell>
          <table:table-cell table:number-columns-repeated="997"/>
        </table:table-row>
        <table:table-row table:style-name="ro1">
          <table:table-cell table:style-name="ce36" office:value-type="string" calcext:value-type="string">
            <text:p>75_10</text:p>
          </table:table-cell>
          <table:table-cell table:style-name="ce36"/>
          <table:table-cell table:style-name="ce50" table:formula="of:=[$Defaults.$H$42]" office:value-type="float" office:value="436.7368" calcext:value-type="float">
            <text:p>436.74</text:p>
          </table:table-cell>
          <table:table-cell table:style-name="ce50" table:formula="of:=[$'Defaults, 1 thread'.$H$42]" office:value-type="float" office:value="475.5563309" calcext:value-type="float">
            <text:p>475.56</text:p>
          </table:table-cell>
          <table:table-cell table:style-name="ce50" table:formula="of:=[$'Defaults, mem emphasis'.$H$42]" office:value-type="float" office:value="472.02111751" calcext:value-type="float">
            <text:p>472.02</text:p>
          </table:table-cell>
          <table:table-cell table:style-name="ce50" office:value-type="float" office:value="476.85671548" calcext:value-type="float">
            <text:p>476.86</text:p>
          </table:table-cell>
          <table:table-cell table:style-name="ce50" table:formula="of:=[$'Defaults, 1 thread, mem emphasis, warmstart'.$H$42]" office:value-type="float" office:value="485.62593697" calcext:value-type="float">
            <text:p>485.63</text:p>
          </table:table-cell>
          <table:table-cell table:style-name="ce50" office:value-type="float" office:value="479.21811011" calcext:value-type="float">
            <text:p>479.22</text:p>
          </table:table-cell>
          <table:table-cell table:style-name="ce50" office:value-type="float" office:value="479.33939127" calcext:value-type="float">
            <text:p>479.34</text:p>
          </table:table-cell>
          <table:table-cell table:style-name="ce36" table:number-columns-repeated="2"/>
          <table:table-cell table:style-name="ce70" table:formula="of:=IF([.C42]=&quot;NA&quot;; &quot;NA&quot;; [.C42]&gt;=MAX([.C42:.G42]))" office:value-type="boolean" office:boolean-value="false" calcext:value-type="boolean">
            <text:p>FALSE</text:p>
          </table:table-cell>
          <table:table-cell table:style-name="ce70" table:formula="of:=IF([.D42] = &quot;NA&quot;; &quot;NA&quot;; [.D42]&gt;=MAX([.C42:.G42]))" office:value-type="boolean" office:boolean-value="false" calcext:value-type="boolean">
            <text:p>FALSE</text:p>
          </table:table-cell>
          <table:table-cell table:style-name="ce70" table:formula="of:=IF([.E42] = &quot;NA&quot;; &quot;NA&quot;; [.E42]&gt;=MAX([.C42:.G42]))" office:value-type="boolean" office:boolean-value="false" calcext:value-type="boolean">
            <text:p>FALSE</text:p>
          </table:table-cell>
          <table:table-cell table:style-name="ce70" table:formula="of:=IF([.F42]=&quot;NA&quot;; &quot;NA&quot;; [.F42]&gt;=MAX([.C42:.G42]))" office:value-type="boolean" office:boolean-value="false" calcext:value-type="boolean">
            <text:p>FALSE</text:p>
          </table:table-cell>
          <table:table-cell table:style-name="ce70" table:formula="of:=IF([.G42] = &quot;NA&quot;; &quot;NA&quot;; [.G42]&gt;=MAX([.C42:.G42]))" office:value-type="boolean" office:boolean-value="true" calcext:value-type="boolean">
            <text:p>TRUE</text:p>
          </table:table-cell>
          <table:table-cell table:style-name="ce70" table:formula="of:=IF([.H42] = &quot;NA&quot;; &quot;NA&quot;; [.H42]&gt;=MAX([.C42:.H42]))" office:value-type="boolean" office:boolean-value="false" calcext:value-type="boolean">
            <text:p>FALSE</text:p>
          </table:table-cell>
          <table:table-cell table:style-name="ce70" table:formula="of:=IF([.I42] = &quot;NA&quot;; &quot;NA&quot;; [.I42]&gt;=MAX([.C42:.I4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33:.C42];&quot;=NA&quot;)" office:value-type="float" office:value="0" calcext:value-type="float">
            <text:p>0</text:p>
          </table:table-cell>
          <table:table-cell table:style-name="ce72" table:formula="of:=COUNTIF([.D33:.D42];&quot;=NA&quot;)" office:value-type="float" office:value="0" calcext:value-type="float">
            <text:p>0</text:p>
          </table:table-cell>
          <table:table-cell table:style-name="ce72" table:formula="of:=COUNTIF([.E33:.E42];&quot;=NA&quot;)" office:value-type="float" office:value="0" calcext:value-type="float">
            <text:p>0</text:p>
          </table:table-cell>
          <table:table-cell table:style-name="ce72" table:formula="of:=COUNTIF([.F33:.F42];&quot;=NA&quot;)" office:value-type="float" office:value="0" calcext:value-type="float">
            <text:p>0</text:p>
          </table:table-cell>
          <table:table-cell table:style-name="ce72" table:formula="of:=COUNTIF([.G33:.G42];&quot;=NA&quot;)" office:value-type="float" office:value="0" calcext:value-type="float">
            <text:p>0</text:p>
          </table:table-cell>
          <table:table-cell table:style-name="ce72" table:formula="of:=COUNTIF([.H33:.H42];&quot;=NA&quot;)" office:value-type="float" office:value="0" calcext:value-type="float">
            <text:p>0</text:p>
          </table:table-cell>
          <table:table-cell table:style-name="ce72" table:formula="of:=COUNTIF([.I33:.I4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0_1</text:p>
          </table:table-cell>
          <table:table-cell/>
          <table:table-cell table:formula="of:=[$Defaults.$H$43]" office:value-type="float" office:value="398.1322" calcext:value-type="float">
            <text:p>398.13</text:p>
          </table:table-cell>
          <table:table-cell table:formula="of:=[$'Defaults, 1 thread'.$H$43]" office:value-type="float" office:value="430.50803815" calcext:value-type="float">
            <text:p>430.51</text:p>
          </table:table-cell>
          <table:table-cell table:formula="of:=[$'Defaults, mem emphasis'.$H$43]" office:value-type="float" office:value="400.53032552" calcext:value-type="float">
            <text:p>400.53</text:p>
          </table:table-cell>
          <table:table-cell office:value-type="float" office:value="427.73565692" calcext:value-type="float">
            <text:p>427.74</text:p>
          </table:table-cell>
          <table:table-cell table:formula="of:=[$'Defaults, 1 thread, mem emphasis, warmstart'.$H$43]" office:value-type="float" office:value="430.35751077" calcext:value-type="float">
            <text:p>430.36</text:p>
          </table:table-cell>
          <table:table-cell office:value-type="float" office:value="422.28392073" calcext:value-type="float">
            <text:p>422.28</text:p>
          </table:table-cell>
          <table:table-cell office:value-type="float" office:value="421.79582386" calcext:value-type="float">
            <text:p>421.80</text:p>
          </table:table-cell>
          <table:table-cell table:number-columns-repeated="2"/>
          <table:table-cell table:formula="of:=IF([.C43]=&quot;NA&quot;; &quot;NA&quot;; [.C43]&gt;=MAX([.C43:.G43]))" office:value-type="boolean" office:boolean-value="false" calcext:value-type="boolean">
            <text:p>FALSE</text:p>
          </table:table-cell>
          <table:table-cell table:formula="of:=IF([.D43] = &quot;NA&quot;; &quot;NA&quot;; [.D43]&gt;=MAX([.C43:.G43]))" office:value-type="boolean" office:boolean-value="true" calcext:value-type="boolean">
            <text:p>TRUE</text:p>
          </table:table-cell>
          <table:table-cell table:formula="of:=IF([.E43] = &quot;NA&quot;; &quot;NA&quot;; [.E43]&gt;=MAX([.C43:.G43]))" office:value-type="boolean" office:boolean-value="false" calcext:value-type="boolean">
            <text:p>FALSE</text:p>
          </table:table-cell>
          <table:table-cell table:formula="of:=IF([.F43]=&quot;NA&quot;; &quot;NA&quot;; [.F43]&gt;=MAX([.C43:.G43]))" office:value-type="boolean" office:boolean-value="false" calcext:value-type="boolean">
            <text:p>FALSE</text:p>
          </table:table-cell>
          <table:table-cell table:formula="of:=IF([.G43] = &quot;NA&quot;; &quot;NA&quot;; [.G43]&gt;=MAX([.C43:.G43]))" office:value-type="boolean" office:boolean-value="false" calcext:value-type="boolean">
            <text:p>FALSE</text:p>
          </table:table-cell>
          <table:table-cell table:formula="of:=IF([.H43] = &quot;NA&quot;; &quot;NA&quot;; [.H43]&gt;=MAX([.C43:.H43]))" office:value-type="boolean" office:boolean-value="false" calcext:value-type="boolean">
            <text:p>FALSE</text:p>
          </table:table-cell>
          <table:table-cell table:formula="of:=IF([.I43] = &quot;NA&quot;; &quot;NA&quot;; [.I43]&gt;=MAX([.C43:.I4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2</text:p>
          </table:table-cell>
          <table:table-cell/>
          <table:table-cell table:formula="of:=[$Defaults.$H$44]" office:value-type="float" office:value="444.87742099" calcext:value-type="float">
            <text:p>444.88</text:p>
          </table:table-cell>
          <table:table-cell table:formula="of:=[$'Defaults, 1 thread'.$H$44]" office:value-type="float" office:value="431.76427698" calcext:value-type="float">
            <text:p>431.76</text:p>
          </table:table-cell>
          <table:table-cell table:formula="of:=[$'Defaults, mem emphasis'.$H$44]" office:value-type="float" office:value="437.56611342" calcext:value-type="float">
            <text:p>437.57</text:p>
          </table:table-cell>
          <table:table-cell office:value-type="float" office:value="433.43119959" calcext:value-type="float">
            <text:p>433.43</text:p>
          </table:table-cell>
          <table:table-cell table:formula="of:=[$'Defaults, 1 thread, mem emphasis, warmstart'.$H$44]" office:value-type="float" office:value="431.64947534" calcext:value-type="float">
            <text:p>431.65</text:p>
          </table:table-cell>
          <table:table-cell office:value-type="float" office:value="427.14561414" calcext:value-type="float">
            <text:p>427.15</text:p>
          </table:table-cell>
          <table:table-cell office:value-type="float" office:value="423.65637658" calcext:value-type="float">
            <text:p>423.66</text:p>
          </table:table-cell>
          <table:table-cell table:number-columns-repeated="2"/>
          <table:table-cell table:formula="of:=IF([.C44]=&quot;NA&quot;; &quot;NA&quot;; [.C44]&gt;=MAX([.C44:.G44]))" office:value-type="boolean" office:boolean-value="true" calcext:value-type="boolean">
            <text:p>TRUE</text:p>
          </table:table-cell>
          <table:table-cell table:formula="of:=IF([.D44] = &quot;NA&quot;; &quot;NA&quot;; [.D44]&gt;=MAX([.C44:.G44]))" office:value-type="boolean" office:boolean-value="false" calcext:value-type="boolean">
            <text:p>FALSE</text:p>
          </table:table-cell>
          <table:table-cell table:formula="of:=IF([.E44] = &quot;NA&quot;; &quot;NA&quot;; [.E44]&gt;=MAX([.C44:.G44]))" office:value-type="boolean" office:boolean-value="false" calcext:value-type="boolean">
            <text:p>FALSE</text:p>
          </table:table-cell>
          <table:table-cell table:formula="of:=IF([.F44]=&quot;NA&quot;; &quot;NA&quot;; [.F44]&gt;=MAX([.C44:.G44]))" office:value-type="boolean" office:boolean-value="false" calcext:value-type="boolean">
            <text:p>FALSE</text:p>
          </table:table-cell>
          <table:table-cell table:formula="of:=IF([.G44] = &quot;NA&quot;; &quot;NA&quot;; [.G44]&gt;=MAX([.C44:.G44]))" office:value-type="boolean" office:boolean-value="false" calcext:value-type="boolean">
            <text:p>FALSE</text:p>
          </table:table-cell>
          <table:table-cell table:formula="of:=IF([.H44] = &quot;NA&quot;; &quot;NA&quot;; [.H44]&gt;=MAX([.C44:.H44]))" office:value-type="boolean" office:boolean-value="false" calcext:value-type="boolean">
            <text:p>FALSE</text:p>
          </table:table-cell>
          <table:table-cell table:formula="of:=IF([.I44] = &quot;NA&quot;; &quot;NA&quot;; [.I44]&gt;=MAX([.C44:.I44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3</text:p>
          </table:table-cell>
          <table:table-cell/>
          <table:table-cell table:formula="of:=[$Defaults.$H$45]" office:value-type="float" office:value="420.1226" calcext:value-type="float">
            <text:p>420.12</text:p>
          </table:table-cell>
          <table:table-cell table:formula="of:=[$'Defaults, 1 thread'.$H$45]" office:value-type="float" office:value="455.69131162" calcext:value-type="float">
            <text:p>455.69</text:p>
          </table:table-cell>
          <table:table-cell table:formula="of:=[$'Defaults, mem emphasis'.$H$45]" office:value-type="float" office:value="424.89309692" calcext:value-type="float">
            <text:p>424.89</text:p>
          </table:table-cell>
          <table:table-cell office:value-type="float" office:value="454.26599538" calcext:value-type="float">
            <text:p>454.27</text:p>
          </table:table-cell>
          <table:table-cell table:formula="of:=[$'Defaults, 1 thread, mem emphasis, warmstart'.$H$45]" office:value-type="float" office:value="451.49803135" calcext:value-type="float">
            <text:p>451.50</text:p>
          </table:table-cell>
          <table:table-cell office:value-type="float" office:value="448.02948337" calcext:value-type="float">
            <text:p>448.03</text:p>
          </table:table-cell>
          <table:table-cell office:value-type="float" office:value="445.2364858" calcext:value-type="float">
            <text:p>445.24</text:p>
          </table:table-cell>
          <table:table-cell table:number-columns-repeated="2"/>
          <table:table-cell table:formula="of:=IF([.C45]=&quot;NA&quot;; &quot;NA&quot;; [.C45]&gt;=MAX([.C45:.G45]))" office:value-type="boolean" office:boolean-value="false" calcext:value-type="boolean">
            <text:p>FALSE</text:p>
          </table:table-cell>
          <table:table-cell table:formula="of:=IF([.D45] = &quot;NA&quot;; &quot;NA&quot;; [.D45]&gt;=MAX([.C45:.G45]))" office:value-type="boolean" office:boolean-value="true" calcext:value-type="boolean">
            <text:p>TRUE</text:p>
          </table:table-cell>
          <table:table-cell table:formula="of:=IF([.E45] = &quot;NA&quot;; &quot;NA&quot;; [.E45]&gt;=MAX([.C45:.G45]))" office:value-type="boolean" office:boolean-value="false" calcext:value-type="boolean">
            <text:p>FALSE</text:p>
          </table:table-cell>
          <table:table-cell table:formula="of:=IF([.F45]=&quot;NA&quot;; &quot;NA&quot;; [.F45]&gt;=MAX([.C45:.G45]))" office:value-type="boolean" office:boolean-value="false" calcext:value-type="boolean">
            <text:p>FALSE</text:p>
          </table:table-cell>
          <table:table-cell table:formula="of:=IF([.G45] = &quot;NA&quot;; &quot;NA&quot;; [.G45]&gt;=MAX([.C45:.G45]))" office:value-type="boolean" office:boolean-value="false" calcext:value-type="boolean">
            <text:p>FALSE</text:p>
          </table:table-cell>
          <table:table-cell table:formula="of:=IF([.H45] = &quot;NA&quot;; &quot;NA&quot;; [.H45]&gt;=MAX([.C45:.H45]))" office:value-type="boolean" office:boolean-value="false" calcext:value-type="boolean">
            <text:p>FALSE</text:p>
          </table:table-cell>
          <table:table-cell table:formula="of:=IF([.I45] = &quot;NA&quot;; &quot;NA&quot;; [.I45]&gt;=MAX([.C45:.I45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4</text:p>
          </table:table-cell>
          <table:table-cell/>
          <table:table-cell table:formula="of:=[$Defaults.$H$46]" office:value-type="float" office:value="378.97335311" calcext:value-type="float">
            <text:p>378.97</text:p>
          </table:table-cell>
          <table:table-cell table:formula="of:=[$'Defaults, 1 thread'.$H$46]" office:value-type="float" office:value="410.30734195" calcext:value-type="float">
            <text:p>410.31</text:p>
          </table:table-cell>
          <table:table-cell table:formula="of:=[$'Defaults, mem emphasis'.$H$46]" office:value-type="float" office:value="379.75568977" calcext:value-type="float">
            <text:p>379.76</text:p>
          </table:table-cell>
          <table:table-cell office:value-type="float" office:value="412.08299833" calcext:value-type="float">
            <text:p>412.08</text:p>
          </table:table-cell>
          <table:table-cell table:formula="of:=[$'Defaults, 1 thread, mem emphasis, warmstart'.$H$46]" office:value-type="float" office:value="404.06544447" calcext:value-type="float">
            <text:p>404.07</text:p>
          </table:table-cell>
          <table:table-cell office:value-type="float" office:value="398.23572371" calcext:value-type="float">
            <text:p>398.24</text:p>
          </table:table-cell>
          <table:table-cell office:value-type="float" office:value="398.48818472" calcext:value-type="float">
            <text:p>398.49</text:p>
          </table:table-cell>
          <table:table-cell table:number-columns-repeated="2"/>
          <table:table-cell table:formula="of:=IF([.C46]=&quot;NA&quot;; &quot;NA&quot;; [.C46]&gt;=MAX([.C46:.G46]))" office:value-type="boolean" office:boolean-value="false" calcext:value-type="boolean">
            <text:p>FALSE</text:p>
          </table:table-cell>
          <table:table-cell table:formula="of:=IF([.D46] = &quot;NA&quot;; &quot;NA&quot;; [.D46]&gt;=MAX([.C46:.G46]))" office:value-type="boolean" office:boolean-value="false" calcext:value-type="boolean">
            <text:p>FALSE</text:p>
          </table:table-cell>
          <table:table-cell table:formula="of:=IF([.E46] = &quot;NA&quot;; &quot;NA&quot;; [.E46]&gt;=MAX([.C46:.G46]))" office:value-type="boolean" office:boolean-value="false" calcext:value-type="boolean">
            <text:p>FALSE</text:p>
          </table:table-cell>
          <table:table-cell table:formula="of:=IF([.F46]=&quot;NA&quot;; &quot;NA&quot;; [.F46]&gt;=MAX([.C46:.G46]))" office:value-type="boolean" office:boolean-value="true" calcext:value-type="boolean">
            <text:p>TRUE</text:p>
          </table:table-cell>
          <table:table-cell table:formula="of:=IF([.G46] = &quot;NA&quot;; &quot;NA&quot;; [.G46]&gt;=MAX([.C46:.G46]))" office:value-type="boolean" office:boolean-value="false" calcext:value-type="boolean">
            <text:p>FALSE</text:p>
          </table:table-cell>
          <table:table-cell table:formula="of:=IF([.H46] = &quot;NA&quot;; &quot;NA&quot;; [.H46]&gt;=MAX([.C46:.H46]))" office:value-type="boolean" office:boolean-value="false" calcext:value-type="boolean">
            <text:p>FALSE</text:p>
          </table:table-cell>
          <table:table-cell table:formula="of:=IF([.I46] = &quot;NA&quot;; &quot;NA&quot;; [.I46]&gt;=MAX([.C46:.I4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5</text:p>
          </table:table-cell>
          <table:table-cell/>
          <table:table-cell table:formula="of:=[$Defaults.$H$47]" office:value-type="float" office:value="386.18137452" calcext:value-type="float">
            <text:p>386.18</text:p>
          </table:table-cell>
          <table:table-cell table:formula="of:=[$'Defaults, 1 thread'.$H$47]" office:value-type="float" office:value="414.6370074" calcext:value-type="float">
            <text:p>414.64</text:p>
          </table:table-cell>
          <table:table-cell table:formula="of:=[$'Defaults, mem emphasis'.$H$47]" office:value-type="float" office:value="386.26478935" calcext:value-type="float">
            <text:p>386.26</text:p>
          </table:table-cell>
          <table:table-cell office:value-type="float" office:value="416.61639476" calcext:value-type="float">
            <text:p>416.62</text:p>
          </table:table-cell>
          <table:table-cell table:formula="of:=[$'Defaults, 1 thread, mem emphasis, warmstart'.$H$47]" office:value-type="float" office:value="409.2031092" calcext:value-type="float">
            <text:p>409.20</text:p>
          </table:table-cell>
          <table:table-cell office:value-type="float" office:value="405.60824977" calcext:value-type="float">
            <text:p>405.61</text:p>
          </table:table-cell>
          <table:table-cell office:value-type="float" office:value="403.59097556" calcext:value-type="float">
            <text:p>403.59</text:p>
          </table:table-cell>
          <table:table-cell table:number-columns-repeated="2"/>
          <table:table-cell table:formula="of:=IF([.C47]=&quot;NA&quot;; &quot;NA&quot;; [.C47]&gt;=MAX([.C47:.G47]))" office:value-type="boolean" office:boolean-value="false" calcext:value-type="boolean">
            <text:p>FALSE</text:p>
          </table:table-cell>
          <table:table-cell table:formula="of:=IF([.D47] = &quot;NA&quot;; &quot;NA&quot;; [.D47]&gt;=MAX([.C47:.G47]))" office:value-type="boolean" office:boolean-value="false" calcext:value-type="boolean">
            <text:p>FALSE</text:p>
          </table:table-cell>
          <table:table-cell table:formula="of:=IF([.E47] = &quot;NA&quot;; &quot;NA&quot;; [.E47]&gt;=MAX([.C47:.G47]))" office:value-type="boolean" office:boolean-value="false" calcext:value-type="boolean">
            <text:p>FALSE</text:p>
          </table:table-cell>
          <table:table-cell table:formula="of:=IF([.F47]=&quot;NA&quot;; &quot;NA&quot;; [.F47]&gt;=MAX([.C47:.G47]))" office:value-type="boolean" office:boolean-value="true" calcext:value-type="boolean">
            <text:p>TRUE</text:p>
          </table:table-cell>
          <table:table-cell table:formula="of:=IF([.G47] = &quot;NA&quot;; &quot;NA&quot;; [.G47]&gt;=MAX([.C47:.G47]))" office:value-type="boolean" office:boolean-value="false" calcext:value-type="boolean">
            <text:p>FALSE</text:p>
          </table:table-cell>
          <table:table-cell table:formula="of:=IF([.H47] = &quot;NA&quot;; &quot;NA&quot;; [.H47]&gt;=MAX([.C47:.H47]))" office:value-type="boolean" office:boolean-value="false" calcext:value-type="boolean">
            <text:p>FALSE</text:p>
          </table:table-cell>
          <table:table-cell table:formula="of:=IF([.I47] = &quot;NA&quot;; &quot;NA&quot;; [.I47]&gt;=MAX([.C47:.I47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6</text:p>
          </table:table-cell>
          <table:table-cell/>
          <table:table-cell table:formula="of:=[$Defaults.$H$48]" office:value-type="float" office:value="409.57029562" calcext:value-type="float">
            <text:p>409.57</text:p>
          </table:table-cell>
          <table:table-cell table:formula="of:=[$'Defaults, 1 thread'.$H$48]" office:value-type="float" office:value="412.89746998" calcext:value-type="float">
            <text:p>412.90</text:p>
          </table:table-cell>
          <table:table-cell table:formula="of:=[$'Defaults, mem emphasis'.$H$48]" office:value-type="float" office:value="411.28347257" calcext:value-type="float">
            <text:p>411.28</text:p>
          </table:table-cell>
          <table:table-cell office:value-type="float" office:value="416.60393627" calcext:value-type="float">
            <text:p>416.60</text:p>
          </table:table-cell>
          <table:table-cell table:formula="of:=[$'Defaults, 1 thread, mem emphasis, warmstart'.$H$48]" office:value-type="float" office:value="415.99761569" calcext:value-type="float">
            <text:p>416.00</text:p>
          </table:table-cell>
          <table:table-cell office:value-type="float" office:value="407.71203246" calcext:value-type="float">
            <text:p>407.71</text:p>
          </table:table-cell>
          <table:table-cell office:value-type="float" office:value="404.53419517" calcext:value-type="float">
            <text:p>404.53</text:p>
          </table:table-cell>
          <table:table-cell table:number-columns-repeated="2"/>
          <table:table-cell table:formula="of:=IF([.C48]=&quot;NA&quot;; &quot;NA&quot;; [.C48]&gt;=MAX([.C48:.G48]))" office:value-type="boolean" office:boolean-value="false" calcext:value-type="boolean">
            <text:p>FALSE</text:p>
          </table:table-cell>
          <table:table-cell table:formula="of:=IF([.D48] = &quot;NA&quot;; &quot;NA&quot;; [.D48]&gt;=MAX([.C48:.G48]))" office:value-type="boolean" office:boolean-value="false" calcext:value-type="boolean">
            <text:p>FALSE</text:p>
          </table:table-cell>
          <table:table-cell table:formula="of:=IF([.E48] = &quot;NA&quot;; &quot;NA&quot;; [.E48]&gt;=MAX([.C48:.G48]))" office:value-type="boolean" office:boolean-value="false" calcext:value-type="boolean">
            <text:p>FALSE</text:p>
          </table:table-cell>
          <table:table-cell table:formula="of:=IF([.F48]=&quot;NA&quot;; &quot;NA&quot;; [.F48]&gt;=MAX([.C48:.G48]))" office:value-type="boolean" office:boolean-value="true" calcext:value-type="boolean">
            <text:p>TRUE</text:p>
          </table:table-cell>
          <table:table-cell table:formula="of:=IF([.G48] = &quot;NA&quot;; &quot;NA&quot;; [.G48]&gt;=MAX([.C48:.G48]))" office:value-type="boolean" office:boolean-value="false" calcext:value-type="boolean">
            <text:p>FALSE</text:p>
          </table:table-cell>
          <table:table-cell table:formula="of:=IF([.H48] = &quot;NA&quot;; &quot;NA&quot;; [.H48]&gt;=MAX([.C48:.H48]))" office:value-type="boolean" office:boolean-value="false" calcext:value-type="boolean">
            <text:p>FALSE</text:p>
          </table:table-cell>
          <table:table-cell table:formula="of:=IF([.I48] = &quot;NA&quot;; &quot;NA&quot;; [.I48]&gt;=MAX([.C48:.I4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7</text:p>
          </table:table-cell>
          <table:table-cell/>
          <table:table-cell table:formula="of:=[$Defaults.$H$49]" office:value-type="float" office:value="361.1581" calcext:value-type="float">
            <text:p>361.16</text:p>
          </table:table-cell>
          <table:table-cell table:formula="of:=[$'Defaults, 1 thread'.$H$49]" office:value-type="float" office:value="392.95821134" calcext:value-type="float">
            <text:p>392.96</text:p>
          </table:table-cell>
          <table:table-cell table:formula="of:=[$'Defaults, mem emphasis'.$H$49]" office:value-type="float" office:value="362.73407262" calcext:value-type="float">
            <text:p>362.73</text:p>
          </table:table-cell>
          <table:table-cell office:value-type="float" office:value="388.70637163" calcext:value-type="float">
            <text:p>388.71</text:p>
          </table:table-cell>
          <table:table-cell table:formula="of:=[$'Defaults, 1 thread, mem emphasis, warmstart'.$H$49]" office:value-type="float" office:value="389.56839946" calcext:value-type="float">
            <text:p>389.57</text:p>
          </table:table-cell>
          <table:table-cell office:value-type="float" office:value="387.31288908" calcext:value-type="float">
            <text:p>387.31</text:p>
          </table:table-cell>
          <table:table-cell office:value-type="float" office:value="384.69934669" calcext:value-type="float">
            <text:p>384.70</text:p>
          </table:table-cell>
          <table:table-cell table:number-columns-repeated="2"/>
          <table:table-cell table:formula="of:=IF([.C49]=&quot;NA&quot;; &quot;NA&quot;; [.C49]&gt;=MAX([.C49:.G49]))" office:value-type="boolean" office:boolean-value="false" calcext:value-type="boolean">
            <text:p>FALSE</text:p>
          </table:table-cell>
          <table:table-cell table:formula="of:=IF([.D49] = &quot;NA&quot;; &quot;NA&quot;; [.D49]&gt;=MAX([.C49:.G49]))" office:value-type="boolean" office:boolean-value="true" calcext:value-type="boolean">
            <text:p>TRUE</text:p>
          </table:table-cell>
          <table:table-cell table:formula="of:=IF([.E49] = &quot;NA&quot;; &quot;NA&quot;; [.E49]&gt;=MAX([.C49:.G49]))" office:value-type="boolean" office:boolean-value="false" calcext:value-type="boolean">
            <text:p>FALSE</text:p>
          </table:table-cell>
          <table:table-cell table:formula="of:=IF([.F49]=&quot;NA&quot;; &quot;NA&quot;; [.F49]&gt;=MAX([.C49:.G49]))" office:value-type="boolean" office:boolean-value="false" calcext:value-type="boolean">
            <text:p>FALSE</text:p>
          </table:table-cell>
          <table:table-cell table:formula="of:=IF([.G49] = &quot;NA&quot;; &quot;NA&quot;; [.G49]&gt;=MAX([.C49:.G49]))" office:value-type="boolean" office:boolean-value="false" calcext:value-type="boolean">
            <text:p>FALSE</text:p>
          </table:table-cell>
          <table:table-cell table:formula="of:=IF([.H49] = &quot;NA&quot;; &quot;NA&quot;; [.H49]&gt;=MAX([.C49:.H49]))" office:value-type="boolean" office:boolean-value="false" calcext:value-type="boolean">
            <text:p>FALSE</text:p>
          </table:table-cell>
          <table:table-cell table:formula="of:=IF([.I49] = &quot;NA&quot;; &quot;NA&quot;; [.I49]&gt;=MAX([.C49:.I49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0_8</text:p>
          </table:table-cell>
          <table:table-cell/>
          <table:table-cell table:formula="of:=[$Defaults.$H$50]" office:value-type="float" office:value="393.2753" calcext:value-type="float">
            <text:p>393.28</text:p>
          </table:table-cell>
          <table:table-cell table:formula="of:=[$'Defaults, 1 thread'.$H$50]" office:value-type="float" office:value="435.62344206" calcext:value-type="float">
            <text:p>435.62</text:p>
          </table:table-cell>
          <table:table-cell table:formula="of:=[$'Defaults, mem emphasis'.$H$50]" office:value-type="float" office:value="392.84872683" calcext:value-type="float">
            <text:p>392.85</text:p>
          </table:table-cell>
          <table:table-cell office:value-type="float" office:value="433.74753267" calcext:value-type="float">
            <text:p>433.75</text:p>
          </table:table-cell>
          <table:table-cell table:formula="of:=[$'Defaults, 1 thread, mem emphasis, warmstart'.$H$50]" office:value-type="float" office:value="433.89393981" calcext:value-type="float">
            <text:p>433.89</text:p>
          </table:table-cell>
          <table:table-cell office:value-type="float" office:value="426.93284639" calcext:value-type="float">
            <text:p>426.93</text:p>
          </table:table-cell>
          <table:table-cell office:value-type="float" office:value="425.85135861" calcext:value-type="float">
            <text:p>425.85</text:p>
          </table:table-cell>
          <table:table-cell table:number-columns-repeated="2"/>
          <table:table-cell table:formula="of:=IF([.C50]=&quot;NA&quot;; &quot;NA&quot;; [.C50]&gt;=MAX([.C50:.G50]))" office:value-type="boolean" office:boolean-value="false" calcext:value-type="boolean">
            <text:p>FALSE</text:p>
          </table:table-cell>
          <table:table-cell table:formula="of:=IF([.D50] = &quot;NA&quot;; &quot;NA&quot;; [.D50]&gt;=MAX([.C50:.G50]))" office:value-type="boolean" office:boolean-value="true" calcext:value-type="boolean">
            <text:p>TRUE</text:p>
          </table:table-cell>
          <table:table-cell table:formula="of:=IF([.E50] = &quot;NA&quot;; &quot;NA&quot;; [.E50]&gt;=MAX([.C50:.G50]))" office:value-type="boolean" office:boolean-value="false" calcext:value-type="boolean">
            <text:p>FALSE</text:p>
          </table:table-cell>
          <table:table-cell table:formula="of:=IF([.F50]=&quot;NA&quot;; &quot;NA&quot;; [.F50]&gt;=MAX([.C50:.G50]))" office:value-type="boolean" office:boolean-value="false" calcext:value-type="boolean">
            <text:p>FALSE</text:p>
          </table:table-cell>
          <table:table-cell table:formula="of:=IF([.G50] = &quot;NA&quot;; &quot;NA&quot;; [.G50]&gt;=MAX([.C50:.G50]))" office:value-type="boolean" office:boolean-value="false" calcext:value-type="boolean">
            <text:p>FALSE</text:p>
          </table:table-cell>
          <table:table-cell table:formula="of:=IF([.H50] = &quot;NA&quot;; &quot;NA&quot;; [.H50]&gt;=MAX([.C50:.H50]))" office:value-type="boolean" office:boolean-value="false" calcext:value-type="boolean">
            <text:p>FALSE</text:p>
          </table:table-cell>
          <table:table-cell table:formula="of:=IF([.I50] = &quot;NA&quot;; &quot;NA&quot;; [.I50]&gt;=MAX([.C50:.I5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8.5827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43:.L52])" office:value-type="float" office:value="1" calcext:value-type="float">
            <text:p>1</text:p>
          </table:table-cell>
          <table:table-cell table:formula="of:=SUM([.M43:.M52])" office:value-type="float" office:value="5" calcext:value-type="float">
            <text:p>5</text:p>
          </table:table-cell>
          <table:table-cell table:formula="of:=SUM([.N43:.N52])" office:value-type="float" office:value="0" calcext:value-type="float">
            <text:p>0</text:p>
          </table:table-cell>
          <table:table-cell table:formula="of:=SUM([.O43:.O52])" office:value-type="float" office:value="4" calcext:value-type="float">
            <text:p>4</text:p>
          </table:table-cell>
          <table:table-cell table:formula="of:=SUM([.P43:.P52])" office:value-type="float" office:value="0" calcext:value-type="float">
            <text:p>0</text:p>
          </table:table-cell>
          <table:table-cell table:formula="of:=SUM([.Q43:.Q52])" office:value-type="float" office:value="0" calcext:value-type="float">
            <text:p>0</text:p>
          </table:table-cell>
          <table:table-cell table:formula="of:=SUM([.R43:.R5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0_9</text:p>
          </table:table-cell>
          <table:table-cell/>
          <table:table-cell table:formula="of:=[$Defaults.$H$51]" office:value-type="float" office:value="411.8779" calcext:value-type="float">
            <text:p>411.88</text:p>
          </table:table-cell>
          <table:table-cell table:formula="of:=[$'Defaults, 1 thread'.$H$51]" office:value-type="float" office:value="445.60075822" calcext:value-type="float">
            <text:p>445.60</text:p>
          </table:table-cell>
          <table:table-cell table:formula="of:=[$'Defaults, mem emphasis'.$H$51]" office:value-type="float" office:value="411.62977122" calcext:value-type="float">
            <text:p>411.63</text:p>
          </table:table-cell>
          <table:table-cell office:value-type="float" office:value="446.48781101" calcext:value-type="float">
            <text:p>446.49</text:p>
          </table:table-cell>
          <table:table-cell table:formula="of:=[$'Defaults, 1 thread, mem emphasis, warmstart'.$H$51]" office:value-type="float" office:value="439.24805314" calcext:value-type="float">
            <text:p>439.25</text:p>
          </table:table-cell>
          <table:table-cell office:value-type="float" office:value="433.39951662" calcext:value-type="float">
            <text:p>433.40</text:p>
          </table:table-cell>
          <table:table-cell office:value-type="float" office:value="431.21634561" calcext:value-type="float">
            <text:p>431.22</text:p>
          </table:table-cell>
          <table:table-cell table:number-columns-repeated="2"/>
          <table:table-cell table:formula="of:=IF([.C51]=&quot;NA&quot;; &quot;NA&quot;; [.C51]&gt;=MAX([.C51:.G51]))" office:value-type="boolean" office:boolean-value="false" calcext:value-type="boolean">
            <text:p>FALSE</text:p>
          </table:table-cell>
          <table:table-cell table:formula="of:=IF([.D51] = &quot;NA&quot;; &quot;NA&quot;; [.D51]&gt;=MAX([.C51:.G51]))" office:value-type="boolean" office:boolean-value="false" calcext:value-type="boolean">
            <text:p>FALSE</text:p>
          </table:table-cell>
          <table:table-cell table:formula="of:=IF([.E51] = &quot;NA&quot;; &quot;NA&quot;; [.E51]&gt;=MAX([.C51:.G51]))" office:value-type="boolean" office:boolean-value="false" calcext:value-type="boolean">
            <text:p>FALSE</text:p>
          </table:table-cell>
          <table:table-cell table:formula="of:=IF([.F51]=&quot;NA&quot;; &quot;NA&quot;; [.F51]&gt;=MAX([.C51:.G51]))" office:value-type="boolean" office:boolean-value="true" calcext:value-type="boolean">
            <text:p>TRUE</text:p>
          </table:table-cell>
          <table:table-cell table:formula="of:=IF([.G51] = &quot;NA&quot;; &quot;NA&quot;; [.G51]&gt;=MAX([.C51:.G51]))" office:value-type="boolean" office:boolean-value="false" calcext:value-type="boolean">
            <text:p>FALSE</text:p>
          </table:table-cell>
          <table:table-cell table:formula="of:=IF([.H51] = &quot;NA&quot;; &quot;NA&quot;; [.H51]&gt;=MAX([.C51:.H51]))" office:value-type="boolean" office:boolean-value="false" calcext:value-type="boolean">
            <text:p>FALSE</text:p>
          </table:table-cell>
          <table:table-cell table:formula="of:=IF([.I51] = &quot;NA&quot;; &quot;NA&quot;; [.I51]&gt;=MAX([.C51:.I5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50]*10/70" office:value-type="float" office:value="0.142857142857143" calcext:value-type="float">
            <text:p>0.1</text:p>
          </table:table-cell>
          <table:table-cell table:style-name="ce71" table:formula="of:=[.V50]*10/70" office:value-type="float" office:value="0.714285714285714" calcext:value-type="float">
            <text:p>0.7</text:p>
          </table:table-cell>
          <table:table-cell table:style-name="ce71" table:formula="of:=[.W50]*10/70" office:value-type="float" office:value="0" calcext:value-type="float">
            <text:p>0.0</text:p>
          </table:table-cell>
          <table:table-cell table:style-name="ce71" table:formula="of:=[.X50]*10/70" office:value-type="float" office:value="0.571428571428571" calcext:value-type="float">
            <text:p>0.6</text:p>
          </table:table-cell>
          <table:table-cell table:style-name="ce71" table:formula="of:=[.Y50]*10/70" office:value-type="float" office:value="0" calcext:value-type="float">
            <text:p>0.0</text:p>
          </table:table-cell>
          <table:table-cell table:style-name="ce71" table:formula="of:=[.Z50]*10/70" office:value-type="float" office:value="0" calcext:value-type="float">
            <text:p>0.0</text:p>
          </table:table-cell>
          <table:table-cell table:style-name="ce71" table:formula="of:=[.AA50]*10/70" office:value-type="float" office:value="0" calcext:value-type="float">
            <text:p>0.0</text:p>
          </table:table-cell>
          <table:table-cell table:number-columns-repeated="997"/>
        </table:table-row>
        <table:table-row table:style-name="ro1">
          <table:table-cell table:style-name="ce36" office:value-type="string" calcext:value-type="string">
            <text:p>100_10</text:p>
          </table:table-cell>
          <table:table-cell table:style-name="ce36"/>
          <table:table-cell table:style-name="ce50" table:formula="of:=[$Defaults.$H$52]" office:value-type="float" office:value="416.79687017" calcext:value-type="float">
            <text:p>416.80</text:p>
          </table:table-cell>
          <table:table-cell table:style-name="ce50" table:formula="of:=[$'Defaults, 1 thread'.$H$52]" office:value-type="float" office:value="455.31322127" calcext:value-type="float">
            <text:p>455.31</text:p>
          </table:table-cell>
          <table:table-cell table:style-name="ce50" table:formula="of:=[$'Defaults, mem emphasis'.$H$52]" office:value-type="float" office:value="414.07319173" calcext:value-type="float">
            <text:p>414.07</text:p>
          </table:table-cell>
          <table:table-cell table:style-name="ce50" office:value-type="float" office:value="455.06574656" calcext:value-type="float">
            <text:p>455.07</text:p>
          </table:table-cell>
          <table:table-cell table:style-name="ce50" table:formula="of:=[$'Defaults, 1 thread, mem emphasis, warmstart'.$H$52]" office:value-type="float" office:value="450.0028585" calcext:value-type="float">
            <text:p>450.00</text:p>
          </table:table-cell>
          <table:table-cell table:style-name="ce50" office:value-type="float" office:value="443.12421588" calcext:value-type="float">
            <text:p>443.12</text:p>
          </table:table-cell>
          <table:table-cell table:style-name="ce50" office:value-type="float" office:value="441.7899013" calcext:value-type="float">
            <text:p>441.79</text:p>
          </table:table-cell>
          <table:table-cell table:style-name="ce36" table:number-columns-repeated="2"/>
          <table:table-cell table:style-name="ce70" table:formula="of:=IF([.C52]=&quot;NA&quot;; &quot;NA&quot;; [.C52]&gt;=MAX([.C52:.G52]))" office:value-type="boolean" office:boolean-value="false" calcext:value-type="boolean">
            <text:p>FALSE</text:p>
          </table:table-cell>
          <table:table-cell table:style-name="ce70" table:formula="of:=IF([.D52] = &quot;NA&quot;; &quot;NA&quot;; [.D52]&gt;=MAX([.C52:.G52]))" office:value-type="boolean" office:boolean-value="true" calcext:value-type="boolean">
            <text:p>TRUE</text:p>
          </table:table-cell>
          <table:table-cell table:style-name="ce70" table:formula="of:=IF([.E52] = &quot;NA&quot;; &quot;NA&quot;; [.E52]&gt;=MAX([.C52:.G52]))" office:value-type="boolean" office:boolean-value="false" calcext:value-type="boolean">
            <text:p>FALSE</text:p>
          </table:table-cell>
          <table:table-cell table:style-name="ce70" table:formula="of:=IF([.F52]=&quot;NA&quot;; &quot;NA&quot;; [.F52]&gt;=MAX([.C52:.G52]))" office:value-type="boolean" office:boolean-value="false" calcext:value-type="boolean">
            <text:p>FALSE</text:p>
          </table:table-cell>
          <table:table-cell table:style-name="ce70" table:formula="of:=IF([.G52] = &quot;NA&quot;; &quot;NA&quot;; [.G52]&gt;=MAX([.C52:.G52]))" office:value-type="boolean" office:boolean-value="false" calcext:value-type="boolean">
            <text:p>FALSE</text:p>
          </table:table-cell>
          <table:table-cell table:style-name="ce70" table:formula="of:=IF([.H52] = &quot;NA&quot;; &quot;NA&quot;; [.H52]&gt;=MAX([.C52:.H52]))" office:value-type="boolean" office:boolean-value="false" calcext:value-type="boolean">
            <text:p>FALSE</text:p>
          </table:table-cell>
          <table:table-cell table:style-name="ce70" table:formula="of:=IF([.I52] = &quot;NA&quot;; &quot;NA&quot;; [.I52]&gt;=MAX([.C52:.I5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43:.C52];&quot;=NA&quot;)" office:value-type="float" office:value="0" calcext:value-type="float">
            <text:p>0</text:p>
          </table:table-cell>
          <table:table-cell table:style-name="ce72" table:formula="of:=COUNTIF([.D43:.D52];&quot;=NA&quot;)" office:value-type="float" office:value="0" calcext:value-type="float">
            <text:p>0</text:p>
          </table:table-cell>
          <table:table-cell table:style-name="ce72" table:formula="of:=COUNTIF([.E43:.E52];&quot;=NA&quot;)" office:value-type="float" office:value="0" calcext:value-type="float">
            <text:p>0</text:p>
          </table:table-cell>
          <table:table-cell table:style-name="ce72" table:formula="of:=COUNTIF([.F43:.F52];&quot;=NA&quot;)" office:value-type="float" office:value="0" calcext:value-type="float">
            <text:p>0</text:p>
          </table:table-cell>
          <table:table-cell table:style-name="ce72" table:formula="of:=COUNTIF([.G43:.G52];&quot;=NA&quot;)" office:value-type="float" office:value="0" calcext:value-type="float">
            <text:p>0</text:p>
          </table:table-cell>
          <table:table-cell table:style-name="ce72" table:formula="of:=COUNTIF([.H43:.H52];&quot;=NA&quot;)" office:value-type="float" office:value="0" calcext:value-type="float">
            <text:p>0</text:p>
          </table:table-cell>
          <table:table-cell table:style-name="ce72" table:formula="of:=COUNTIF([.I43:.I5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0_1</text:p>
          </table:table-cell>
          <table:table-cell/>
          <table:table-cell table:formula="of:=[$Defaults.$H$53]" office:value-type="float" office:value="519.579" calcext:value-type="float">
            <text:p>519.58</text:p>
          </table:table-cell>
          <table:table-cell table:formula="of:=[$'Defaults, 1 thread'.$H$53]" office:value-type="float" office:value="546.64395318" calcext:value-type="float">
            <text:p>546.64</text:p>
          </table:table-cell>
          <table:table-cell table:formula="of:=[$'Defaults, mem emphasis'.$H$53]" office:value-type="float" office:value="518.9027" calcext:value-type="float">
            <text:p>518.90</text:p>
          </table:table-cell>
          <table:table-cell office:value-type="float" office:value="547.88057859" calcext:value-type="float">
            <text:p>547.88</text:p>
          </table:table-cell>
          <table:table-cell table:formula="of:=[$'Defaults, 1 thread, mem emphasis, warmstart'.$H$53]" office:value-type="float" office:value="548.87817302" calcext:value-type="float">
            <text:p>548.88</text:p>
          </table:table-cell>
          <table:table-cell office:value-type="float" office:value="547.40838967" calcext:value-type="float">
            <text:p>547.41</text:p>
          </table:table-cell>
          <table:table-cell office:value-type="float" office:value="546.73750853" calcext:value-type="float">
            <text:p>546.74</text:p>
          </table:table-cell>
          <table:table-cell table:number-columns-repeated="2"/>
          <table:table-cell table:formula="of:=IF([.C53]=&quot;NA&quot;; &quot;NA&quot;; [.C53]&gt;=MAX([.C53:.G53]))" office:value-type="boolean" office:boolean-value="false" calcext:value-type="boolean">
            <text:p>FALSE</text:p>
          </table:table-cell>
          <table:table-cell table:formula="of:=IF([.D53] = &quot;NA&quot;; &quot;NA&quot;; [.D53]&gt;=MAX([.C53:.G53]))" office:value-type="boolean" office:boolean-value="false" calcext:value-type="boolean">
            <text:p>FALSE</text:p>
          </table:table-cell>
          <table:table-cell table:formula="of:=IF([.E53] = &quot;NA&quot;; &quot;NA&quot;; [.E53]&gt;=MAX([.C53:.G53]))" office:value-type="boolean" office:boolean-value="false" calcext:value-type="boolean">
            <text:p>FALSE</text:p>
          </table:table-cell>
          <table:table-cell table:formula="of:=IF([.F53]=&quot;NA&quot;; &quot;NA&quot;; [.F53]&gt;=MAX([.C53:.G53]))" office:value-type="boolean" office:boolean-value="false" calcext:value-type="boolean">
            <text:p>FALSE</text:p>
          </table:table-cell>
          <table:table-cell table:formula="of:=IF([.G53] = &quot;NA&quot;; &quot;NA&quot;; [.G53]&gt;=MAX([.C53:.G53]))" office:value-type="boolean" office:boolean-value="true" calcext:value-type="boolean">
            <text:p>TRUE</text:p>
          </table:table-cell>
          <table:table-cell table:formula="of:=IF([.H53] = &quot;NA&quot;; &quot;NA&quot;; [.H53]&gt;=MAX([.C53:.H53]))" office:value-type="boolean" office:boolean-value="false" calcext:value-type="boolean">
            <text:p>FALSE</text:p>
          </table:table-cell>
          <table:table-cell table:formula="of:=IF([.I53] = &quot;NA&quot;; &quot;NA&quot;; [.I53]&gt;=MAX([.C53:.I5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2</text:p>
          </table:table-cell>
          <table:table-cell/>
          <table:table-cell table:formula="of:=[$Defaults.$H$54]" office:value-type="float" office:value="515.5223" calcext:value-type="float">
            <text:p>515.52</text:p>
          </table:table-cell>
          <table:table-cell table:formula="of:=[$'Defaults, 1 thread'.$H$54]" office:value-type="float" office:value="539.14098916" calcext:value-type="float">
            <text:p>539.14</text:p>
          </table:table-cell>
          <table:table-cell table:formula="of:=[$'Defaults, mem emphasis'.$H$54]" office:value-type="float" office:value="517.5155" calcext:value-type="float">
            <text:p>517.52</text:p>
          </table:table-cell>
          <table:table-cell office:value-type="float" office:value="541.82417464" calcext:value-type="float">
            <text:p>541.82</text:p>
          </table:table-cell>
          <table:table-cell table:formula="of:=[$'Defaults, 1 thread, mem emphasis, warmstart'.$H$54]" office:value-type="float" office:value="543.31729732" calcext:value-type="float">
            <text:p>543.32</text:p>
          </table:table-cell>
          <table:table-cell office:value-type="float" office:value="536.97258522" calcext:value-type="float">
            <text:p>536.97</text:p>
          </table:table-cell>
          <table:table-cell office:value-type="float" office:value="534.99328261" calcext:value-type="float">
            <text:p>534.99</text:p>
          </table:table-cell>
          <table:table-cell table:number-columns-repeated="2"/>
          <table:table-cell table:formula="of:=IF([.C54]=&quot;NA&quot;; &quot;NA&quot;; [.C54]&gt;=MAX([.C54:.G54]))" office:value-type="boolean" office:boolean-value="false" calcext:value-type="boolean">
            <text:p>FALSE</text:p>
          </table:table-cell>
          <table:table-cell table:formula="of:=IF([.D54] = &quot;NA&quot;; &quot;NA&quot;; [.D54]&gt;=MAX([.C54:.G54]))" office:value-type="boolean" office:boolean-value="false" calcext:value-type="boolean">
            <text:p>FALSE</text:p>
          </table:table-cell>
          <table:table-cell table:formula="of:=IF([.E54] = &quot;NA&quot;; &quot;NA&quot;; [.E54]&gt;=MAX([.C54:.G54]))" office:value-type="boolean" office:boolean-value="false" calcext:value-type="boolean">
            <text:p>FALSE</text:p>
          </table:table-cell>
          <table:table-cell table:formula="of:=IF([.F54]=&quot;NA&quot;; &quot;NA&quot;; [.F54]&gt;=MAX([.C54:.G54]))" office:value-type="boolean" office:boolean-value="false" calcext:value-type="boolean">
            <text:p>FALSE</text:p>
          </table:table-cell>
          <table:table-cell table:formula="of:=IF([.G54] = &quot;NA&quot;; &quot;NA&quot;; [.G54]&gt;=MAX([.C54:.G54]))" office:value-type="boolean" office:boolean-value="true" calcext:value-type="boolean">
            <text:p>TRUE</text:p>
          </table:table-cell>
          <table:table-cell table:formula="of:=IF([.H54] = &quot;NA&quot;; &quot;NA&quot;; [.H54]&gt;=MAX([.C54:.H54]))" office:value-type="boolean" office:boolean-value="false" calcext:value-type="boolean">
            <text:p>FALSE</text:p>
          </table:table-cell>
          <table:table-cell table:formula="of:=IF([.I54] = &quot;NA&quot;; &quot;NA&quot;; [.I54]&gt;=MAX([.C54:.I54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3</text:p>
          </table:table-cell>
          <table:table-cell/>
          <table:table-cell table:formula="of:=[$Defaults.$H$55]" office:value-type="float" office:value="513.6436" calcext:value-type="float">
            <text:p>513.64</text:p>
          </table:table-cell>
          <table:table-cell table:formula="of:=[$'Defaults, 1 thread'.$H$55]" office:value-type="float" office:value="519.04472137" calcext:value-type="float">
            <text:p>519.04</text:p>
          </table:table-cell>
          <table:table-cell table:formula="of:=[$'Defaults, mem emphasis'.$H$55]" office:value-type="float" office:value="520.23962083" calcext:value-type="float">
            <text:p>520.24</text:p>
          </table:table-cell>
          <table:table-cell office:value-type="float" office:value="547.63817585" calcext:value-type="float">
            <text:p>547.64</text:p>
          </table:table-cell>
          <table:table-cell table:formula="of:=[$'Defaults, 1 thread, mem emphasis, warmstart'.$H$55]" office:value-type="float" office:value="545.73167124" calcext:value-type="float">
            <text:p>545.73</text:p>
          </table:table-cell>
          <table:table-cell office:value-type="float" office:value="545.30863456" calcext:value-type="float">
            <text:p>545.31</text:p>
          </table:table-cell>
          <table:table-cell office:value-type="float" office:value="541.61399177" calcext:value-type="float">
            <text:p>541.61</text:p>
          </table:table-cell>
          <table:table-cell table:number-columns-repeated="2"/>
          <table:table-cell table:formula="of:=IF([.C55]=&quot;NA&quot;; &quot;NA&quot;; [.C55]&gt;=MAX([.C55:.G55]))" office:value-type="boolean" office:boolean-value="false" calcext:value-type="boolean">
            <text:p>FALSE</text:p>
          </table:table-cell>
          <table:table-cell table:formula="of:=IF([.D55] = &quot;NA&quot;; &quot;NA&quot;; [.D55]&gt;=MAX([.C55:.G55]))" office:value-type="boolean" office:boolean-value="false" calcext:value-type="boolean">
            <text:p>FALSE</text:p>
          </table:table-cell>
          <table:table-cell table:formula="of:=IF([.E55] = &quot;NA&quot;; &quot;NA&quot;; [.E55]&gt;=MAX([.C55:.G55]))" office:value-type="boolean" office:boolean-value="false" calcext:value-type="boolean">
            <text:p>FALSE</text:p>
          </table:table-cell>
          <table:table-cell table:formula="of:=IF([.F55]=&quot;NA&quot;; &quot;NA&quot;; [.F55]&gt;=MAX([.C55:.G55]))" office:value-type="boolean" office:boolean-value="true" calcext:value-type="boolean">
            <text:p>TRUE</text:p>
          </table:table-cell>
          <table:table-cell table:formula="of:=IF([.G55] = &quot;NA&quot;; &quot;NA&quot;; [.G55]&gt;=MAX([.C55:.G55]))" office:value-type="boolean" office:boolean-value="false" calcext:value-type="boolean">
            <text:p>FALSE</text:p>
          </table:table-cell>
          <table:table-cell table:formula="of:=IF([.H55] = &quot;NA&quot;; &quot;NA&quot;; [.H55]&gt;=MAX([.C55:.H55]))" office:value-type="boolean" office:boolean-value="false" calcext:value-type="boolean">
            <text:p>FALSE</text:p>
          </table:table-cell>
          <table:table-cell table:formula="of:=IF([.I55] = &quot;NA&quot;; &quot;NA&quot;; [.I55]&gt;=MAX([.C55:.I55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4</text:p>
          </table:table-cell>
          <table:table-cell/>
          <table:table-cell table:formula="of:=[$Defaults.$H$56]" office:value-type="float" office:value="379.1054" calcext:value-type="float">
            <text:p>379.11</text:p>
          </table:table-cell>
          <table:table-cell table:formula="of:=[$'Defaults, 1 thread'.$H$56]" office:value-type="float" office:value="532.30902805" calcext:value-type="float">
            <text:p>532.31</text:p>
          </table:table-cell>
          <table:table-cell table:formula="of:=[$'Defaults, mem emphasis'.$H$56]" office:value-type="float" office:value="379.1054" calcext:value-type="float">
            <text:p>379.11</text:p>
          </table:table-cell>
          <table:table-cell office:value-type="float" office:value="527.05676707" calcext:value-type="float">
            <text:p>527.06</text:p>
          </table:table-cell>
          <table:table-cell table:formula="of:=[$'Defaults, 1 thread, mem emphasis, warmstart'.$H$56]" office:value-type="float" office:value="531.83670621" calcext:value-type="float">
            <text:p>531.84</text:p>
          </table:table-cell>
          <table:table-cell office:value-type="float" office:value="519.60049603" calcext:value-type="float">
            <text:p>519.60</text:p>
          </table:table-cell>
          <table:table-cell office:value-type="float" office:value="523.95971824" calcext:value-type="float">
            <text:p>523.96</text:p>
          </table:table-cell>
          <table:table-cell table:number-columns-repeated="2"/>
          <table:table-cell table:formula="of:=IF([.C56]=&quot;NA&quot;; &quot;NA&quot;; [.C56]&gt;=MAX([.C56:.G56]))" office:value-type="boolean" office:boolean-value="false" calcext:value-type="boolean">
            <text:p>FALSE</text:p>
          </table:table-cell>
          <table:table-cell table:formula="of:=IF([.D56] = &quot;NA&quot;; &quot;NA&quot;; [.D56]&gt;=MAX([.C56:.G56]))" office:value-type="boolean" office:boolean-value="true" calcext:value-type="boolean">
            <text:p>TRUE</text:p>
          </table:table-cell>
          <table:table-cell table:formula="of:=IF([.E56] = &quot;NA&quot;; &quot;NA&quot;; [.E56]&gt;=MAX([.C56:.G56]))" office:value-type="boolean" office:boolean-value="false" calcext:value-type="boolean">
            <text:p>FALSE</text:p>
          </table:table-cell>
          <table:table-cell table:formula="of:=IF([.F56]=&quot;NA&quot;; &quot;NA&quot;; [.F56]&gt;=MAX([.C56:.G56]))" office:value-type="boolean" office:boolean-value="false" calcext:value-type="boolean">
            <text:p>FALSE</text:p>
          </table:table-cell>
          <table:table-cell table:formula="of:=IF([.G56] = &quot;NA&quot;; &quot;NA&quot;; [.G56]&gt;=MAX([.C56:.G56]))" office:value-type="boolean" office:boolean-value="false" calcext:value-type="boolean">
            <text:p>FALSE</text:p>
          </table:table-cell>
          <table:table-cell table:formula="of:=IF([.H56] = &quot;NA&quot;; &quot;NA&quot;; [.H56]&gt;=MAX([.C56:.H56]))" office:value-type="boolean" office:boolean-value="false" calcext:value-type="boolean">
            <text:p>FALSE</text:p>
          </table:table-cell>
          <table:table-cell table:formula="of:=IF([.I56] = &quot;NA&quot;; &quot;NA&quot;; [.I56]&gt;=MAX([.C56:.I5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5</text:p>
          </table:table-cell>
          <table:table-cell/>
          <table:table-cell table:formula="of:=[$Defaults.$H$57]" office:value-type="float" office:value="509.9073" calcext:value-type="float">
            <text:p>509.91</text:p>
          </table:table-cell>
          <table:table-cell table:formula="of:=[$'Defaults, 1 thread'.$H$57]" office:value-type="float" office:value="510.69993793" calcext:value-type="float">
            <text:p>510.70</text:p>
          </table:table-cell>
          <table:table-cell table:formula="of:=[$'Defaults, mem emphasis'.$H$57]" office:value-type="float" office:value="512.9901" calcext:value-type="float">
            <text:p>512.99</text:p>
          </table:table-cell>
          <table:table-cell office:value-type="float" office:value="514.01884416" calcext:value-type="float">
            <text:p>514.02</text:p>
          </table:table-cell>
          <table:table-cell table:formula="of:=[$'Defaults, 1 thread, mem emphasis, warmstart'.$H$57]" office:value-type="float" office:value="538.13969309" calcext:value-type="float">
            <text:p>538.14</text:p>
          </table:table-cell>
          <table:table-cell office:value-type="float" office:value="531.80071663" calcext:value-type="float">
            <text:p>531.80</text:p>
          </table:table-cell>
          <table:table-cell office:value-type="float" office:value="529.04209441" calcext:value-type="float">
            <text:p>529.04</text:p>
          </table:table-cell>
          <table:table-cell table:number-columns-repeated="2"/>
          <table:table-cell table:formula="of:=IF([.C57]=&quot;NA&quot;; &quot;NA&quot;; [.C57]&gt;=MAX([.C57:.G57]))" office:value-type="boolean" office:boolean-value="false" calcext:value-type="boolean">
            <text:p>FALSE</text:p>
          </table:table-cell>
          <table:table-cell table:formula="of:=IF([.D57] = &quot;NA&quot;; &quot;NA&quot;; [.D57]&gt;=MAX([.C57:.G57]))" office:value-type="boolean" office:boolean-value="false" calcext:value-type="boolean">
            <text:p>FALSE</text:p>
          </table:table-cell>
          <table:table-cell table:formula="of:=IF([.E57] = &quot;NA&quot;; &quot;NA&quot;; [.E57]&gt;=MAX([.C57:.G57]))" office:value-type="boolean" office:boolean-value="false" calcext:value-type="boolean">
            <text:p>FALSE</text:p>
          </table:table-cell>
          <table:table-cell table:formula="of:=IF([.F57]=&quot;NA&quot;; &quot;NA&quot;; [.F57]&gt;=MAX([.C57:.G57]))" office:value-type="boolean" office:boolean-value="false" calcext:value-type="boolean">
            <text:p>FALSE</text:p>
          </table:table-cell>
          <table:table-cell table:formula="of:=IF([.G57] = &quot;NA&quot;; &quot;NA&quot;; [.G57]&gt;=MAX([.C57:.G57]))" office:value-type="boolean" office:boolean-value="true" calcext:value-type="boolean">
            <text:p>TRUE</text:p>
          </table:table-cell>
          <table:table-cell table:formula="of:=IF([.H57] = &quot;NA&quot;; &quot;NA&quot;; [.H57]&gt;=MAX([.C57:.H57]))" office:value-type="boolean" office:boolean-value="false" calcext:value-type="boolean">
            <text:p>FALSE</text:p>
          </table:table-cell>
          <table:table-cell table:formula="of:=IF([.I57] = &quot;NA&quot;; &quot;NA&quot;; [.I57]&gt;=MAX([.C57:.I57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6</text:p>
          </table:table-cell>
          <table:table-cell/>
          <table:table-cell table:formula="of:=[$Defaults.$H$58]" office:value-type="float" office:value="487.59202595" calcext:value-type="float">
            <text:p>487.59</text:p>
          </table:table-cell>
          <table:table-cell table:formula="of:=[$'Defaults, 1 thread'.$H$58]" office:value-type="float" office:value="517.49146092" calcext:value-type="float">
            <text:p>517.49</text:p>
          </table:table-cell>
          <table:table-cell table:formula="of:=[$'Defaults, mem emphasis'.$H$58]" office:value-type="float" office:value="486.58410889" calcext:value-type="float">
            <text:p>486.58</text:p>
          </table:table-cell>
          <table:table-cell office:value-type="float" office:value="514.89828281" calcext:value-type="float">
            <text:p>514.90</text:p>
          </table:table-cell>
          <table:table-cell table:formula="of:=[$'Defaults, 1 thread, mem emphasis, warmstart'.$H$58]" office:value-type="float" office:value="518.46761284" calcext:value-type="float">
            <text:p>518.47</text:p>
          </table:table-cell>
          <table:table-cell office:value-type="float" office:value="508.74718179" calcext:value-type="float">
            <text:p>508.75</text:p>
          </table:table-cell>
          <table:table-cell office:value-type="float" office:value="498.6090091" calcext:value-type="float">
            <text:p>498.61</text:p>
          </table:table-cell>
          <table:table-cell table:number-columns-repeated="2"/>
          <table:table-cell table:formula="of:=IF([.C58]=&quot;NA&quot;; &quot;NA&quot;; [.C58]&gt;=MAX([.C58:.G58]))" office:value-type="boolean" office:boolean-value="false" calcext:value-type="boolean">
            <text:p>FALSE</text:p>
          </table:table-cell>
          <table:table-cell table:formula="of:=IF([.D58] = &quot;NA&quot;; &quot;NA&quot;; [.D58]&gt;=MAX([.C58:.G58]))" office:value-type="boolean" office:boolean-value="false" calcext:value-type="boolean">
            <text:p>FALSE</text:p>
          </table:table-cell>
          <table:table-cell table:formula="of:=IF([.E58] = &quot;NA&quot;; &quot;NA&quot;; [.E58]&gt;=MAX([.C58:.G58]))" office:value-type="boolean" office:boolean-value="false" calcext:value-type="boolean">
            <text:p>FALSE</text:p>
          </table:table-cell>
          <table:table-cell table:formula="of:=IF([.F58]=&quot;NA&quot;; &quot;NA&quot;; [.F58]&gt;=MAX([.C58:.G58]))" office:value-type="boolean" office:boolean-value="false" calcext:value-type="boolean">
            <text:p>FALSE</text:p>
          </table:table-cell>
          <table:table-cell table:formula="of:=IF([.G58] = &quot;NA&quot;; &quot;NA&quot;; [.G58]&gt;=MAX([.C58:.G58]))" office:value-type="boolean" office:boolean-value="true" calcext:value-type="boolean">
            <text:p>TRUE</text:p>
          </table:table-cell>
          <table:table-cell table:formula="of:=IF([.H58] = &quot;NA&quot;; &quot;NA&quot;; [.H58]&gt;=MAX([.C58:.H58]))" office:value-type="boolean" office:boolean-value="false" calcext:value-type="boolean">
            <text:p>FALSE</text:p>
          </table:table-cell>
          <table:table-cell table:formula="of:=IF([.I58] = &quot;NA&quot;; &quot;NA&quot;; [.I58]&gt;=MAX([.C58:.I5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7</text:p>
          </table:table-cell>
          <table:table-cell/>
          <table:table-cell table:formula="of:=[$Defaults.$H$59]" office:value-type="float" office:value="466.8225" calcext:value-type="float">
            <text:p>466.82</text:p>
          </table:table-cell>
          <table:table-cell table:formula="of:=[$'Defaults, 1 thread'.$H$59]" office:value-type="float" office:value="508.81511962" calcext:value-type="float">
            <text:p>508.82</text:p>
          </table:table-cell>
          <table:table-cell table:formula="of:=[$'Defaults, mem emphasis'.$H$59]" office:value-type="float" office:value="480.8025" calcext:value-type="float">
            <text:p>480.80</text:p>
          </table:table-cell>
          <table:table-cell office:value-type="float" office:value="512.97621314" calcext:value-type="float">
            <text:p>512.98</text:p>
          </table:table-cell>
          <table:table-cell table:formula="of:=[$'Defaults, 1 thread, mem emphasis, warmstart'.$H$59]" office:value-type="float" office:value="511.79735365" calcext:value-type="float">
            <text:p>511.80</text:p>
          </table:table-cell>
          <table:table-cell office:value-type="float" office:value="507.81239997" calcext:value-type="float">
            <text:p>507.81</text:p>
          </table:table-cell>
          <table:table-cell office:value-type="float" office:value="502.51943198" calcext:value-type="float">
            <text:p>502.52</text:p>
          </table:table-cell>
          <table:table-cell table:number-columns-repeated="2"/>
          <table:table-cell table:formula="of:=IF([.C59]=&quot;NA&quot;; &quot;NA&quot;; [.C59]&gt;=MAX([.C59:.G59]))" office:value-type="boolean" office:boolean-value="false" calcext:value-type="boolean">
            <text:p>FALSE</text:p>
          </table:table-cell>
          <table:table-cell table:formula="of:=IF([.D59] = &quot;NA&quot;; &quot;NA&quot;; [.D59]&gt;=MAX([.C59:.G59]))" office:value-type="boolean" office:boolean-value="false" calcext:value-type="boolean">
            <text:p>FALSE</text:p>
          </table:table-cell>
          <table:table-cell table:formula="of:=IF([.E59] = &quot;NA&quot;; &quot;NA&quot;; [.E59]&gt;=MAX([.C59:.G59]))" office:value-type="boolean" office:boolean-value="false" calcext:value-type="boolean">
            <text:p>FALSE</text:p>
          </table:table-cell>
          <table:table-cell table:formula="of:=IF([.F59]=&quot;NA&quot;; &quot;NA&quot;; [.F59]&gt;=MAX([.C59:.G59]))" office:value-type="boolean" office:boolean-value="true" calcext:value-type="boolean">
            <text:p>TRUE</text:p>
          </table:table-cell>
          <table:table-cell table:formula="of:=IF([.G59] = &quot;NA&quot;; &quot;NA&quot;; [.G59]&gt;=MAX([.C59:.G59]))" office:value-type="boolean" office:boolean-value="false" calcext:value-type="boolean">
            <text:p>FALSE</text:p>
          </table:table-cell>
          <table:table-cell table:formula="of:=IF([.H59] = &quot;NA&quot;; &quot;NA&quot;; [.H59]&gt;=MAX([.C59:.H59]))" office:value-type="boolean" office:boolean-value="false" calcext:value-type="boolean">
            <text:p>FALSE</text:p>
          </table:table-cell>
          <table:table-cell table:formula="of:=IF([.I59] = &quot;NA&quot;; &quot;NA&quot;; [.I59]&gt;=MAX([.C59:.I59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0_8</text:p>
          </table:table-cell>
          <table:table-cell/>
          <table:table-cell table:formula="of:=[$Defaults.$H$60]" office:value-type="float" office:value="502.8927" calcext:value-type="float">
            <text:p>502.89</text:p>
          </table:table-cell>
          <table:table-cell table:formula="of:=[$'Defaults, 1 thread'.$H$60]" office:value-type="float" office:value="534.46081344" calcext:value-type="float">
            <text:p>534.46</text:p>
          </table:table-cell>
          <table:table-cell table:formula="of:=[$'Defaults, mem emphasis'.$H$60]" office:value-type="float" office:value="507.01562089" calcext:value-type="float">
            <text:p>507.02</text:p>
          </table:table-cell>
          <table:table-cell office:value-type="float" office:value="534.5236179" calcext:value-type="float">
            <text:p>534.52</text:p>
          </table:table-cell>
          <table:table-cell table:formula="of:=[$'Defaults, 1 thread, mem emphasis, warmstart'.$H$60]" office:value-type="float" office:value="536.15021242" calcext:value-type="float">
            <text:p>536.15</text:p>
          </table:table-cell>
          <table:table-cell office:value-type="float" office:value="529.51887339" calcext:value-type="float">
            <text:p>529.52</text:p>
          </table:table-cell>
          <table:table-cell office:value-type="float" office:value="532.92301366" calcext:value-type="float">
            <text:p>532.92</text:p>
          </table:table-cell>
          <table:table-cell table:number-columns-repeated="2"/>
          <table:table-cell table:formula="of:=IF([.C60]=&quot;NA&quot;; &quot;NA&quot;; [.C60]&gt;=MAX([.C60:.G60]))" office:value-type="boolean" office:boolean-value="false" calcext:value-type="boolean">
            <text:p>FALSE</text:p>
          </table:table-cell>
          <table:table-cell table:formula="of:=IF([.D60] = &quot;NA&quot;; &quot;NA&quot;; [.D60]&gt;=MAX([.C60:.G60]))" office:value-type="boolean" office:boolean-value="false" calcext:value-type="boolean">
            <text:p>FALSE</text:p>
          </table:table-cell>
          <table:table-cell table:formula="of:=IF([.E60] = &quot;NA&quot;; &quot;NA&quot;; [.E60]&gt;=MAX([.C60:.G60]))" office:value-type="boolean" office:boolean-value="false" calcext:value-type="boolean">
            <text:p>FALSE</text:p>
          </table:table-cell>
          <table:table-cell table:formula="of:=IF([.F60]=&quot;NA&quot;; &quot;NA&quot;; [.F60]&gt;=MAX([.C60:.G60]))" office:value-type="boolean" office:boolean-value="false" calcext:value-type="boolean">
            <text:p>FALSE</text:p>
          </table:table-cell>
          <table:table-cell table:formula="of:=IF([.G60] = &quot;NA&quot;; &quot;NA&quot;; [.G60]&gt;=MAX([.C60:.G60]))" office:value-type="boolean" office:boolean-value="true" calcext:value-type="boolean">
            <text:p>TRUE</text:p>
          </table:table-cell>
          <table:table-cell table:formula="of:=IF([.H60] = &quot;NA&quot;; &quot;NA&quot;; [.H60]&gt;=MAX([.C60:.H60]))" office:value-type="boolean" office:boolean-value="false" calcext:value-type="boolean">
            <text:p>FALSE</text:p>
          </table:table-cell>
          <table:table-cell table:formula="of:=IF([.I60] = &quot;NA&quot;; &quot;NA&quot;; [.I60]&gt;=MAX([.C60:.I6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10.3606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53:.L62])" office:value-type="float" office:value="0" calcext:value-type="float">
            <text:p>0</text:p>
          </table:table-cell>
          <table:table-cell table:formula="of:=SUM([.M53:.M62])" office:value-type="float" office:value="1" calcext:value-type="float">
            <text:p>1</text:p>
          </table:table-cell>
          <table:table-cell table:formula="of:=SUM([.N53:.N62])" office:value-type="float" office:value="0" calcext:value-type="float">
            <text:p>0</text:p>
          </table:table-cell>
          <table:table-cell table:formula="of:=SUM([.O53:.O62])" office:value-type="float" office:value="2" calcext:value-type="float">
            <text:p>2</text:p>
          </table:table-cell>
          <table:table-cell table:formula="of:=SUM([.P53:.P62])" office:value-type="float" office:value="7" calcext:value-type="float">
            <text:p>7</text:p>
          </table:table-cell>
          <table:table-cell table:formula="of:=SUM([.Q53:.Q62])" office:value-type="float" office:value="0" calcext:value-type="float">
            <text:p>0</text:p>
          </table:table-cell>
          <table:table-cell table:formula="of:=SUM([.R53:.R6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0_9</text:p>
          </table:table-cell>
          <table:table-cell/>
          <table:table-cell table:formula="of:=[$Defaults.$H$61]" office:value-type="float" office:value="512.3287" calcext:value-type="float">
            <text:p>512.33</text:p>
          </table:table-cell>
          <table:table-cell table:formula="of:=[$'Defaults, 1 thread'.$H$61]" office:value-type="float" office:value="515.26964812" calcext:value-type="float">
            <text:p>515.27</text:p>
          </table:table-cell>
          <table:table-cell table:formula="of:=[$'Defaults, mem emphasis'.$H$61]" office:value-type="float" office:value="514.4592" calcext:value-type="float">
            <text:p>514.46</text:p>
          </table:table-cell>
          <table:table-cell office:value-type="float" office:value="542.339101" calcext:value-type="float">
            <text:p>542.34</text:p>
          </table:table-cell>
          <table:table-cell table:formula="of:=[$'Defaults, 1 thread, mem emphasis, warmstart'.$H$61]" office:value-type="float" office:value="543.15950087" calcext:value-type="float">
            <text:p>543.16</text:p>
          </table:table-cell>
          <table:table-cell office:value-type="float" office:value="538.31052223" calcext:value-type="float">
            <text:p>538.31</text:p>
          </table:table-cell>
          <table:table-cell office:value-type="float" office:value="535.8686984" calcext:value-type="float">
            <text:p>535.87</text:p>
          </table:table-cell>
          <table:table-cell table:number-columns-repeated="2"/>
          <table:table-cell table:formula="of:=IF([.C61]=&quot;NA&quot;; &quot;NA&quot;; [.C61]&gt;=MAX([.C61:.G61]))" office:value-type="boolean" office:boolean-value="false" calcext:value-type="boolean">
            <text:p>FALSE</text:p>
          </table:table-cell>
          <table:table-cell table:formula="of:=IF([.D61] = &quot;NA&quot;; &quot;NA&quot;; [.D61]&gt;=MAX([.C61:.G61]))" office:value-type="boolean" office:boolean-value="false" calcext:value-type="boolean">
            <text:p>FALSE</text:p>
          </table:table-cell>
          <table:table-cell table:formula="of:=IF([.E61] = &quot;NA&quot;; &quot;NA&quot;; [.E61]&gt;=MAX([.C61:.G61]))" office:value-type="boolean" office:boolean-value="false" calcext:value-type="boolean">
            <text:p>FALSE</text:p>
          </table:table-cell>
          <table:table-cell table:formula="of:=IF([.F61]=&quot;NA&quot;; &quot;NA&quot;; [.F61]&gt;=MAX([.C61:.G61]))" office:value-type="boolean" office:boolean-value="false" calcext:value-type="boolean">
            <text:p>FALSE</text:p>
          </table:table-cell>
          <table:table-cell table:formula="of:=IF([.G61] = &quot;NA&quot;; &quot;NA&quot;; [.G61]&gt;=MAX([.C61:.G61]))" office:value-type="boolean" office:boolean-value="true" calcext:value-type="boolean">
            <text:p>TRUE</text:p>
          </table:table-cell>
          <table:table-cell table:formula="of:=IF([.H61] = &quot;NA&quot;; &quot;NA&quot;; [.H61]&gt;=MAX([.C61:.H61]))" office:value-type="boolean" office:boolean-value="false" calcext:value-type="boolean">
            <text:p>FALSE</text:p>
          </table:table-cell>
          <table:table-cell table:formula="of:=IF([.I61] = &quot;NA&quot;; &quot;NA&quot;; [.I61]&gt;=MAX([.C61:.I6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60]*10/70" office:value-type="float" office:value="0" calcext:value-type="float">
            <text:p>0.0</text:p>
          </table:table-cell>
          <table:table-cell table:style-name="ce71" table:formula="of:=[.V60]*10/70" office:value-type="float" office:value="0.142857142857143" calcext:value-type="float">
            <text:p>0.1</text:p>
          </table:table-cell>
          <table:table-cell table:style-name="ce71" table:formula="of:=[.W60]*10/70" office:value-type="float" office:value="0" calcext:value-type="float">
            <text:p>0.0</text:p>
          </table:table-cell>
          <table:table-cell table:style-name="ce71" table:formula="of:=[.X60]*10/70" office:value-type="float" office:value="0.285714285714286" calcext:value-type="float">
            <text:p>0.3</text:p>
          </table:table-cell>
          <table:table-cell table:style-name="ce71" table:formula="of:=[.Y60]*10/70" office:value-type="float" office:value="1" calcext:value-type="float">
            <text:p>1.0</text:p>
          </table:table-cell>
          <table:table-cell table:style-name="ce71" table:formula="of:=[.Z60]*10/70" office:value-type="float" office:value="0" calcext:value-type="float">
            <text:p>0.0</text:p>
          </table:table-cell>
          <table:table-cell table:style-name="ce71" table:formula="of:=[.AA60]*10/70" office:value-type="float" office:value="0" calcext:value-type="float">
            <text:p>0.0</text:p>
          </table:table-cell>
          <table:table-cell table:number-columns-repeated="997"/>
        </table:table-row>
        <table:table-row table:style-name="ro1">
          <table:table-cell table:style-name="ce36" office:value-type="string" calcext:value-type="string">
            <text:p>200_10</text:p>
          </table:table-cell>
          <table:table-cell table:style-name="ce36"/>
          <table:table-cell table:style-name="ce50" table:formula="of:=[$Defaults.$H$62]" office:value-type="float" office:value="521.3648" calcext:value-type="float">
            <text:p>521.36</text:p>
          </table:table-cell>
          <table:table-cell table:style-name="ce50" table:formula="of:=[$'Defaults, 1 thread'.$H$62]" office:value-type="float" office:value="529.16339502" calcext:value-type="float">
            <text:p>529.16</text:p>
          </table:table-cell>
          <table:table-cell table:style-name="ce50" table:formula="of:=[$'Defaults, mem emphasis'.$H$62]" office:value-type="float" office:value="526.70631244" calcext:value-type="float">
            <text:p>526.71</text:p>
          </table:table-cell>
          <table:table-cell table:style-name="ce50" office:value-type="float" office:value="526.53402423" calcext:value-type="float">
            <text:p>526.53</text:p>
          </table:table-cell>
          <table:table-cell table:style-name="ce50" table:formula="of:=[$'Defaults, 1 thread, mem emphasis, warmstart'.$H$62]" office:value-type="float" office:value="546.84411811" calcext:value-type="float">
            <text:p>546.84</text:p>
          </table:table-cell>
          <table:table-cell table:style-name="ce50" office:value-type="float" office:value="539.73006187" calcext:value-type="float">
            <text:p>539.73</text:p>
          </table:table-cell>
          <table:table-cell table:style-name="ce50" office:value-type="float" office:value="540.22642189" calcext:value-type="float">
            <text:p>540.23</text:p>
          </table:table-cell>
          <table:table-cell table:style-name="ce36" table:number-columns-repeated="2"/>
          <table:table-cell table:style-name="ce70" table:formula="of:=IF([.C62]=&quot;NA&quot;; &quot;NA&quot;; [.C62]&gt;=MAX([.C62:.G62]))" office:value-type="boolean" office:boolean-value="false" calcext:value-type="boolean">
            <text:p>FALSE</text:p>
          </table:table-cell>
          <table:table-cell table:style-name="ce70" table:formula="of:=IF([.D62] = &quot;NA&quot;; &quot;NA&quot;; [.D62]&gt;=MAX([.C62:.G62]))" office:value-type="boolean" office:boolean-value="false" calcext:value-type="boolean">
            <text:p>FALSE</text:p>
          </table:table-cell>
          <table:table-cell table:style-name="ce70" table:formula="of:=IF([.E62] = &quot;NA&quot;; &quot;NA&quot;; [.E62]&gt;=MAX([.C62:.G62]))" office:value-type="boolean" office:boolean-value="false" calcext:value-type="boolean">
            <text:p>FALSE</text:p>
          </table:table-cell>
          <table:table-cell table:style-name="ce70" table:formula="of:=IF([.F62]=&quot;NA&quot;; &quot;NA&quot;; [.F62]&gt;=MAX([.C62:.G62]))" office:value-type="boolean" office:boolean-value="false" calcext:value-type="boolean">
            <text:p>FALSE</text:p>
          </table:table-cell>
          <table:table-cell table:style-name="ce70" table:formula="of:=IF([.G62] = &quot;NA&quot;; &quot;NA&quot;; [.G62]&gt;=MAX([.C62:.G62]))" office:value-type="boolean" office:boolean-value="true" calcext:value-type="boolean">
            <text:p>TRUE</text:p>
          </table:table-cell>
          <table:table-cell table:style-name="ce70" table:formula="of:=IF([.H62] = &quot;NA&quot;; &quot;NA&quot;; [.H62]&gt;=MAX([.C62:.H62]))" office:value-type="boolean" office:boolean-value="false" calcext:value-type="boolean">
            <text:p>FALSE</text:p>
          </table:table-cell>
          <table:table-cell table:style-name="ce70" table:formula="of:=IF([.I62] = &quot;NA&quot;; &quot;NA&quot;; [.I62]&gt;=MAX([.C62:.I6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53:.C62];&quot;=NA&quot;)" office:value-type="float" office:value="0" calcext:value-type="float">
            <text:p>0</text:p>
          </table:table-cell>
          <table:table-cell table:style-name="ce72" table:formula="of:=COUNTIF([.D53:.D62];&quot;=NA&quot;)" office:value-type="float" office:value="0" calcext:value-type="float">
            <text:p>0</text:p>
          </table:table-cell>
          <table:table-cell table:style-name="ce72" table:formula="of:=COUNTIF([.E53:.E62];&quot;=NA&quot;)" office:value-type="float" office:value="0" calcext:value-type="float">
            <text:p>0</text:p>
          </table:table-cell>
          <table:table-cell table:style-name="ce72" table:formula="of:=COUNTIF([.F53:.F62];&quot;=NA&quot;)" office:value-type="float" office:value="0" calcext:value-type="float">
            <text:p>0</text:p>
          </table:table-cell>
          <table:table-cell table:style-name="ce72" table:formula="of:=COUNTIF([.G53:.G62];&quot;=NA&quot;)" office:value-type="float" office:value="0" calcext:value-type="float">
            <text:p>0</text:p>
          </table:table-cell>
          <table:table-cell table:style-name="ce72" table:formula="of:=COUNTIF([.H53:.H62];&quot;=NA&quot;)" office:value-type="float" office:value="0" calcext:value-type="float">
            <text:p>0</text:p>
          </table:table-cell>
          <table:table-cell table:style-name="ce72" table:formula="of:=COUNTIF([.I53:.I62];&quot;=NA&quot;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0_1</text:p>
          </table:table-cell>
          <table:table-cell/>
          <table:table-cell table:formula="of:=[$Defaults.$H$63]" office:value-type="string" office:string-value="NA" calcext:value-type="string">
            <text:p>NA</text:p>
          </table:table-cell>
          <table:table-cell table:formula="of:=[$'Defaults, 1 thread'.$H$63]" office:value-type="float" office:value="604.49155077" calcext:value-type="float">
            <text:p>604.49</text:p>
          </table:table-cell>
          <table:table-cell table:formula="of:=[$'Defaults, mem emphasis'.$H$63]" office:value-type="float" office:value="444.1442" calcext:value-type="float">
            <text:p>444.14</text:p>
          </table:table-cell>
          <table:table-cell office:value-type="float" office:value="612.37073876" calcext:value-type="float">
            <text:p>612.37</text:p>
          </table:table-cell>
          <table:table-cell table:formula="of:=[$'Defaults, 1 thread, mem emphasis, warmstart'.$H$63]" office:value-type="float" office:value="603.07681828" calcext:value-type="float">
            <text:p>603.08</text:p>
          </table:table-cell>
          <table:table-cell office:value-type="float" office:value="579.48827986" calcext:value-type="float">
            <text:p>579.49</text:p>
          </table:table-cell>
          <table:table-cell office:value-type="float" office:value="584.56032874" calcext:value-type="float">
            <text:p>584.56</text:p>
          </table:table-cell>
          <table:table-cell table:number-columns-repeated="2"/>
          <table:table-cell table:formula="of:=IF([.C63]=&quot;NA&quot;; &quot;NA&quot;; [.C63]&gt;=MAX([.C63:.G63]))" office:value-type="string" office:string-value="NA" calcext:value-type="string">
            <text:p>NA</text:p>
          </table:table-cell>
          <table:table-cell table:formula="of:=IF([.D63] = &quot;NA&quot;; &quot;NA&quot;; [.D63]&gt;=MAX([.C63:.G63]))" office:value-type="boolean" office:boolean-value="false" calcext:value-type="boolean">
            <text:p>FALSE</text:p>
          </table:table-cell>
          <table:table-cell table:formula="of:=IF([.E63] = &quot;NA&quot;; &quot;NA&quot;; [.E63]&gt;=MAX([.C63:.G63]))" office:value-type="boolean" office:boolean-value="false" calcext:value-type="boolean">
            <text:p>FALSE</text:p>
          </table:table-cell>
          <table:table-cell table:formula="of:=IF([.F63]=&quot;NA&quot;; &quot;NA&quot;; [.F63]&gt;=MAX([.C63:.G63]))" office:value-type="boolean" office:boolean-value="true" calcext:value-type="boolean">
            <text:p>TRUE</text:p>
          </table:table-cell>
          <table:table-cell table:formula="of:=IF([.G63] = &quot;NA&quot;; &quot;NA&quot;; [.G63]&gt;=MAX([.C63:.G63]))" office:value-type="boolean" office:boolean-value="false" calcext:value-type="boolean">
            <text:p>FALSE</text:p>
          </table:table-cell>
          <table:table-cell table:formula="of:=IF([.H63] = &quot;NA&quot;; &quot;NA&quot;; [.H63]&gt;=MAX([.C63:.H63]))" office:value-type="boolean" office:boolean-value="false" calcext:value-type="boolean">
            <text:p>FALSE</text:p>
          </table:table-cell>
          <table:table-cell table:formula="of:=IF([.I63] = &quot;NA&quot;; &quot;NA&quot;; [.I63]&gt;=MAX([.C63:.I63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2</text:p>
          </table:table-cell>
          <table:table-cell/>
          <table:table-cell table:formula="of:=[$Defaults.$H$64]" office:value-type="string" office:string-value="NA" calcext:value-type="string">
            <text:p>NA</text:p>
          </table:table-cell>
          <table:table-cell table:formula="of:=[$'Defaults, 1 thread'.$H$64]" office:value-type="float" office:value="614.82167734" calcext:value-type="float">
            <text:p>614.82</text:p>
          </table:table-cell>
          <table:table-cell table:formula="of:=[$'Defaults, mem emphasis'.$H$64]" office:value-type="string" office:string-value="NA" calcext:value-type="string">
            <text:p>NA</text:p>
          </table:table-cell>
          <table:table-cell office:value-type="float" office:value="605.83715419" calcext:value-type="float">
            <text:p>605.84</text:p>
          </table:table-cell>
          <table:table-cell table:formula="of:=[$'Defaults, 1 thread, mem emphasis, warmstart'.$H$64]" office:value-type="float" office:value="604.80651858" calcext:value-type="float">
            <text:p>604.81</text:p>
          </table:table-cell>
          <table:table-cell office:value-type="float" office:value="602.84141107" calcext:value-type="float">
            <text:p>602.84</text:p>
          </table:table-cell>
          <table:table-cell office:value-type="float" office:value="600.60769889" calcext:value-type="float">
            <text:p>600.61</text:p>
          </table:table-cell>
          <table:table-cell table:number-columns-repeated="2"/>
          <table:table-cell table:formula="of:=IF([.C64]=&quot;NA&quot;; &quot;NA&quot;; [.C64]&gt;=MAX([.C64:.G64]))" office:value-type="string" office:string-value="NA" calcext:value-type="string">
            <text:p>NA</text:p>
          </table:table-cell>
          <table:table-cell table:formula="of:=IF([.D64] = &quot;NA&quot;; &quot;NA&quot;; [.D64]&gt;=MAX([.C64:.G64]))" office:value-type="boolean" office:boolean-value="true" calcext:value-type="boolean">
            <text:p>TRUE</text:p>
          </table:table-cell>
          <table:table-cell table:formula="of:=IF([.E64] = &quot;NA&quot;; &quot;NA&quot;; [.E64]&gt;=MAX([.C64:.G64]))" office:value-type="string" office:string-value="NA" calcext:value-type="string">
            <text:p>NA</text:p>
          </table:table-cell>
          <table:table-cell table:formula="of:=IF([.F64]=&quot;NA&quot;; &quot;NA&quot;; [.F64]&gt;=MAX([.C64:.G64]))" office:value-type="boolean" office:boolean-value="false" calcext:value-type="boolean">
            <text:p>FALSE</text:p>
          </table:table-cell>
          <table:table-cell table:formula="of:=IF([.G64] = &quot;NA&quot;; &quot;NA&quot;; [.G64]&gt;=MAX([.C64:.G64]))" office:value-type="boolean" office:boolean-value="false" calcext:value-type="boolean">
            <text:p>FALSE</text:p>
          </table:table-cell>
          <table:table-cell table:formula="of:=IF([.H64] = &quot;NA&quot;; &quot;NA&quot;; [.H64]&gt;=MAX([.C64:.H64]))" office:value-type="boolean" office:boolean-value="false" calcext:value-type="boolean">
            <text:p>FALSE</text:p>
          </table:table-cell>
          <table:table-cell table:formula="of:=IF([.I64] = &quot;NA&quot;; &quot;NA&quot;; [.I64]&gt;=MAX([.C64:.I64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3</text:p>
          </table:table-cell>
          <table:table-cell/>
          <table:table-cell table:formula="of:=[$Defaults.$H$65]" office:value-type="string" office:string-value="NA" calcext:value-type="string">
            <text:p>NA</text:p>
          </table:table-cell>
          <table:table-cell table:formula="of:=[$'Defaults, 1 thread'.$H$65]" office:value-type="float" office:value="606.24886867" calcext:value-type="float">
            <text:p>606.25</text:p>
          </table:table-cell>
          <table:table-cell table:formula="of:=[$'Defaults, mem emphasis'.$H$65]" office:value-type="float" office:value="454.3945" calcext:value-type="float">
            <text:p>454.39</text:p>
          </table:table-cell>
          <table:table-cell office:value-type="float" office:value="614.19803351" calcext:value-type="float">
            <text:p>614.20</text:p>
          </table:table-cell>
          <table:table-cell table:formula="of:=[$'Defaults, 1 thread, mem emphasis, warmstart'.$H$65]" office:value-type="float" office:value="586.03744779" calcext:value-type="float">
            <text:p>586.04</text:p>
          </table:table-cell>
          <table:table-cell office:value-type="float" office:value="593.18343578" calcext:value-type="float">
            <text:p>593.18</text:p>
          </table:table-cell>
          <table:table-cell office:value-type="float" office:value="584.77799107" calcext:value-type="float">
            <text:p>584.78</text:p>
          </table:table-cell>
          <table:table-cell table:number-columns-repeated="2"/>
          <table:table-cell table:formula="of:=IF([.C65]=&quot;NA&quot;; &quot;NA&quot;; [.C65]&gt;=MAX([.C65:.G65]))" office:value-type="string" office:string-value="NA" calcext:value-type="string">
            <text:p>NA</text:p>
          </table:table-cell>
          <table:table-cell table:formula="of:=IF([.D65] = &quot;NA&quot;; &quot;NA&quot;; [.D65]&gt;=MAX([.C65:.G65]))" office:value-type="boolean" office:boolean-value="false" calcext:value-type="boolean">
            <text:p>FALSE</text:p>
          </table:table-cell>
          <table:table-cell table:formula="of:=IF([.E65] = &quot;NA&quot;; &quot;NA&quot;; [.E65]&gt;=MAX([.C65:.G65]))" office:value-type="boolean" office:boolean-value="false" calcext:value-type="boolean">
            <text:p>FALSE</text:p>
          </table:table-cell>
          <table:table-cell table:formula="of:=IF([.F65]=&quot;NA&quot;; &quot;NA&quot;; [.F65]&gt;=MAX([.C65:.G65]))" office:value-type="boolean" office:boolean-value="true" calcext:value-type="boolean">
            <text:p>TRUE</text:p>
          </table:table-cell>
          <table:table-cell table:formula="of:=IF([.G65] = &quot;NA&quot;; &quot;NA&quot;; [.G65]&gt;=MAX([.C65:.G65]))" office:value-type="boolean" office:boolean-value="false" calcext:value-type="boolean">
            <text:p>FALSE</text:p>
          </table:table-cell>
          <table:table-cell table:formula="of:=IF([.H65] = &quot;NA&quot;; &quot;NA&quot;; [.H65]&gt;=MAX([.C65:.H65]))" office:value-type="boolean" office:boolean-value="false" calcext:value-type="boolean">
            <text:p>FALSE</text:p>
          </table:table-cell>
          <table:table-cell table:formula="of:=IF([.I65] = &quot;NA&quot;; &quot;NA&quot;; [.I65]&gt;=MAX([.C65:.I65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4</text:p>
          </table:table-cell>
          <table:table-cell/>
          <table:table-cell table:formula="of:=[$Defaults.$H$66]" office:value-type="string" office:string-value="NA" calcext:value-type="string">
            <text:p>NA</text:p>
          </table:table-cell>
          <table:table-cell table:formula="of:=[$'Defaults, 1 thread'.$H$66]" office:value-type="float" office:value="451.5042" calcext:value-type="float">
            <text:p>451.50</text:p>
          </table:table-cell>
          <table:table-cell table:formula="of:=[$'Defaults, mem emphasis'.$H$66]" office:value-type="string" office:string-value="NA" calcext:value-type="string">
            <text:p>NA</text:p>
          </table:table-cell>
          <table:table-cell office:value-type="float" office:value="604.29698492" calcext:value-type="float">
            <text:p>604.30</text:p>
          </table:table-cell>
          <table:table-cell table:formula="of:=[$'Defaults, 1 thread, mem emphasis, warmstart'.$H$66]" office:value-type="float" office:value="594.49199376" calcext:value-type="float">
            <text:p>594.49</text:p>
          </table:table-cell>
          <table:table-cell office:value-type="float" office:value="589.6646494" calcext:value-type="float">
            <text:p>589.66</text:p>
          </table:table-cell>
          <table:table-cell office:value-type="float" office:value="591.8546161" calcext:value-type="float">
            <text:p>591.85</text:p>
          </table:table-cell>
          <table:table-cell table:number-columns-repeated="2"/>
          <table:table-cell table:formula="of:=IF([.C66]=&quot;NA&quot;; &quot;NA&quot;; [.C66]&gt;=MAX([.C66:.G66]))" office:value-type="string" office:string-value="NA" calcext:value-type="string">
            <text:p>NA</text:p>
          </table:table-cell>
          <table:table-cell table:formula="of:=IF([.D66] = &quot;NA&quot;; &quot;NA&quot;; [.D66]&gt;=MAX([.C66:.G66]))" office:value-type="boolean" office:boolean-value="false" calcext:value-type="boolean">
            <text:p>FALSE</text:p>
          </table:table-cell>
          <table:table-cell table:formula="of:=IF([.E66] = &quot;NA&quot;; &quot;NA&quot;; [.E66]&gt;=MAX([.C66:.G66]))" office:value-type="string" office:string-value="NA" calcext:value-type="string">
            <text:p>NA</text:p>
          </table:table-cell>
          <table:table-cell table:formula="of:=IF([.F66]=&quot;NA&quot;; &quot;NA&quot;; [.F66]&gt;=MAX([.C66:.G66]))" office:value-type="boolean" office:boolean-value="true" calcext:value-type="boolean">
            <text:p>TRUE</text:p>
          </table:table-cell>
          <table:table-cell table:formula="of:=IF([.G66] = &quot;NA&quot;; &quot;NA&quot;; [.G66]&gt;=MAX([.C66:.G66]))" office:value-type="boolean" office:boolean-value="false" calcext:value-type="boolean">
            <text:p>FALSE</text:p>
          </table:table-cell>
          <table:table-cell table:formula="of:=IF([.H66] = &quot;NA&quot;; &quot;NA&quot;; [.H66]&gt;=MAX([.C66:.H66]))" office:value-type="boolean" office:boolean-value="false" calcext:value-type="boolean">
            <text:p>FALSE</text:p>
          </table:table-cell>
          <table:table-cell table:formula="of:=IF([.I66] = &quot;NA&quot;; &quot;NA&quot;; [.I66]&gt;=MAX([.C66:.I66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5</text:p>
          </table:table-cell>
          <table:table-cell/>
          <table:table-cell table:formula="of:=[$Defaults.$H$67]" office:value-type="string" office:string-value="NA" calcext:value-type="string">
            <text:p>NA</text:p>
          </table:table-cell>
          <table:table-cell table:formula="of:=[$'Defaults, 1 thread'.$H$67]" office:value-type="float" office:value="627.81136575" calcext:value-type="float">
            <text:p>627.81</text:p>
          </table:table-cell>
          <table:table-cell table:formula="of:=[$'Defaults, mem emphasis'.$H$67]" office:value-type="float" office:value="439.1099" calcext:value-type="float">
            <text:p>439.11</text:p>
          </table:table-cell>
          <table:table-cell office:value-type="float" office:value="633.65832487" calcext:value-type="float">
            <text:p>633.66</text:p>
          </table:table-cell>
          <table:table-cell table:formula="of:=[$'Defaults, 1 thread, mem emphasis, warmstart'.$H$67]" office:value-type="float" office:value="608.34065952" calcext:value-type="float">
            <text:p>608.34</text:p>
          </table:table-cell>
          <table:table-cell office:value-type="float" office:value="613.69758244" calcext:value-type="float">
            <text:p>613.70</text:p>
          </table:table-cell>
          <table:table-cell office:value-type="float" office:value="616.47761313" calcext:value-type="float">
            <text:p>616.48</text:p>
          </table:table-cell>
          <table:table-cell table:number-columns-repeated="2"/>
          <table:table-cell table:formula="of:=IF([.C67]=&quot;NA&quot;; &quot;NA&quot;; [.C67]&gt;=MAX([.C67:.G67]))" office:value-type="string" office:string-value="NA" calcext:value-type="string">
            <text:p>NA</text:p>
          </table:table-cell>
          <table:table-cell table:formula="of:=IF([.D67] = &quot;NA&quot;; &quot;NA&quot;; [.D67]&gt;=MAX([.C67:.G67]))" office:value-type="boolean" office:boolean-value="false" calcext:value-type="boolean">
            <text:p>FALSE</text:p>
          </table:table-cell>
          <table:table-cell table:formula="of:=IF([.E67] = &quot;NA&quot;; &quot;NA&quot;; [.E67]&gt;=MAX([.C67:.G67]))" office:value-type="boolean" office:boolean-value="false" calcext:value-type="boolean">
            <text:p>FALSE</text:p>
          </table:table-cell>
          <table:table-cell table:formula="of:=IF([.F67]=&quot;NA&quot;; &quot;NA&quot;; [.F67]&gt;=MAX([.C67:.G67]))" office:value-type="boolean" office:boolean-value="true" calcext:value-type="boolean">
            <text:p>TRUE</text:p>
          </table:table-cell>
          <table:table-cell table:formula="of:=IF([.G67] = &quot;NA&quot;; &quot;NA&quot;; [.G67]&gt;=MAX([.C67:.G67]))" office:value-type="boolean" office:boolean-value="false" calcext:value-type="boolean">
            <text:p>FALSE</text:p>
          </table:table-cell>
          <table:table-cell table:formula="of:=IF([.H67] = &quot;NA&quot;; &quot;NA&quot;; [.H67]&gt;=MAX([.C67:.H67]))" office:value-type="boolean" office:boolean-value="false" calcext:value-type="boolean">
            <text:p>FALSE</text:p>
          </table:table-cell>
          <table:table-cell table:formula="of:=IF([.I67] = &quot;NA&quot;; &quot;NA&quot;; [.I67]&gt;=MAX([.C67:.I67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6</text:p>
          </table:table-cell>
          <table:table-cell/>
          <table:table-cell table:formula="of:=[$Defaults.$H$68]" office:value-type="string" office:string-value="NA" calcext:value-type="string">
            <text:p>NA</text:p>
          </table:table-cell>
          <table:table-cell table:formula="of:=[$'Defaults, 1 thread'.$H$68]" office:value-type="float" office:value="607.62924792" calcext:value-type="float">
            <text:p>607.63</text:p>
          </table:table-cell>
          <table:table-cell table:formula="of:=[$'Defaults, mem emphasis'.$H$68]" office:value-type="string" office:string-value="NA" calcext:value-type="string">
            <text:p>NA</text:p>
          </table:table-cell>
          <table:table-cell office:value-type="float" office:value="621.46004183" calcext:value-type="float">
            <text:p>621.46</text:p>
          </table:table-cell>
          <table:table-cell table:formula="of:=[$'Defaults, 1 thread, mem emphasis, warmstart'.$H$68]" office:value-type="float" office:value="587.73232426" calcext:value-type="float">
            <text:p>587.73</text:p>
          </table:table-cell>
          <table:table-cell office:value-type="float" office:value="580.93373979" calcext:value-type="float">
            <text:p>580.93</text:p>
          </table:table-cell>
          <table:table-cell office:value-type="float" office:value="583.48793816" calcext:value-type="float">
            <text:p>583.49</text:p>
          </table:table-cell>
          <table:table-cell table:number-columns-repeated="2"/>
          <table:table-cell table:formula="of:=IF([.C68]=&quot;NA&quot;; &quot;NA&quot;; [.C68]&gt;=MAX([.C68:.G68]))" office:value-type="string" office:string-value="NA" calcext:value-type="string">
            <text:p>NA</text:p>
          </table:table-cell>
          <table:table-cell table:formula="of:=IF([.D68] = &quot;NA&quot;; &quot;NA&quot;; [.D68]&gt;=MAX([.C68:.G68]))" office:value-type="boolean" office:boolean-value="false" calcext:value-type="boolean">
            <text:p>FALSE</text:p>
          </table:table-cell>
          <table:table-cell table:formula="of:=IF([.E68] = &quot;NA&quot;; &quot;NA&quot;; [.E68]&gt;=MAX([.C68:.G68]))" office:value-type="string" office:string-value="NA" calcext:value-type="string">
            <text:p>NA</text:p>
          </table:table-cell>
          <table:table-cell table:formula="of:=IF([.F68]=&quot;NA&quot;; &quot;NA&quot;; [.F68]&gt;=MAX([.C68:.G68]))" office:value-type="boolean" office:boolean-value="true" calcext:value-type="boolean">
            <text:p>TRUE</text:p>
          </table:table-cell>
          <table:table-cell table:formula="of:=IF([.G68] = &quot;NA&quot;; &quot;NA&quot;; [.G68]&gt;=MAX([.C68:.G68]))" office:value-type="boolean" office:boolean-value="false" calcext:value-type="boolean">
            <text:p>FALSE</text:p>
          </table:table-cell>
          <table:table-cell table:formula="of:=IF([.H68] = &quot;NA&quot;; &quot;NA&quot;; [.H68]&gt;=MAX([.C68:.H68]))" office:value-type="boolean" office:boolean-value="false" calcext:value-type="boolean">
            <text:p>FALSE</text:p>
          </table:table-cell>
          <table:table-cell table:formula="of:=IF([.I68] = &quot;NA&quot;; &quot;NA&quot;; [.I68]&gt;=MAX([.C68:.I68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7</text:p>
          </table:table-cell>
          <table:table-cell/>
          <table:table-cell table:formula="of:=[$Defaults.$H$69]" office:value-type="string" office:string-value="NA" calcext:value-type="string">
            <text:p>NA</text:p>
          </table:table-cell>
          <table:table-cell table:formula="of:=[$'Defaults, 1 thread'.$H$69]" office:value-type="float" office:value="603.48348182" calcext:value-type="float">
            <text:p>603.48</text:p>
          </table:table-cell>
          <table:table-cell table:formula="of:=[$'Defaults, mem emphasis'.$H$69]" office:value-type="float" office:value="449.1066" calcext:value-type="float">
            <text:p>449.11</text:p>
          </table:table-cell>
          <table:table-cell office:value-type="float" office:value="600.54236249" calcext:value-type="float">
            <text:p>600.54</text:p>
          </table:table-cell>
          <table:table-cell table:formula="of:=[$'Defaults, 1 thread, mem emphasis, warmstart'.$H$69]" office:value-type="float" office:value="602.42373225" calcext:value-type="float">
            <text:p>602.42</text:p>
          </table:table-cell>
          <table:table-cell office:value-type="float" office:value="605.02649639" calcext:value-type="float">
            <text:p>605.03</text:p>
          </table:table-cell>
          <table:table-cell office:value-type="float" office:value="604.84707925" calcext:value-type="float">
            <text:p>604.85</text:p>
          </table:table-cell>
          <table:table-cell table:number-columns-repeated="2"/>
          <table:table-cell table:formula="of:=IF([.C69]=&quot;NA&quot;; &quot;NA&quot;; [.C69]&gt;=MAX([.C69:.G69]))" office:value-type="string" office:string-value="NA" calcext:value-type="string">
            <text:p>NA</text:p>
          </table:table-cell>
          <table:table-cell table:formula="of:=IF([.D69] = &quot;NA&quot;; &quot;NA&quot;; [.D69]&gt;=MAX([.C69:.G69]))" office:value-type="boolean" office:boolean-value="true" calcext:value-type="boolean">
            <text:p>TRUE</text:p>
          </table:table-cell>
          <table:table-cell table:formula="of:=IF([.E69] = &quot;NA&quot;; &quot;NA&quot;; [.E69]&gt;=MAX([.C69:.G69]))" office:value-type="boolean" office:boolean-value="false" calcext:value-type="boolean">
            <text:p>FALSE</text:p>
          </table:table-cell>
          <table:table-cell table:formula="of:=IF([.F69]=&quot;NA&quot;; &quot;NA&quot;; [.F69]&gt;=MAX([.C69:.G69]))" office:value-type="boolean" office:boolean-value="false" calcext:value-type="boolean">
            <text:p>FALSE</text:p>
          </table:table-cell>
          <table:table-cell table:formula="of:=IF([.G69] = &quot;NA&quot;; &quot;NA&quot;; [.G69]&gt;=MAX([.C69:.G69]))" office:value-type="boolean" office:boolean-value="false" calcext:value-type="boolean">
            <text:p>FALSE</text:p>
          </table:table-cell>
          <table:table-cell table:formula="of:=IF([.H69] = &quot;NA&quot;; &quot;NA&quot;; [.H69]&gt;=MAX([.C69:.H69]))" office:value-type="boolean" office:boolean-value="true" calcext:value-type="boolean">
            <text:p>TRUE</text:p>
          </table:table-cell>
          <table:table-cell table:formula="of:=IF([.I69] = &quot;NA&quot;; &quot;NA&quot;; [.I69]&gt;=MAX([.C69:.I69]))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00_8</text:p>
          </table:table-cell>
          <table:table-cell/>
          <table:table-cell table:formula="of:=[$Defaults.$H$70]" office:value-type="string" office:string-value="NA" calcext:value-type="string">
            <text:p>NA</text:p>
          </table:table-cell>
          <table:table-cell table:formula="of:=[$'Defaults, 1 thread'.$H$70]" office:value-type="float" office:value="616.67892015" calcext:value-type="float">
            <text:p>616.68</text:p>
          </table:table-cell>
          <table:table-cell table:formula="of:=[$'Defaults, mem emphasis'.$H$70]" office:value-type="float" office:value="461.9033" calcext:value-type="float">
            <text:p>461.90</text:p>
          </table:table-cell>
          <table:table-cell office:value-type="float" office:value="618.73534749" calcext:value-type="float">
            <text:p>618.74</text:p>
          </table:table-cell>
          <table:table-cell table:formula="of:=[$'Defaults, 1 thread, mem emphasis, warmstart'.$H$70]" office:value-type="float" office:value="592.07102324" calcext:value-type="float">
            <text:p>592.07</text:p>
          </table:table-cell>
          <table:table-cell office:value-type="float" office:value="618.84345632" calcext:value-type="float">
            <text:p>618.84</text:p>
          </table:table-cell>
          <table:table-cell office:value-type="float" office:value="618.30116576" calcext:value-type="float">
            <text:p>618.30</text:p>
          </table:table-cell>
          <table:table-cell table:number-columns-repeated="2"/>
          <table:table-cell table:formula="of:=IF([.C70]=&quot;NA&quot;; &quot;NA&quot;; [.C70]&gt;=MAX([.C70:.G70]))" office:value-type="string" office:string-value="NA" calcext:value-type="string">
            <text:p>NA</text:p>
          </table:table-cell>
          <table:table-cell table:formula="of:=IF([.D70] = &quot;NA&quot;; &quot;NA&quot;; [.D70]&gt;=MAX([.C70:.G70]))" office:value-type="boolean" office:boolean-value="false" calcext:value-type="boolean">
            <text:p>FALSE</text:p>
          </table:table-cell>
          <table:table-cell table:formula="of:=IF([.E70] = &quot;NA&quot;; &quot;NA&quot;; [.E70]&gt;=MAX([.C70:.G70]))" office:value-type="boolean" office:boolean-value="false" calcext:value-type="boolean">
            <text:p>FALSE</text:p>
          </table:table-cell>
          <table:table-cell table:formula="of:=IF([.F70]=&quot;NA&quot;; &quot;NA&quot;; [.F70]&gt;=MAX([.C70:.G70]))" office:value-type="boolean" office:boolean-value="true" calcext:value-type="boolean">
            <text:p>TRUE</text:p>
          </table:table-cell>
          <table:table-cell table:formula="of:=IF([.G70] = &quot;NA&quot;; &quot;NA&quot;; [.G70]&gt;=MAX([.C70:.G70]))" office:value-type="boolean" office:boolean-value="false" calcext:value-type="boolean">
            <text:p>FALSE</text:p>
          </table:table-cell>
          <table:table-cell table:formula="of:=IF([.H70] = &quot;NA&quot;; &quot;NA&quot;; [.H70]&gt;=MAX([.C70:.H70]))" office:value-type="boolean" office:boolean-value="true" calcext:value-type="boolean">
            <text:p>TRUE</text:p>
          </table:table-cell>
          <table:table-cell table:formula="of:=IF([.I70] = &quot;NA&quot;; &quot;NA&quot;; [.I70]&gt;=MAX([.C70:.I7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0.2209in" svg:y="12.1386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formula="of:=SUM([.L63:.L72])" office:value-type="float" office:value="0" calcext:value-type="float">
            <text:p>0</text:p>
          </table:table-cell>
          <table:table-cell table:formula="of:=SUM([.M63:.M72])" office:value-type="float" office:value="4" calcext:value-type="float">
            <text:p>4</text:p>
          </table:table-cell>
          <table:table-cell table:formula="of:=SUM([.N63:.N72])" office:value-type="float" office:value="0" calcext:value-type="float">
            <text:p>0</text:p>
          </table:table-cell>
          <table:table-cell table:formula="of:=SUM([.O63:.O72])" office:value-type="float" office:value="6" calcext:value-type="float">
            <text:p>6</text:p>
          </table:table-cell>
          <table:table-cell table:formula="of:=SUM([.P63:.P72])" office:value-type="float" office:value="0" calcext:value-type="float">
            <text:p>0</text:p>
          </table:table-cell>
          <table:table-cell table:formula="of:=SUM([.Q63:.Q72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00_9</text:p>
          </table:table-cell>
          <table:table-cell/>
          <table:table-cell table:formula="of:=[$Defaults.$H$71]" office:value-type="string" office:string-value="NA" calcext:value-type="string">
            <text:p>NA</text:p>
          </table:table-cell>
          <table:table-cell table:formula="of:=[$'Defaults, 1 thread'.$H$71]" office:value-type="float" office:value="668.15929571" calcext:value-type="float">
            <text:p>668.16</text:p>
          </table:table-cell>
          <table:table-cell table:formula="of:=[$'Defaults, mem emphasis'.$H$71]" office:value-type="float" office:value="459.3027" calcext:value-type="float">
            <text:p>459.30</text:p>
          </table:table-cell>
          <table:table-cell office:value-type="float" office:value="662.70439854" calcext:value-type="float">
            <text:p>662.70</text:p>
          </table:table-cell>
          <table:table-cell table:formula="of:=[$'Defaults, 1 thread, mem emphasis, warmstart'.$H$71]" office:value-type="float" office:value="644.86216632" calcext:value-type="float">
            <text:p>644.86</text:p>
          </table:table-cell>
          <table:table-cell office:value-type="float" office:value="630.22042665" calcext:value-type="float">
            <text:p>630.22</text:p>
          </table:table-cell>
          <table:table-cell office:value-type="float" office:value="637.39937913" calcext:value-type="float">
            <text:p>637.40</text:p>
          </table:table-cell>
          <table:table-cell table:number-columns-repeated="2"/>
          <table:table-cell table:formula="of:=IF([.C71]=&quot;NA&quot;; &quot;NA&quot;; [.C71]&gt;=MAX([.C71:.G71]))" office:value-type="string" office:string-value="NA" calcext:value-type="string">
            <text:p>NA</text:p>
          </table:table-cell>
          <table:table-cell table:formula="of:=IF([.D71] = &quot;NA&quot;; &quot;NA&quot;; [.D71]&gt;=MAX([.C71:.G71]))" office:value-type="boolean" office:boolean-value="true" calcext:value-type="boolean">
            <text:p>TRUE</text:p>
          </table:table-cell>
          <table:table-cell table:formula="of:=IF([.E71] = &quot;NA&quot;; &quot;NA&quot;; [.E71]&gt;=MAX([.C71:.G71]))" office:value-type="boolean" office:boolean-value="false" calcext:value-type="boolean">
            <text:p>FALSE</text:p>
          </table:table-cell>
          <table:table-cell table:formula="of:=IF([.F71]=&quot;NA&quot;; &quot;NA&quot;; [.F71]&gt;=MAX([.C71:.G71]))" office:value-type="boolean" office:boolean-value="false" calcext:value-type="boolean">
            <text:p>FALSE</text:p>
          </table:table-cell>
          <table:table-cell table:formula="of:=IF([.G71] = &quot;NA&quot;; &quot;NA&quot;; [.G71]&gt;=MAX([.C71:.G71]))" office:value-type="boolean" office:boolean-value="false" calcext:value-type="boolean">
            <text:p>FALSE</text:p>
          </table:table-cell>
          <table:table-cell table:formula="of:=IF([.H71] = &quot;NA&quot;; &quot;NA&quot;; [.H71]&gt;=MAX([.C71:.H71]))" office:value-type="boolean" office:boolean-value="false" calcext:value-type="boolean">
            <text:p>FALSE</text:p>
          </table:table-cell>
          <table:table-cell table:formula="of:=IF([.I71] = &quot;NA&quot;; &quot;NA&quot;; [.I71]&gt;=MAX([.C71:.I7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U70]*10/70" office:value-type="float" office:value="0" calcext:value-type="float">
            <text:p>0.0</text:p>
          </table:table-cell>
          <table:table-cell table:style-name="ce71" table:formula="of:=[.V70]*10/70" office:value-type="float" office:value="0.571428571428571" calcext:value-type="float">
            <text:p>0.6</text:p>
          </table:table-cell>
          <table:table-cell table:style-name="ce71" table:formula="of:=[.W70]*10/70" office:value-type="float" office:value="0" calcext:value-type="float">
            <text:p>0.0</text:p>
          </table:table-cell>
          <table:table-cell table:style-name="ce71" table:formula="of:=[.X70]*10/70" office:value-type="float" office:value="0.857142857142857" calcext:value-type="float">
            <text:p>0.9</text:p>
          </table:table-cell>
          <table:table-cell table:style-name="ce71" table:formula="of:=[.Y70]*10/70" office:value-type="float" office:value="0" calcext:value-type="float">
            <text:p>0.0</text:p>
          </table:table-cell>
          <table:table-cell table:style-name="ce71" table:formula="of:=[.Z70]*10/70" office:value-type="float" office:value="0.285714285714286" calcext:value-type="float">
            <text:p>0.3</text:p>
          </table:table-cell>
          <table:table-cell table:number-columns-repeated="998"/>
        </table:table-row>
        <table:table-row table:style-name="ro1">
          <table:table-cell table:style-name="ce36" office:value-type="string" calcext:value-type="string">
            <text:p>300_10</text:p>
          </table:table-cell>
          <table:table-cell table:style-name="ce36"/>
          <table:table-cell table:style-name="ce50" table:formula="of:=[$Defaults.$H$72]" office:value-type="float" office:value="441.4092" calcext:value-type="float">
            <text:p>441.41</text:p>
          </table:table-cell>
          <table:table-cell table:style-name="ce50" table:formula="of:=[$'Defaults, 1 thread'.$H$72]" office:value-type="float" office:value="638.92243293" calcext:value-type="float">
            <text:p>638.92</text:p>
          </table:table-cell>
          <table:table-cell table:style-name="ce50" table:formula="of:=[$'Defaults, mem emphasis'.$H$72]" office:value-type="float" office:value="441.4092" calcext:value-type="float">
            <text:p>441.41</text:p>
          </table:table-cell>
          <table:table-cell table:style-name="ce50" office:value-type="float" office:value="633.7575027" calcext:value-type="float">
            <text:p>633.76</text:p>
          </table:table-cell>
          <table:table-cell table:style-name="ce50" table:formula="of:=[$'Defaults, 1 thread, mem emphasis, warmstart'.$H$72]" office:value-type="float" office:value="622.03709879" calcext:value-type="float">
            <text:p>622.04</text:p>
          </table:table-cell>
          <table:table-cell table:style-name="ce50" office:value-type="float" office:value="617.57667548" calcext:value-type="float">
            <text:p>617.58</text:p>
          </table:table-cell>
          <table:table-cell table:style-name="ce50" office:value-type="float" office:value="621.00921487" calcext:value-type="float">
            <text:p>621.01</text:p>
          </table:table-cell>
          <table:table-cell table:style-name="ce36" table:number-columns-repeated="2"/>
          <table:table-cell table:style-name="ce70" table:formula="of:=IF([.C72]=&quot;NA&quot;; &quot;NA&quot;; [.C72]&gt;=MAX([.C72:.G72]))" office:value-type="boolean" office:boolean-value="false" calcext:value-type="boolean">
            <text:p>FALSE</text:p>
          </table:table-cell>
          <table:table-cell table:style-name="ce70" table:formula="of:=IF([.D72] = &quot;NA&quot;; &quot;NA&quot;; [.D72]&gt;=MAX([.C72:.G72]))" office:value-type="boolean" office:boolean-value="true" calcext:value-type="boolean">
            <text:p>TRUE</text:p>
          </table:table-cell>
          <table:table-cell table:style-name="ce70" table:formula="of:=IF([.E72] = &quot;NA&quot;; &quot;NA&quot;; [.E72]&gt;=MAX([.C72:.G72]))" office:value-type="boolean" office:boolean-value="false" calcext:value-type="boolean">
            <text:p>FALSE</text:p>
          </table:table-cell>
          <table:table-cell table:style-name="ce70" table:formula="of:=IF([.F72]=&quot;NA&quot;; &quot;NA&quot;; [.F72]&gt;=MAX([.C72:.G72]))" office:value-type="boolean" office:boolean-value="false" calcext:value-type="boolean">
            <text:p>FALSE</text:p>
          </table:table-cell>
          <table:table-cell table:style-name="ce70" table:formula="of:=IF([.G72] = &quot;NA&quot;; &quot;NA&quot;; [.G72]&gt;=MAX([.C72:.G72]))" office:value-type="boolean" office:boolean-value="false" calcext:value-type="boolean">
            <text:p>FALSE</text:p>
          </table:table-cell>
          <table:table-cell table:style-name="ce70" table:formula="of:=IF([.H72] = &quot;NA&quot;; &quot;NA&quot;; [.H72]&gt;=MAX([.C72:.H72]))" office:value-type="boolean" office:boolean-value="false" calcext:value-type="boolean">
            <text:p>FALSE</text:p>
          </table:table-cell>
          <table:table-cell table:style-name="ce70" table:formula="of:=IF([.I72] = &quot;NA&quot;; &quot;NA&quot;; [.I72]&gt;=MAX([.C72:.I7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63:.C72];&quot;=NA&quot;)" office:value-type="float" office:value="9" calcext:value-type="float">
            <text:p>9</text:p>
          </table:table-cell>
          <table:table-cell table:style-name="ce72" table:formula="of:=COUNTIF([.D63:.D72];&quot;=NA&quot;)" office:value-type="float" office:value="0" calcext:value-type="float">
            <text:p>0</text:p>
          </table:table-cell>
          <table:table-cell table:style-name="ce72" table:formula="of:=COUNTIF([.E63:.E72];&quot;=NA&quot;)" office:value-type="float" office:value="3" calcext:value-type="float">
            <text:p>3</text:p>
          </table:table-cell>
          <table:table-cell table:style-name="ce72" table:formula="of:=COUNTIF([.F63:.F72];&quot;=NA&quot;)" office:value-type="float" office:value="0" calcext:value-type="float">
            <text:p>0</text:p>
          </table:table-cell>
          <table:table-cell table:style-name="ce72" table:formula="of:=COUNTIF([.G63:.G72];&quot;=NA&quot;)" office:value-type="float" office:value="0" calcext:value-type="float">
            <text:p>0</text:p>
          </table:table-cell>
          <table:table-cell table:style-name="ce72" table:formula="of:=COUNTIF([.H63:.H72];&quot;=NA&quot;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56" office:value-type="string" calcext:value-type="string">
            <office:annotation draw:style-name="gr1" draw:text-style-name="P2" svg:width="1.1413in" svg:height="1.0122in" svg:x="11.2047in" svg:y="12.8496in" draw:caption-point-x="-0.2402in" draw:caption-point-y="0.5945in">
              <dc:date>2021-08-14T00:00:00</dc:date>
              <text:p text:style-name="P1">Number of instances that the configuration provides the strongest lower bound.</text:p>
            </office:annotation>
            <text:p>SUM</text:p>
          </table:table-cell>
          <table:table-cell table:style-name="Default" table:formula="of:=COUNTIF([.L3:.L72]; &quot;=TRUE&quot;)" office:value-type="float" office:value="22" calcext:value-type="float">
            <text:p>22</text:p>
          </table:table-cell>
          <table:table-cell table:style-name="Default" table:formula="of:=COUNTIF([.M3:.M72]; &quot;=TRUE&quot;)" office:value-type="float" office:value="23" calcext:value-type="float">
            <text:p>23</text:p>
          </table:table-cell>
          <table:table-cell table:style-name="Default" table:formula="of:=COUNTIF([.N3:.N72]; &quot;=TRUE&quot;)" office:value-type="float" office:value="21" calcext:value-type="float">
            <text:p>21</text:p>
          </table:table-cell>
          <table:table-cell table:style-name="Default" table:formula="of:=COUNTIF([.O3:.O72]; &quot;=TRUE&quot;)" office:value-type="float" office:value="22" calcext:value-type="float">
            <text:p>22</text:p>
          </table:table-cell>
          <table:table-cell table:style-name="Default" table:formula="of:=COUNTIF([.P3:.P72]; &quot;=TRUE&quot;)" office:value-type="float" office:value="38" calcext:value-type="float">
            <text:p>38</text:p>
          </table:table-cell>
          <table:table-cell table:style-name="Default" table:formula="of:=COUNTIF([.Q3:.Q72]; &quot;=TRUE&quot;)" office:value-type="float" office:value="24" calcext:value-type="float">
            <text:p>24</text:p>
          </table:table-cell>
          <table:table-cell table:style-name="Default" table:formula="of:=COUNTIF([.R3:.R72]; &quot;=TRUE&quot;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63" office:value-type="string" calcext:value-type="string">
            <text:p>%</text:p>
          </table:table-cell>
          <table:table-cell table:style-name="ce71" table:formula="of:=[.L74]*100/70" office:value-type="float" office:value="31.4285714285714" calcext:value-type="float">
            <text:p>31.4</text:p>
          </table:table-cell>
          <table:table-cell table:style-name="ce71" table:formula="of:=[.M74]*100/70" office:value-type="float" office:value="32.8571428571429" calcext:value-type="float">
            <text:p>32.9</text:p>
          </table:table-cell>
          <table:table-cell table:style-name="ce71" table:formula="of:=[.N74]*100/70" office:value-type="float" office:value="30" calcext:value-type="float">
            <text:p>30.0</text:p>
          </table:table-cell>
          <table:table-cell table:style-name="ce71" table:formula="of:=[.O74]*100/70" office:value-type="float" office:value="31.4285714285714" calcext:value-type="float">
            <text:p>31.4</text:p>
          </table:table-cell>
          <table:table-cell table:style-name="ce71" table:formula="of:=[.P74]*100/70" office:value-type="float" office:value="54.2857142857143" calcext:value-type="float">
            <text:p>54.3</text:p>
          </table:table-cell>
          <table:table-cell table:style-name="ce71" table:formula="of:=[.Q74]*100/70" office:value-type="float" office:value="34.2857142857143" calcext:value-type="float">
            <text:p>34.3</text:p>
          </table:table-cell>
          <table:table-cell table:style-name="ce71" table:formula="of:=[.R74]*100/70" office:value-type="float" office:value="21.4285714285714" calcext:value-type="float">
            <text:p>21.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C3:.C72]; &quot;=NA&quot;)" office:value-type="float" office:value="9" calcext:value-type="float">
            <text:p>9</text:p>
          </table:table-cell>
          <table:table-cell table:style-name="ce72" table:formula="of:=COUNTIF([.D3:.D72]; &quot;=NA&quot;)" office:value-type="float" office:value="0" calcext:value-type="float">
            <text:p>0</text:p>
          </table:table-cell>
          <table:table-cell table:style-name="ce72" table:formula="of:=COUNTIF([.E3:.E72]; &quot;=NA&quot;)" office:value-type="float" office:value="3" calcext:value-type="float">
            <text:p>3</text:p>
          </table:table-cell>
          <table:table-cell table:style-name="ce72" table:formula="of:=COUNTIF([.F3:.F72]; &quot;=NA&quot;)" office:value-type="float" office:value="0" calcext:value-type="float">
            <text:p>0</text:p>
          </table:table-cell>
          <table:table-cell table:style-name="ce72" table:formula="of:=COUNTIF([.G3:.G72]; &quot;=NA&quot;)" office:value-type="float" office:value="0" calcext:value-type="float">
            <text:p>0</text:p>
          </table:table-cell>
          <table:table-cell table:style-name="ce72" table:formula="of:=COUNTIF([.H3:.H72]; &quot;=NA&quot;)" office:value-type="float" office:value="0" calcext:value-type="float">
            <text:p>0</text:p>
          </table:table-cell>
          <table:table-cell table:style-name="ce72" table:formula="of:=COUNTIF([.I3:.I72]; &quot;=NA&quot;)" office:value-type="float" office:value="0" calcext:value-type="float">
            <text:p>0</text:p>
          </table:table-cell>
          <table:table-cell table:number-columns-repeated="1006"/>
        </table:table-row>
        <calcext:conditional-formats>
          <calcext:conditional-format calcext:target-range-address="'Comparison of LB'.C3:'Comparison of LB'.I72">
            <calcext:condition calcext:apply-style-name="BoldFont" calcext:value="&gt;=MAX([.$C3];[.$D3];[.$E3];[.$F3];[.$G3];[.$H3];[.$I3])" calcext:base-cell-address="'Comparison of LB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4:31:54.627971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08-14T15:33:42.769829508</dc:date>
    <meta:editing-duration>PT1H18M15S</meta:editing-duration>
    <meta:editing-cycles>40</meta:editing-cycles>
    <meta:document-statistic meta:table-count="8" meta:cell-count="5961" meta:object-count="0"/>
  </office:meta>
</office:document-meta>
</file>